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Courier New" fo:font-size="10pt" fo:font-weight="normal" fo:background-color="#ffffff" style:font-size-asian="10pt" style:font-weight-asian="normal"/>
    </style:style>
    <style:style style:name="P2" style:family="paragraph" style:parent-style-name="Standard">
      <style:text-properties fo:color="#000000" loext:opacity="100%" style:font-name="Courier New" fo:font-size="10pt" fo:background-color="#ffffff" style:font-size-asian="10pt"/>
    </style:style>
    <style:style style:name="P3" style:family="paragraph" style:parent-style-name="Standard">
      <style:text-properties officeooo:rsid="004c20a7"/>
    </style:style>
    <style:style style:name="P4" style:family="paragraph" style:parent-style-name="Standard">
      <style:text-properties fo:color="#000000" loext:opacity="100%" style:font-name="Courier New" fo:font-size="10pt" fo:background-color="#ffffff" style:font-size-asian="10pt"/>
    </style:style>
    <style:style style:name="P5" style:family="paragraph" style:parent-style-name="Standard">
      <style:text-properties fo:color="#000000" loext:opacity="100%" style:font-name="Courier New" fo:font-size="10pt" fo:font-weight="normal" fo:background-color="#ffffff" style:font-size-asian="10pt" style:font-weight-asian="normal"/>
    </style:style>
    <style:style style:name="T1" style:family="text">
      <style:text-properties fo:color="#000000" loext:opacity="100%" style:font-name="Courier New" fo:font-size="10pt" fo:font-weight="normal" fo:background-color="#ffffff" loext:char-shading-value="0" style:font-size-asian="10pt" style:font-weight-asian="normal"/>
    </style:style>
    <style:style style:name="T2" style:family="text">
      <style:text-properties fo:color="#000000" loext:opacity="100%" style:font-name="Courier New" fo:font-size="10pt" fo:font-weight="normal" fo:background-color="#ffffff" loext:char-shading-value="0" style:font-size-asian="10pt" style:font-weight-asian="normal"/>
    </style:style>
    <style:style style:name="T3" style:family="text">
      <style:text-properties fo:color="#000000" loext:opacity="100%" style:font-name="Courier New" fo:font-size="10pt" fo:background-color="#ffffff" loext:char-shading-value="0" style:font-size-asian="10pt"/>
    </style:style>
    <style:style style:name="T4" style:family="text">
      <style:text-properties fo:color="#000000" loext:opacity="100%" style:font-name="Courier New" fo:font-size="10pt" fo:background-color="#ffffff" loext:char-shading-value="0" style:font-size-asian="10pt"/>
    </style:style>
    <style:style style:name="T5" style:family="text">
      <style:text-properties fo:color="#0000ff" loext:opacity="100%" style:font-name="Courier New" fo:font-size="10pt" fo:font-weight="normal" fo:background-color="#ffffff" loext:char-shading-value="0" style:font-size-asian="10pt" style:font-weight-asian="normal"/>
    </style:style>
    <style:style style:name="T6" style:family="text">
      <style:text-properties fo:color="#0000ff" loext:opacity="100%" style:font-name="Courier New" fo:font-size="10pt" fo:font-weight="normal" fo:background-color="#ffffff" loext:char-shading-value="0" style:font-size-asian="10pt" style:font-weight-asian="normal"/>
    </style:style>
    <style:style style:name="T7" style:family="text">
      <style:text-properties fo:color="#0000ff" loext:opacity="100%" style:font-name="Courier New" fo:font-size="10pt" fo:background-color="#ffffff" loext:char-shading-value="0" style:font-size-asian="10pt"/>
    </style:style>
    <style:style style:name="T8" style:family="text">
      <style:text-properties fo:color="#0000ff" loext:opacity="100%" style:font-name="Courier New" fo:font-size="10pt" fo:background-color="#ffffff" loext:char-shading-value="0" style:font-size-asian="10pt"/>
    </style:style>
    <style:style style:name="T9" style:family="text">
      <style:text-properties fo:color="#800080" loext:opacity="100%" style:font-name="Courier New" fo:font-size="10pt" fo:font-weight="normal" fo:background-color="#ffffff" loext:char-shading-value="0" style:font-size-asian="10pt" style:font-weight-asian="normal"/>
    </style:style>
    <style:style style:name="T10" style:family="text">
      <style:text-properties fo:color="#800080" loext:opacity="100%" style:font-name="Courier New" fo:font-size="10pt" fo:font-weight="normal" fo:background-color="#ffffff" loext:char-shading-value="0" style:font-size-asian="10pt" style:font-weight-asian="normal"/>
    </style:style>
    <style:style style:name="T11" style:family="text">
      <style:text-properties fo:color="#800080" loext:opacity="100%" style:font-name="Courier New" fo:font-size="10pt" fo:background-color="#ffffff" loext:char-shading-value="0" style:font-size-asian="10pt"/>
    </style:style>
    <style:style style:name="T12" style:family="text">
      <style:text-properties fo:color="#800080" loext:opacity="100%" style:font-name="Courier New" fo:font-size="10pt" fo:background-color="#ffffff" loext:char-shading-value="0" style:font-size-asian="10pt"/>
    </style:style>
    <style:style style:name="T13" style:family="text">
      <style:text-properties fo:color="#008000" loext:opacity="100%" style:font-name="Courier New" fo:font-size="10pt" fo:font-weight="normal" fo:background-color="#ffffff" loext:char-shading-value="0" style:font-size-asian="10pt" style:font-weight-asian="normal"/>
    </style:style>
    <style:style style:name="T14" style:family="text">
      <style:text-properties fo:color="#008000" loext:opacity="100%" style:font-name="Courier New" fo:font-size="10pt" fo:font-weight="normal" fo:background-color="#ffffff" loext:char-shading-value="0" style:font-size-asian="10pt" style:font-weight-asian="normal"/>
    </style:style>
    <style:style style:name="T15" style:family="text">
      <style:text-properties fo:color="#008000" loext:opacity="100%" style:font-name="Courier New" fo:font-size="10pt" fo:background-color="#ffffff" loext:char-shading-value="0" style:font-size-asian="10pt"/>
    </style:style>
    <style:style style:name="T16" style:family="text">
      <style:text-properties fo:color="#008000" loext:opacity="100%" style:font-name="Courier New" fo:font-size="10pt" fo:background-color="#ffffff" loext:char-shading-value="0" style:font-size-asian="10pt"/>
    </style:style>
    <style:style style:name="T17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/>
    </style:style>
    <style:style style:name="T18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/>
    </style:style>
    <style:style style:name="T19" style:family="text">
      <style:text-properties fo:color="#008080" loext:opacity="100%" style:font-name="Courier New" fo:font-size="10pt" fo:font-weight="bold" fo:background-color="#ffffff" loext:char-shading-value="0" style:font-size-asian="10pt" style:font-weight-asian="bold"/>
    </style:style>
    <style:style style:name="T20" style:family="text">
      <style:text-properties fo:color="#008080" loext:opacity="100%" style:font-name="Courier New" fo:font-size="10pt" fo:font-weight="bold" fo:background-color="#ffffff" loext:char-shading-value="0" style:font-size-asian="10pt" style:font-weight-asian="bold"/>
    </style:style>
    <style:style style:name="T21" style:family="text">
      <style:text-properties fo:color="#008080" loext:opacity="100%" style:font-name="Courier New" fo:font-size="10pt" fo:font-weight="normal" fo:background-color="#ffffff" loext:char-shading-value="0" style:font-size-asian="10pt" style:font-weight-asian="normal"/>
    </style:style>
    <style:style style:name="T22" style:family="text">
      <style:text-properties fo:color="#008080" loext:opacity="100%" style:font-name="Courier New" fo:font-size="10pt" fo:font-weight="normal" fo:background-color="#ffffff" loext:char-shading-value="0" style:font-size-asian="10pt" style:font-weight-asian="normal"/>
    </style:style>
    <style:style style:name="T23" style:family="text">
      <style:text-properties fo:color="#ff0000" loext:opacity="100%" style:font-name="Courier New" fo:font-size="10pt" fo:font-weight="normal" fo:background-color="#ffffff" loext:char-shading-value="0" style:font-size-asian="10pt" style:font-weight-asian="normal"/>
    </style:style>
    <style:style style:name="T24" style:family="text">
      <style:text-properties fo:color="#ff0000" loext:opacity="100%" style:font-name="Courier New" fo:font-size="10pt" fo:font-weight="normal" fo:background-color="#ffffff" loext:char-shading-value="0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libname</text:span><text:span text:style-name="T3"> raw </text:span><text:span text:style-name="T11">"D:\KC20240813002_DATA"</text:span><text:span text:style-name="T3">; </text:span><text:span text:style-name="T15">/*원본*/</text:span><text:span text:style-name="T3"/></text:p>
      <text:p text:style-name="Standard"><text:span text:style-name="T7">libname</text:span><text:span text:style-name="T3"> a </text:span><text:span text:style-name="T11">"D:\a"</text:span><text:span text:style-name="T3">; </text:span><text:span text:style-name="T15">/*작업중간에 생기는 파일*/</text:span><text:span text:style-name="T3"/></text:p>
      <text:p text:style-name="Standard"><text:span text:style-name="T7">libname</text:span><text:span text:style-name="T3"> r </text:span><text:span text:style-name="T11">"D:\r"</text:span><text:span text:style-name="T3">; </text:span><text:span text:style-name="T15">/*작업결과-중요한 거*/</text:span><text:span text:style-name="T3"/></text:p>
      <text:p text:style-name="P2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bfc; </text:span><text:span text:style-name="T17">run</text:span><text:span text:style-name="T1">; </text:span><text:span text:style-name="T13">/*byear 탈락됨*/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t200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t300_1214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t300_1517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t300_1821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t400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t530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rgst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g1e_obj; </text:span><text:span text:style-name="T17">run</text:span><text:span text:style-name="T1">; 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g1eq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gq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g1e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br_cq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br_1217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br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raw.kc20240813002_cbr_18n; </text:span><text:span text:style-name="T5">tables</text:span><text:span text:style-name="T1"> EXMD_BZ_YYYY; </text:span><text:span text:style-name="T17">run</text:span><text:span text:style-name="T1">; </text:span><text:span text:style-name="T13">/*2018년도부터 2022년까지 나와 있음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cr_1217; </text:span><text:span text:style-name="T17">run</text:span><text:span text:style-name="T1">; 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cr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raw.kc20240813002_ccr_18n; </text:span><text:span text:style-name="T5">tables</text:span><text:span text:style-name="T1"> EXMD_BZ_YYYY; </text:span><text:span text:style-name="T17">run</text:span><text:span text:style-name="T1">; </text:span><text:span text:style-name="T13">/*2018년도부터 2022년까지 나와 있음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cx_1217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cx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raw.kc20240813002_ccx_18n; </text:span><text:span text:style-name="T5">tables</text:span><text:span text:style-name="T1"> EXMD_BZ_YYYY; </text:span><text:span text:style-name="T17">run</text:span><text:span text:style-name="T1">; </text:span><text:span text:style-name="T13">/*2018년도부터 2022년까지 나와 있음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lv_1217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lv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raw.kc20240813002_clv_18n; </text:span><text:span text:style-name="T5">tables</text:span><text:span text:style-name="T1"> EXMD_BZ_YYYY; </text:span><text:span text:style-name="T17">run</text:span><text:span text:style-name="T1">; </text:span><text:span text:style-name="T13">/*2018년도부터 2022년까지 나와 있음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st_1217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st_18n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raw.kc20240813002_cst_18n; </text:span><text:span text:style-name="T5">tables</text:span><text:span text:style-name="T1"> EXMD_BZ_YYYY; </text:span><text:span text:style-name="T17">run</text:span><text:span text:style-name="T1">; </text:span><text:span text:style-name="T13">/*2018년도부터 2022년까지 나와 있음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ovid_pt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covid_vac; 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0.데이터확인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rgst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raw.kc20240813002_rgst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raw.kc20240813002_rgst; </text:span><text:span text:style-name="T5">tables</text:span><text:span text:style-name="T1"> ICD10;</text:span><text:span text:style-name="T17">run</text:span><text:span text:style-name="T1">;</text:span><text:span text:style-name="T1"/></text:p>
      <text:p text:style-name="P1"><text:soft-page-break/></text:p>
      <text:p text:style-name="Standard"><text:span text:style-name="T13">/*폐암만 확인하기*/</text:span><text:span text:style-name="T1"/></text:p>
      <text:p text:style-name="Standard"><text:span text:style-name="T17">data</text:span><text:span text:style-name="T1"> a.rgst_01; </text:span><text:span text:style-name="T5">set</text:span><text:span text:style-name="T1"> raw.kc20240813002_rgst;</text:span><text:span text:style-name="T1"/></text:p>
      <text:p text:style-name="Standard"><text:span text:style-name="T5">where</text:span><text:span text:style-name="T1"> substr(ICD10,</text:span><text:span text:style-name="T19">1</text:span><text:span text:style-name="T1">,</text:span><text:span text:style-name="T19">3</text:span><text:span text:style-name="T1">) in (</text:span><text:span text:style-name="T9">'C33'</text:span><text:span text:style-name="T1">, </text:span><text:span text:style-name="T9">'C34'</text:span><text:span text:style-name="T1">)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001 </text:span><text:span text:style-name="T5">as</text:span><text:span text:style-name="T1"/></text:p>
      <text:p text:style-name="Standard"><text:span text:style-name="T5">select</text:span><text:span text:style-name="T1"> * </text:span><text:span text:style-name="T5">from</text:span><text:span text:style-name="T1"> raw.kc20240813002_rgst</text:span><text:span text:style-name="T1"/></text:p>
      <text:p text:style-name="Standard"><text:span text:style-name="T5">where</text:span><text:span text:style-name="T1"> <text:s/>substr(ICD10,</text:span><text:span text:style-name="T19">1</text:span><text:span text:style-name="T1">,</text:span><text:span text:style-name="T19">3</text:span><text:span text:style-name="T1">) </text:span><text:span text:style-name="T5">in</text:span><text:span text:style-name="T1"> (</text:span><text:span text:style-name="T9">'C33'</text:span><text:span text:style-name="T1">, </text:span><text:span text:style-name="T9">'C34'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001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rgst_001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check1 </text:span><text:span text:style-name="T5">as</text:span><text:span text:style-name="T1"> </text:span><text:span text:style-name="T1"/></text:p>
      <text:p text:style-name="Standard"><text:span text:style-name="T5">select</text:span><text:span text:style-name="T1"> * <text:s/></text:span><text:span text:style-name="T5">from</text:span><text:span text:style-name="T1"> a.rgst_00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count(SN_KEY) &gt;</text:span><text:span text:style-name="T19">1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001; </text:span><text:span text:style-name="T5">tables</text:span><text:span text:style-name="T1"> MCODE_GRP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3">/*숫자로 되어 있는 mcode_grp NOS, 와 sarcomatioid로 분류하기 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mcodecategory </text:span><text:span text:style-name="T5">as</text:span><text:span text:style-name="T1"/></text:p>
      <text:p text:style-name="Standard"><text:span text:style-name="T5">select</text:span><text:span text:style-name="T1"> sn_key, sex, age ,icd10, tcode, fdx, tx, method, seer_grp, case </text:span><text:span text:style-name="T5">when</text:span><text:span text:style-name="T1"> mcode_grp </text:span><text:span text:style-name="T5">in</text:span><text:span text:style-name="T1"> (</text:span><text:span text:style-name="T9">'16'</text:span><text:span text:style-name="T1">,</text:span><text:span text:style-name="T9">'17'</text:span><text:span text:style-name="T1">,</text:span><text:span text:style-name="T9">'4'</text:span><text:span text:style-name="T1">,</text:span><text:span text:style-name="T9">'5'</text:span><text:span text:style-name="T1">) </text:span><text:span text:style-name="T5">then</text:span><text:span text:style-name="T1"> </text:span><text:span text:style-name="T9">'Others, NOS'</text:span><text:span text:style-name="T1"/></text:p>
      <text:p text:style-name="Standard"><text:span text:style-name="T5">when</text:span><text:span text:style-name="T1"> mcode_grp </text:span><text:span text:style-name="T5">in</text:span><text:span text:style-name="T1"> (</text:span><text:span text:style-name="T9">'6'</text:span><text:span text:style-name="T1">) </text:span><text:span text:style-name="T5">then</text:span><text:span text:style-name="T1"> </text:span><text:span text:style-name="T9">'Sarcomatoid carcinoma'</text:span><text:span text:style-name="T1"/></text:p>
      <text:p text:style-name="Standard"><text:span text:style-name="T5">else</text:span><text:span text:style-name="T1"> mcode_grp end </text:span><text:span text:style-name="T5">as</text:span><text:span text:style-name="T1"> mcode_grp2</text:span><text:span text:style-name="T1"/></text:p>
      <text:p text:style-name="Standard"><text:span text:style-name="T5">from</text:span><text:span text:style-name="T1"> a.rgst_001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mcodecategor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rgst_mcodecategor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mcodecategory; </text:span><text:span text:style-name="T5">tables</text:span><text:span text:style-name="T1"> mcode_grp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mcodecategory; </text:span><text:span text:style-name="T5">by</text:span><text:span text:style-name="T1"> sn_key fdx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3">/*fdx값 이상치들 6월달로 변경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mcodecategory; </text:span><text:span text:style-name="T5">tables</text:span><text:span text:style-name="T1"> fdx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dxupdate </text:span><text:span text:style-name="T5">as</text:span><text:span text:style-name="T1"/></text:p>
      <text:p text:style-name="Standard"><text:span text:style-name="T5">select</text:span><text:span text:style-name="T1"> *, case </text:span><text:span text:style-name="T5">when</text:span><text:span text:style-name="T1"> fdx=</text:span><text:span text:style-name="T9">"2012"</text:span><text:span text:style-name="T1"> </text:span><text:span text:style-name="T5">then</text:span><text:span text:style-name="T1"> </text:span><text:span text:style-name="T9">"201206"</text:span><text:span text:style-name="T1"/></text:p>
      <text:p text:style-name="Standard"><text:span text:style-name="T5">when</text:span><text:span text:style-name="T1"> fdx=</text:span><text:span text:style-name="T9">"2013"</text:span><text:span text:style-name="T1"> </text:span><text:span text:style-name="T5">then</text:span><text:span text:style-name="T1"> </text:span><text:span text:style-name="T9">"201306"</text:span><text:span text:style-name="T1"/></text:p>
      <text:p text:style-name="Standard"><text:span text:style-name="T5">when</text:span><text:span text:style-name="T1"> fdx=</text:span><text:span text:style-name="T9">"2014"</text:span><text:span text:style-name="T1"> </text:span><text:span text:style-name="T5">then</text:span><text:span text:style-name="T1"> </text:span><text:span text:style-name="T9">"201406"</text:span><text:span text:style-name="T1"/></text:p>
      <text:p text:style-name="Standard"><text:span text:style-name="T5">when</text:span><text:span text:style-name="T1"> fdx=</text:span><text:span text:style-name="T9">"2015"</text:span><text:span text:style-name="T1"> </text:span><text:span text:style-name="T5">then</text:span><text:span text:style-name="T1"> </text:span><text:span text:style-name="T9">"201506"</text:span><text:span text:style-name="T1"/></text:p>
      <text:p text:style-name="Standard"><text:span text:style-name="T5">when</text:span><text:span text:style-name="T1"> fdx=</text:span><text:span text:style-name="T9">"2016"</text:span><text:span text:style-name="T1"> </text:span><text:span text:style-name="T5">then</text:span><text:span text:style-name="T1"> </text:span><text:span text:style-name="T9">"201606"</text:span><text:span text:style-name="T1"/></text:p>
      <text:p text:style-name="Standard"><text:span text:style-name="T5">when</text:span><text:span text:style-name="T1"> fdx=</text:span><text:span text:style-name="T9">"2017"</text:span><text:span text:style-name="T1"> </text:span><text:span text:style-name="T5">then</text:span><text:span text:style-name="T1"> </text:span><text:span text:style-name="T9">"201706"</text:span><text:span text:style-name="T1"/></text:p>
      <text:p text:style-name="Standard"><text:soft-page-break/><text:span text:style-name="T5">when</text:span><text:span text:style-name="T1"> fdx=</text:span><text:span text:style-name="T9">"2018"</text:span><text:span text:style-name="T1"> </text:span><text:span text:style-name="T5">then</text:span><text:span text:style-name="T1"> </text:span><text:span text:style-name="T9">"201806"</text:span><text:span text:style-name="T1"/></text:p>
      <text:p text:style-name="Standard"><text:span text:style-name="T5">when</text:span><text:span text:style-name="T1"> fdx=</text:span><text:span text:style-name="T9">"201800"</text:span><text:span text:style-name="T1"> </text:span><text:span text:style-name="T5">then</text:span><text:span text:style-name="T1"> </text:span><text:span text:style-name="T9">"201806"</text:span><text:span text:style-name="T1"/></text:p>
      <text:p text:style-name="Standard"><text:span text:style-name="T5">when</text:span><text:span text:style-name="T1"> fdx=</text:span><text:span text:style-name="T9">"2019"</text:span><text:span text:style-name="T1"> </text:span><text:span text:style-name="T5">then</text:span><text:span text:style-name="T1"> </text:span><text:span text:style-name="T9">"201906"</text:span><text:span text:style-name="T1"/></text:p>
      <text:p text:style-name="Standard"><text:span text:style-name="T5">when</text:span><text:span text:style-name="T1"> fdx=</text:span><text:span text:style-name="T9">"2020"</text:span><text:span text:style-name="T1"> </text:span><text:span text:style-name="T5">then</text:span><text:span text:style-name="T1"> </text:span><text:span text:style-name="T9">"202006"</text:span><text:span text:style-name="T1"/></text:p>
      <text:p text:style-name="Standard"><text:span text:style-name="T5">when</text:span><text:span text:style-name="T1"> fdx=</text:span><text:span text:style-name="T9">"202000"</text:span><text:span text:style-name="T1"> </text:span><text:span text:style-name="T5">then</text:span><text:span text:style-name="T1"> </text:span><text:span text:style-name="T9">"202006"</text:span><text:span text:style-name="T1"/></text:p>
      <text:p text:style-name="Standard"><text:span text:style-name="T5">else</text:span><text:span text:style-name="T1"> fdx</text:span><text:span text:style-name="T1"/></text:p>
      <text:p text:style-name="Standard"><text:span text:style-name="T1">end </text:span><text:span text:style-name="T5">as</text:span><text:span text:style-name="T1"> fdx2</text:span><text:span text:style-name="T1"/></text:p>
      <text:p text:style-name="Standard"><text:span text:style-name="T5">from</text:span><text:span text:style-name="T1"> a.rgst_mcodecategor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fdxupdate; </text:span><text:span text:style-name="T5">tables</text:span><text:span text:style-name="T1"> fdx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fdxupdate; </text:span><text:span text:style-name="T5">by</text:span><text:span text:style-name="T1"> sn_key fdx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fdxupdate;</text:span><text:span text:style-name="T17">run</text:span><text:span text:style-name="T1">;</text:span><text:span text:style-name="T13">/*231277개*/</text:span><text:span text:style-name="T1"/></text:p>
      <text:p text:style-name="P1"/>
      <text:p text:style-name="Standard"><text:span text:style-name="T17">data</text:span><text:span text:style-name="T1"> a.rgst_fdxupdate1; </text:span><text:span text:style-name="T5">set</text:span><text:span text:style-name="T1"> a.rgst_fdxupdate; </text:span><text:span text:style-name="T1"/></text:p>
      <text:p text:style-name="Standard"><text:span text:style-name="T5">by</text:span><text:span text:style-name="T1"> sn_key; </text:span><text:span text:style-name="T5">if</text:span><text:span text:style-name="T1"> first.sn_key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dxupdate2 </text:span><text:span text:style-name="T5">as</text:span><text:span text:style-name="T1"/></text:p>
      <text:p text:style-name="Standard"><text:span text:style-name="T5">select</text:span><text:span text:style-name="T1"> sn_key, fdx2</text:span><text:span text:style-name="T1"/></text:p>
      <text:p text:style-name="Standard"><text:span text:style-name="T5">from</text:span><text:span text:style-name="T1"> a.rgst_fdxupdate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count(*) &gt;=</text:span><text:span text:style-name="T19">2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checkfdx </text:span><text:span text:style-name="T5">as</text:span><text:span text:style-name="T1"/></text:p>
      <text:p text:style-name="Standard"><text:span text:style-name="T5">select</text:span><text:span text:style-name="T1"> a.sn_key, a.fdx2, b.sn_key, b.fdx2</text:span><text:span text:style-name="T1"/></text:p>
      <text:p text:style-name="Standard"><text:span text:style-name="T5">from</text:span><text:span text:style-name="T1"> a.rgst_filter1 </text:span><text:span text:style-name="T5">as</text:span><text:span text:style-name="T1"> a</text:span><text:span text:style-name="T1"/></text:p>
      <text:p text:style-name="Standard"><text:span text:style-name="T5">join</text:span><text:span text:style-name="T1"> a.rgst_filternew2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and</text:span><text:span text:style-name="T1"> a.fdx2 = b.fdx2</text:span><text:span text:style-name="T1"/></text:p>
      <text:p text:style-name="Standard"><text:span text:style-name="T5">where</text:span><text:span text:style-name="T1"> b.sn_key is </text:span><text:span text:style-name="T5">not</text:span><text:span text:style-name="T1">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filter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dxupdate3 </text:span><text:span text:style-name="T5">as</text:span><text:span text:style-name="T1"/></text:p>
      <text:p text:style-name="Standard"><text:span text:style-name="T5">select</text:span><text:span text:style-name="T1"> *, input(fdx2, </text:span><text:span text:style-name="T21">best12.</text:span><text:span text:style-name="T1">) </text:span><text:span text:style-name="T5">as</text:span><text:span text:style-name="T1"> fdx3</text:span><text:span text:style-name="T1"/></text:p>
      <text:p text:style-name="Standard"><text:span text:style-name="T5">from</text:span><text:span text:style-name="T1"> a.rgst_fdxupdate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fdxupdate3; </text:span><text:span text:style-name="T5">by</text:span><text:span text:style-name="T1"> sn_key fdx3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new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fdxupdate3</text:span><text:span text:style-name="T1"/></text:p>
      <text:p text:style-name="Standard"><text:soft-page-break/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fdx3=min(fdx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rgst_filternew2; </text:span><text:span text:style-name="T5">set</text:span><text:span text:style-name="T1"> a.rgst_filternew1;</text:span><text:span text:style-name="T5">drop</text:span><text:span text:style-name="T1"> fdx3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rgst_filternew3; </text:span><text:span text:style-name="T5">set</text:span><text:span text:style-name="T1"> a.rgst_filternew2;</text:span><text:span text:style-name="T1"/></text:p>
      <text:p text:style-name="Standard"><text:span text:style-name="T5">by</text:span><text:span text:style-name="T1"> sn_key;</text:span><text:span text:style-name="T1"/></text:p>
      <text:p text:style-name="Standard"><text:span text:style-name="T5">retain</text:span><text:span text:style-name="T1"> row_number;</text:span><text:span text:style-name="T1"/></text:p>
      <text:p text:style-name="Standard"><text:span text:style-name="T5">if</text:span><text:span text:style-name="T1"> first.sn_key </text:span><text:span text:style-name="T5">then</text:span><text:span text:style-name="T1"> row_number=</text:span><text:span text:style-name="T19">1</text:span><text:span text:style-name="T1">;</text:span><text:span text:style-name="T1"/></text:p>
      <text:p text:style-name="Standard"><text:span text:style-name="T5">else</text:span><text:span text:style-name="T1"> row_number + </text:span><text:span text:style-name="T19">1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 sn_key별로 최초 fdx2만 남기고 <text:s text:c="2"/>최초 fdx2에서 <text:s/>mcode_grp가 2개 이상 존재할 경우도 같이 <text:s/>확인 */</text:span><text:span text:style-name="T1"/></text:p>
      <text:p text:style-name="P1"/>
      <text:p text:style-name="Standard"><text:span text:style-name="T17">data</text:span><text:span text:style-name="T1"> a.rgst_filter1; </text:span><text:span text:style-name="T5">set</text:span><text:span text:style-name="T1"> a.rgst_fdxupdate;</text:span><text:span text:style-name="T1"/></text:p>
      <text:p text:style-name="Standard"><text:span text:style-name="T5">by</text:span><text:span text:style-name="T1"> sn_key fdx2;</text:span><text:span text:style-name="T1"/></text:p>
      <text:p text:style-name="Standard"><text:span text:style-name="T5">retain</text:span><text:span text:style-name="T1"> row_number first_fdx;</text:span><text:span text:style-name="T1"/></text:p>
      <text:p text:style-name="Standard"><text:span text:style-name="T5">if</text:span><text:span text:style-name="T1"> first.sn_key </text:span><text:span text:style-name="T5">then</text:span><text:span text:style-name="T1"> row_number=</text:span><text:span text:style-name="T19">1</text:span><text:span text:style-name="T1">;</text:span><text:span text:style-name="T1"/></text:p>
      <text:p text:style-name="Standard"><text:span text:style-name="T5">else</text:span><text:span text:style-name="T1"> row_number + </text:span><text:span text:style-name="T19">1</text:span><text:span text:style-name="T1">;</text:span><text:span text:style-name="T1"/></text:p>
      <text:p text:style-name="Standard"><text:span text:style-name="T5">if</text:span><text:span text:style-name="T1"> first.sn_key </text:span><text:span text:style-name="T5">then</text:span><text:span text:style-name="T1"> first_fdx = fdx2;</text:span><text:span text:style-name="T1"/></text:p>
      <text:p text:style-name="Standard"><text:span text:style-name="T5">if</text:span><text:span text:style-name="T1"> fdx2= first_fdx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filter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count(</text:span><text:span text:style-name="T5">distinct</text:span><text:span text:style-name="T1"> fdx2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sn_key별로 서로 다른 fdx2가 2개 이상 존재하는 개수는 이제 0개인것 <text:s/>확인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filter1;</text:span><text:span text:style-name="T17">run</text:span><text:span text:style-name="T1">; </text:span><text:span text:style-name="T13">/*228022개 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filter1; </text:span><text:span text:style-name="T5">table</text:span><text:span text:style-name="T1"> fdx2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rgst_filternew3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223875개 (unique)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filternew3; </text:span><text:span text:style-name="T5">tables</text:span><text:span text:style-name="T1"> row_number;</text:span><text:span text:style-name="T17">run</text:span><text:span text:style-name="T1">; </text:span><text:span text:style-name="T13">/*총 223875명중 mcode_grp조합 2개인사람: 4117명, 3개인 사람: 15명*/</text:span><text:span text:style-name="T1"/></text:p>
      <text:p text:style-name="P1"/>
      <text:p text:style-name="P1"/>
      <text:p text:style-name="Standard"><text:span text:style-name="T13">/*mcode_grp 2개 조합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pair_combinations </text:span><text:span text:style-name="T5">as</text:span><text:span text:style-name="T1"/></text:p>
      <text:p text:style-name="Standard"><text:span text:style-name="T5">select</text:span><text:span text:style-name="T1"> a.sn_key, a.mcode_grp2 </text:span><text:span text:style-name="T5">as</text:span><text:span text:style-name="T1"> mcode_grp_first, b.mcode_grp2 </text:span><text:span text:style-name="T5">as</text:span><text:span text:style-name="T1"> mcode_grp_second</text:span><text:span text:style-name="T1"/></text:p>
      <text:p text:style-name="Standard"><text:span text:style-name="T5">from</text:span><text:span text:style-name="T1"> a.rgst_filter1 </text:span><text:span text:style-name="T5">as</text:span><text:span text:style-name="T1"> a</text:span><text:span text:style-name="T1"/></text:p>
      <text:p text:style-name="Standard"><text:span text:style-name="T5">inner</text:span><text:span text:style-name="T1"> </text:span><text:span text:style-name="T5">join</text:span><text:span text:style-name="T1"> a.rgst_filter1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and</text:span><text:span text:style-name="T1"> a.row_number =</text:span><text:span text:style-name="T19">1</text:span><text:span text:style-name="T1"/></text:p>
      <text:p text:style-name="Standard"><text:span text:style-name="T5">and</text:span><text:span text:style-name="T1"> b.row_number =</text:span><text:span text:style-name="T19">2</text:span><text:span text:style-name="T1">; 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oft-page-break/><text:span text:style-name="T17">proc</text:span><text:span text:style-name="T1"> </text:span><text:span text:style-name="T17">contents</text:span><text:span text:style-name="T1"> </text:span><text:span text:style-name="T5">data</text:span><text:span text:style-name="T1">=a.pair_combinations;</text:span><text:span text:style-name="T17">run</text:span><text:span text:style-name="T1">; </text:span><text:span text:style-name="T13">/*4132개 (3개인 조합도 포함되서 그렇다 원래는 4117개)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pair_combinations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3">/* mcode_grp 2개 조합(unique)-&gt; 총 26개 (특이사항:Others, NOS, Others, NOS 조합 존재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unique_pair_combinations1 </text:span><text:span text:style-name="T5">as</text:span><text:span text:style-name="T1"/></text:p>
      <text:p text:style-name="Standard"><text:span text:style-name="T5">select</text:span><text:span text:style-name="T1"> </text:span><text:span text:style-name="T5">distinct</text:span><text:span text:style-name="T1"> mcode_grp_first, mcode_grp_second</text:span><text:span text:style-name="T1"/></text:p>
      <text:p text:style-name="Standard"><text:span text:style-name="T5">from</text:span><text:span text:style-name="T1"> a.pair_combinations</text:span><text:span text:style-name="T1"/></text:p>
      <text:p text:style-name="Standard"><text:span text:style-name="T1">quit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unique_pair_combinations1;</text:span><text:span text:style-name="T17">run</text:span><text:span text:style-name="T1">;</text:span><text:span text:style-name="T1"/></text:p>
      <text:p text:style-name="Standard"><text:span text:style-name="T13">/*중복 제거하면 조합은 총 15가지이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someting_wrong1 </text:span><text:span text:style-name="T5">as</text:span><text:span text:style-name="T1"/></text:p>
      <text:p text:style-name="Standard"><text:span text:style-name="T5">select</text:span><text:span text:style-name="T1"> <text:s/>*, a.mcode_grp2 </text:span><text:span text:style-name="T5">as</text:span><text:span text:style-name="T1"> mcode_grp_first, b.mcode_grp2 </text:span><text:span text:style-name="T5">as</text:span><text:span text:style-name="T1"> mcode_grp_second</text:span><text:span text:style-name="T1"/></text:p>
      <text:p text:style-name="Standard"><text:span text:style-name="T5">from</text:span><text:span text:style-name="T1"> a.rgst_filter1 </text:span><text:span text:style-name="T5">as</text:span><text:span text:style-name="T1"> a</text:span><text:span text:style-name="T1"/></text:p>
      <text:p text:style-name="Standard"><text:span text:style-name="T5">inner</text:span><text:span text:style-name="T1"> </text:span><text:span text:style-name="T5">join</text:span><text:span text:style-name="T1"> a.rgst_filter1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and</text:span><text:span text:style-name="T1"> a.row_number =</text:span><text:span text:style-name="T19">1</text:span><text:span text:style-name="T1"/></text:p>
      <text:p text:style-name="Standard"><text:span text:style-name="T5">and</text:span><text:span text:style-name="T1"> b.row_number =</text:span><text:span text:style-name="T19">2</text:span><text:span text:style-name="T1"/></text:p>
      <text:p text:style-name="Standard"><text:span text:style-name="T5">and</text:span><text:span text:style-name="T1"> a.mcode_grp2 = </text:span><text:span text:style-name="T9">"Others, NOS"</text:span><text:span text:style-name="T1"/></text:p>
      <text:p text:style-name="Standard"><text:span text:style-name="T5">and</text:span><text:span text:style-name="T1"> b.mcode_grp2 = </text:span><text:span text:style-name="T9">"Others, NOS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mcode_grp 조합 중 Others, NOS 2개가 있는 조합 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 </text:span><text:span text:style-name="T5">from</text:span><text:span text:style-name="T1"> a.rgst_filternew3</text:span><text:span text:style-name="T1"/></text:p>
      <text:p text:style-name="Standard"><text:span text:style-name="T5">where</text:span><text:span text:style-name="T1"> sn_key = </text:span><text:span text:style-name="T9">"SN00208366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someting_wrong2 </text:span><text:span text:style-name="T5">as</text:span><text:span text:style-name="T1"/></text:p>
      <text:p text:style-name="Standard"><text:span text:style-name="T5">select</text:span><text:span text:style-name="T1"> <text:s/>*, a.mcode_grp2 </text:span><text:span text:style-name="T5">as</text:span><text:span text:style-name="T1"> mcode_grp_first, b.mcode_grp2 </text:span><text:span text:style-name="T5">as</text:span><text:span text:style-name="T1"> mcode_grp_second</text:span><text:span text:style-name="T1"/></text:p>
      <text:p text:style-name="Standard"><text:span text:style-name="T5">from</text:span><text:span text:style-name="T1"> a.rgst_filternew3 </text:span><text:span text:style-name="T5">as</text:span><text:span text:style-name="T1"> a</text:span><text:span text:style-name="T1"/></text:p>
      <text:p text:style-name="Standard"><text:span text:style-name="T5">inner</text:span><text:span text:style-name="T1"> </text:span><text:span text:style-name="T5">join</text:span><text:span text:style-name="T1"> a.rgst_filternew3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and</text:span><text:span text:style-name="T1"> a.row_number =</text:span><text:span text:style-name="T19">1</text:span><text:span text:style-name="T1"/></text:p>
      <text:p text:style-name="Standard"><text:span text:style-name="T5">and</text:span><text:span text:style-name="T1"> b.row_number =</text:span><text:span text:style-name="T19">2</text:span><text:span text:style-name="T1"/></text:p>
      <text:p text:style-name="Standard"><text:span text:style-name="T5">and</text:span><text:span text:style-name="T1"> a.mcode_grp2 = </text:span><text:span text:style-name="T9">"Sarcomatoid carcinoma"</text:span><text:span text:style-name="T1"/></text:p>
      <text:p text:style-name="Standard"><text:span text:style-name="T5">and</text:span><text:span text:style-name="T1"> b.mcode_grp2 = </text:span><text:span text:style-name="T9">"Sarcomatoid carcinoma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데이터 확인 결과 총 4명인 것을 확인했다.*/</text:span><text:span text:style-name="T1"/></text:p>
      <text:p text:style-name="P1"/>
      <text:p text:style-name="P1"/>
      <text:p text:style-name="P1"/>
      <text:p text:style-name="P1"/>
      <text:p text:style-name="Standard"><text:span text:style-name="T13">/*mcode_grp 3개 조합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riple_combinations </text:span><text:span text:style-name="T5">as</text:span><text:span text:style-name="T1"/></text:p>
      <text:p text:style-name="Standard"><text:span text:style-name="T5">select</text:span><text:span text:style-name="T1"> a.sn_key, a.mcode_grp2 </text:span><text:span text:style-name="T5">as</text:span><text:span text:style-name="T1"> mcode_grp_first, b.mcode_grp2 </text:span><text:span text:style-name="T5">as</text:span><text:span text:style-name="T1"> mcode_grp_second, c.mcode_grp2 </text:span><text:span text:style-name="T5">as</text:span><text:span text:style-name="T1"> mcode_grp_third</text:span><text:span text:style-name="T1"/></text:p>
      <text:p text:style-name="Standard"><text:span text:style-name="T5">from</text:span><text:span text:style-name="T1"> a.rgst_filter1 </text:span><text:span text:style-name="T5">as</text:span><text:span text:style-name="T1"> a</text:span><text:span text:style-name="T1"/></text:p>
      <text:p text:style-name="Standard"><text:soft-page-break/><text:span text:style-name="T5">inner</text:span><text:span text:style-name="T1"> </text:span><text:span text:style-name="T5">join</text:span><text:span text:style-name="T1"> a.rgst_filter1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and</text:span><text:span text:style-name="T1"> a.row_number =</text:span><text:span text:style-name="T19">1</text:span><text:span text:style-name="T1"/></text:p>
      <text:p text:style-name="Standard"><text:span text:style-name="T5">and</text:span><text:span text:style-name="T1"> b.row_number =</text:span><text:span text:style-name="T19">2</text:span><text:span text:style-name="T1"/></text:p>
      <text:p text:style-name="Standard"><text:span text:style-name="T5">inner</text:span><text:span text:style-name="T1"> </text:span><text:span text:style-name="T5">join</text:span><text:span text:style-name="T1"> a.rgst_filter1 </text:span><text:span text:style-name="T5">as</text:span><text:span text:style-name="T1"> c</text:span><text:span text:style-name="T1"/></text:p>
      <text:p text:style-name="Standard"><text:span text:style-name="T5">on</text:span><text:span text:style-name="T1"> b.sn_key = c.sn_key</text:span><text:span text:style-name="T1"/></text:p>
      <text:p text:style-name="Standard"><text:span text:style-name="T5">and</text:span><text:span text:style-name="T1"> c.row_number =</text:span><text:span text:style-name="T19">3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riple_combinations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filter1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filternew3; </text:span><text:span text:style-name="T5">by</text:span><text:span text:style-name="T1"> sn_key fdx2;</text:span><text:span text:style-name="T17">run</text:span><text:span text:style-name="T1">;</text:span><text:span text:style-name="T1"/></text:p>
      <text:p text:style-name="P1"/>
      <text:p text:style-name="Standard"><text:span text:style-name="T13">/* 조합내의 mcode_grp가 아닌 새로운 mcode_grp로 분류되는 경우 중복 제거 (Sarcomatoid carcinoma + Squamous cell carcinoma) -&gt; Others, NOS로 분류 , </text:span><text:span text:style-name="T13"/></text:p>
      <text:p text:style-name="Standard"><text:span text:style-name="T13">다른 변수들은 Squamous cell carcinoma행에 있는 변수선택 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new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new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Sarcomatoid carcinoma + Squamous cell carcinoma) <text:s/>환자수는 총 2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21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</text:span><text:span text:style-name="T9">"Others, NOS"</text:span><text:span text:style-name="T1"> </text:span><text:span text:style-name="T5">as</text:span><text:span text:style-name="T1">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new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new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quamous cell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new3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new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21; </text:span><text:span text:style-name="T5">by</text:span><text:span text:style-name="T1"> sn_key fdx2;</text:span><text:span text:style-name="T17">run</text:span><text:span text:style-name="T1">;</text:span><text:span text:style-name="T1"/></text:p>
      <text:p text:style-name="Standard"><text:soft-page-break/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filter21;</text:span><text:span text:style-name="T17">run</text:span><text:span text:style-name="T1">; </text:span><text:span text:style-name="T13">/*228020개*/</text:span><text:span text:style-name="T1"> </text:span><text:span text:style-name="T13">/*2개 데이터 제거된것 확인*/</text:span><text:span text:style-name="T1"/></text:p>
      <text:p text:style-name="P1"/>
      <text:p text:style-name="Standard"><text:span text:style-name="T13">/* 조합내의 mcode_grp가 아닌 새로운 mcode_grp로 분류되는 경우 중복 제거 (Adenocarcinoma + Sarcomatooid carcinoma) -&gt; Others, NOS로 분류 , </text:span><text:span text:style-name="T13"/></text:p>
      <text:p text:style-name="Standard"><text:span text:style-name="T13">다른 변수들은 Adenocarcinoma 행에 있는 변수선택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2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2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carcinoma + Sarcomatoid carcinoma) <text:s/>환자수는 총 13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22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</text:span><text:span text:style-name="T9">"Others, NOS"</text:span><text:span text:style-name="T1"> </text:span><text:span text:style-name="T5">as</text:span><text:span text:style-name="T1"> mcode_grp2,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2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2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21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2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arcomatoid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2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22; </text:span><text:span text:style-name="T5">by</text:span><text:span text:style-name="T1"> sn_key fdx2;</text:span><text:span text:style-name="T17">run</text:span><text:span text:style-name="T1">; </text:span><text:span text:style-name="T13">/*13명 업데이트(13개 제거) 완료*/</text:span><text:span text:style-name="T1"/></text:p>
      <text:p text:style-name="P1"/>
      <text:p text:style-name="P1"/>
      <text:p text:style-name="P1"/>
      <text:p text:style-name="Standard"><text:span text:style-name="T13">/* 조합내의 mcode_grp가 아닌 새로운 mcode_grp로 분류되는 경우 중복 제거 (Adenocarcinoma + Squamous cell carcinoma) -&gt; Adenosquamous carcinoma로 분류 , </text:span><text:span text:style-name="T13"/></text:p>
      <text:p text:style-name="Standard"><text:span text:style-name="T13">다른 변수들은 Adenocarcinoma 행에 있는 변수선택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rgst_filter2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22</text:span><text:span text:style-name="T1"/></text:p>
      <text:p text:style-name="Standard"><text:soft-page-break/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carcinoma + Squamous cell carcinoma) <text:s/>환자수는 총 372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23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</text:span><text:span text:style-name="T9">"Adenosquamous carcinoma"</text:span><text:span text:style-name="T1"> </text:span><text:span text:style-name="T5">as</text:span><text:span text:style-name="T1"> mcode_grp2, fdx2,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2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2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22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2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23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23; </text:span><text:span text:style-name="T5">by</text:span><text:span text:style-name="T1"> sn_key fdx2;</text:span><text:span text:style-name="T17">run</text:span><text:span text:style-name="T1">; </text:span><text:span text:style-name="T13">/*372명 업데이트 완료*/</text:span><text:span text:style-name="T1"/></text:p>
      <text:p text:style-name="P1"/>
      <text:p text:style-name="Standard"><text:span text:style-name="T13">/* 조합내의 mcode_grp가 아닌 새로운 mcode_grp로 분류되는 경우 중복 제거 (Adenocarcinoma + Squamous cell carcinoma + Others, NOS) -&gt; Adenosquamous carcinoma로 분류 , </text:span><text:span text:style-name="T13"/></text:p>
      <text:p text:style-name="Standard"><text:span text:style-name="T13">다른 변수들은 Adenocarcinoma 행에 있는 변수선택 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2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2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carcinoma + Squamous cell carcinoma + Others, NOS) <text:s/>환자수는 총 11명인 것을 알 수 있다.*/</text:span><text:span text:style-name="T1"/></text:p>
      <text:p text:style-name="P1"/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24 </text:span><text:span text:style-name="T5">as</text:span><text:span text:style-name="T1"/></text:p>
      <text:p text:style-name="Standard"><text:soft-page-break/><text:span text:style-name="T5">select</text:span><text:span text:style-name="T1"> sn_key, sex, age, icd10, tcode, fdx, tx, method, seer_grp, </text:span><text:span text:style-name="T9">"Adenosquamous carcinoma"</text:span><text:span text:style-name="T1"> </text:span><text:span text:style-name="T5">as</text:span><text:span text:style-name="T1">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2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2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 </text:span><text:span text:style-name="T19">3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23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2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24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24; </text:span><text:span text:style-name="T5">by</text:span><text:span text:style-name="T1"> sn_key fdx2;</text:span><text:span text:style-name="T17">run</text:span><text:span text:style-name="T1">; </text:span><text:span text:style-name="T13">/*11명 업데이트 완료(여기선 SN_KEY별 행이 3개인 상황이므로 환자별 2개행이 제거 되어야 함 11*2=22명 제거 완료*/</text:span><text:span text:style-name="T1"/></text:p>
      <text:p text:style-name="P1"/>
      <text:p text:style-name="P1"/>
      <text:p text:style-name="Standard"><text:span text:style-name="T13">/*mcode_grp가 조합이 (Others, NOS + Others, NOS)로 같은 경우 중복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sn_key</text:span><text:span text:style-name="T1"/></text:p>
      <text:p text:style-name="Standard"><text:span text:style-name="T5">from</text:span><text:span text:style-name="T1"> a.rgst_filter24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24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Others, NOS"</text:span><text:span text:style-name="T1">) =</text:span><text:span text:style-name="T19">2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/></text:span><text:span text:style-name="T13">/*총 7명인 것을 확인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31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24</text:span><text:span text:style-name="T1"/></text:p>
      <text:p text:style-name="Standard"><text:span text:style-name="T5">where</text:span><text:span text:style-name="T1"> (sn_key = </text:span><text:span text:style-name="T9">"SN00030680"</text:span><text:span text:style-name="T1"> </text:span><text:span text:style-name="T5">and</text:span><text:span text:style-name="T1"> seer_grp = </text:span><text:span text:style-name="T9">"1"</text:span><text:span text:style-name="T1">)</text:span><text:span text:style-name="T1"/></text:p>
      <text:p text:style-name="Standard"><text:span text:style-name="T1">or (sn_key = </text:span><text:span text:style-name="T9">"SN00054305"</text:span><text:span text:style-name="T1"> </text:span><text:span text:style-name="T5">and</text:span><text:span text:style-name="T1"> tx = </text:span><text:span text:style-name="T9">"01000"</text:span><text:span text:style-name="T1">)</text:span><text:span text:style-name="T1"/></text:p>
      <text:p text:style-name="Standard"><text:span text:style-name="T1">or (sn_key = </text:span><text:span text:style-name="T9">"SN00058267"</text:span><text:span text:style-name="T1"> </text:span><text:span text:style-name="T5">and</text:span><text:span text:style-name="T1"> seer_grp = </text:span><text:span text:style-name="T9">"7"</text:span><text:span text:style-name="T1">)</text:span><text:span text:style-name="T1"/></text:p>
      <text:p text:style-name="Standard"><text:span text:style-name="T1">or (sn_key = </text:span><text:span text:style-name="T9">"SN00123216"</text:span><text:span text:style-name="T1"> </text:span><text:span text:style-name="T5">and</text:span><text:span text:style-name="T1"> seer_grp = </text:span><text:span text:style-name="T9">"2"</text:span><text:span text:style-name="T1">)</text:span><text:span text:style-name="T1"/></text:p>
      <text:p text:style-name="Standard"><text:span text:style-name="T1">or (sn_key = </text:span><text:span text:style-name="T9">"SN00172237"</text:span><text:span text:style-name="T1"> </text:span><text:span text:style-name="T5">and</text:span><text:span text:style-name="T1"> method = </text:span><text:span text:style-name="T9">"7"</text:span><text:span text:style-name="T1">)</text:span><text:span text:style-name="T1"/></text:p>
      <text:p text:style-name="Standard"><text:span text:style-name="T1">or (sn_key = </text:span><text:span text:style-name="T9">"SN00212147"</text:span><text:span text:style-name="T1"> </text:span><text:span text:style-name="T5">and</text:span><text:span text:style-name="T1"> row_number =</text:span><text:span text:style-name="T19">1</text:span><text:span text:style-name="T1">)</text:span><text:span text:style-name="T1"/></text:p>
      <text:p text:style-name="Standard"><text:span text:style-name="T1">or (sn_key = </text:span><text:span text:style-name="T9">"SN00213367"</text:span><text:span text:style-name="T1"> </text:span><text:span text:style-name="T5">and</text:span><text:span text:style-name="T1"> row_number =</text:span><text:span text:style-name="T19">1</text:span><text:span text:style-name="T1">)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24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24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oft-page-break/><text:span text:style-name="T1">having sum(mcode_grp2 = </text:span><text:span text:style-name="T9">"Others, NOS"</text:span><text:span text:style-name="T1">) =</text:span><text:span text:style-name="T19">2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31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31; </text:span><text:span text:style-name="T5">by</text:span><text:span text:style-name="T1"> sn_key fdx2;</text:span><text:span text:style-name="T17">run</text:span><text:span text:style-name="T1">; </text:span><text:span text:style-name="T13">/*7명 업데이트 완료 (7개행) 제거 완료*/</text:span><text:span text:style-name="T1"/></text:p>
      <text:p text:style-name="P1"/>
      <text:p text:style-name="P1"/>
      <text:p text:style-name="P1"/>
      <text:p text:style-name="Standard"><text:span text:style-name="T13">/*mcode_grp가 조합이 (Sarcomatoid carcinoma + Sarcomatoid carcinoma)로 같은 경우 중복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*</text:span><text:span text:style-name="T1"/></text:p>
      <text:p text:style-name="Standard"><text:span text:style-name="T5">from</text:span><text:span text:style-name="T1"> a.rgst_filter3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3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Sarcomatoid carcinoma"</text:span><text:span text:style-name="T1">) =</text:span><text:span text:style-name="T19">2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/></text:span><text:span text:style-name="T13">/*총 4명인 것을 확인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32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31</text:span><text:span text:style-name="T1"/></text:p>
      <text:p text:style-name="Standard"><text:span text:style-name="T5">where</text:span><text:span text:style-name="T1"> (sn_key = </text:span><text:span text:style-name="T9">"SN00114365"</text:span><text:span text:style-name="T1"> </text:span><text:span text:style-name="T5">and</text:span><text:span text:style-name="T1"> tx = </text:span><text:span text:style-name="T9">"11100"</text:span><text:span text:style-name="T1">)</text:span><text:span text:style-name="T1"/></text:p>
      <text:p text:style-name="Standard"><text:span text:style-name="T1">or (sn_key = </text:span><text:span text:style-name="T9">"SN00165500"</text:span><text:span text:style-name="T1"> </text:span><text:span text:style-name="T5">and</text:span><text:span text:style-name="T1"> tx = </text:span><text:span text:style-name="T9">"01000"</text:span><text:span text:style-name="T1">)</text:span><text:span text:style-name="T1"/></text:p>
      <text:p text:style-name="Standard"><text:span text:style-name="T1">or (sn_key = </text:span><text:span text:style-name="T9">"SN00206335"</text:span><text:span text:style-name="T1"> </text:span><text:span text:style-name="T5">and</text:span><text:span text:style-name="T1"> row_number = </text:span><text:span text:style-name="T19">1</text:span><text:span text:style-name="T1">)</text:span><text:span text:style-name="T1"/></text:p>
      <text:p text:style-name="Standard"><text:span text:style-name="T1">or (sn_key = </text:span><text:span text:style-name="T9">"SN00208366"</text:span><text:span text:style-name="T1"> </text:span><text:span text:style-name="T5">and</text:span><text:span text:style-name="T1"> row_number = </text:span><text:span text:style-name="T19">1</text:span><text:span text:style-name="T1">)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31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3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=</text:span><text:span text:style-name="T19">2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3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32; </text:span><text:span text:style-name="T5">by</text:span><text:span text:style-name="T1"> sn_key fdx2;</text:span><text:span text:style-name="T17">run</text:span><text:span text:style-name="T1">; </text:span><text:span text:style-name="T13">/*4명 업데이트 완료 (4개행) 제거 완료*/</text:span><text:span text:style-name="T1"/></text:p>
      <text:p text:style-name="P1"/>
      <text:p text:style-name="P1"/>
      <text:p text:style-name="Standard"><text:span text:style-name="T13">/*나머지 2개 조합 중복 제거*/</text:span><text:span text:style-name="T1"/></text:p>
      <text:p text:style-name="P1"/>
      <text:p text:style-name="Standard"><text:span text:style-name="T13">/*우선 row_number 2개 이상 몇명인지 확인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as</text:span><text:span text:style-name="T1"> num</text:span><text:span text:style-name="T1"/></text:p>
      <text:p text:style-name="Standard"><text:span text:style-name="T5">from</text:span><text:span text:style-name="T1"> a.rgst_filter3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oft-page-break/><text:span text:style-name="T5">from</text:span><text:span text:style-name="T1"> a.rgst_filter3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남은 mcode_grp가 2개이상인 사람은 3723명이다.*/</text:span><text:span text:style-name="T1"/></text:p>
      <text:p text:style-name="P1"/>
      <text:p text:style-name="P1"/>
      <text:p text:style-name="P1"/>
      <text:p text:style-name="Standard"><text:span text:style-name="T13">/* <text:s/>나머지 mcode_grp가 2개로 <text:s/>분류되는 경우 중복 제거 (Adenocarcinoma +Adenosquamous carcinoma) -&gt; Adenosquamous car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3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3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carcinoma + Adenosquamous carcinoma) <text:s/>환자수는 총 86명인 것을 알 수 있다.*/</text:span><text:span text:style-name="T1"/></text:p>
      <text:p text:style-name="P1"/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1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3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3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squamous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32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3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squamous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1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1; </text:span><text:span text:style-name="T5">by</text:span><text:span text:style-name="T1"> sn_key fdx2;</text:span><text:span text:style-name="T17">run</text:span><text:span text:style-name="T1">; </text:span><text:span text:style-name="T13">/*86명 업데이트 완료 (86개 데이터 제거 완료)*/</text:span><text:span text:style-name="T1"/></text:p>
      <text:p text:style-name="P1"/>
      <text:p text:style-name="P1"/>
      <text:p text:style-name="Standard"><text:span text:style-name="T13">/* <text:s/>나머지 mcode_grp가 2개로 <text:s/>분류되는 경우 중복 제거 (Adenocarcinoma +Others, NOS) -&gt; Adenocarcinoma로 분류*/</text:span><text:span text:style-name="T1"/></text:p>
      <text:p text:style-name="P1"/>
      <text:p text:style-name="Standard"><text:soft-page-break/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carcinoma + Others, NOS) <text:s/>환자수는 총 2446명인 것을 알 수 있다.*/</text:span><text:span text:style-name="T1"/></text:p>
      <text:p text:style-name="P1"/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2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1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2; </text:span><text:span text:style-name="T5">by</text:span><text:span text:style-name="T1"> sn_key fdx2;</text:span><text:span text:style-name="T17">run</text:span><text:span text:style-name="T1">; </text:span><text:span text:style-name="T13">/*2446명 업데이트 완료 (2446개 데이터 제거 완료)*/</text:span><text:span text:style-name="T1"/></text:p>
      <text:p text:style-name="P1"/>
      <text:p text:style-name="P1"/>
      <text:p text:style-name="Standard"><text:span text:style-name="T13">/* <text:s/>나머지 mcode_grp가 2개로 <text:s/>분류되는 경우 중복 제거 (Sarcomatoid carcinoma <text:s/>+Small cell cracinoma) -&gt; Small cell Cra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oft-page-break/><text:span text:style-name="T17">run</text:span><text:span text:style-name="T1">; <text:s text:c="2"/></text:span><text:span text:style-name="T13">/*조합이 (Sarcomatoid carcinoma <text:s/>+Small cell cracinoma) <text:s/>환자수는 총 10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3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mall cell cra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2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2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mall cell cra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3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3; </text:span><text:span text:style-name="T5">by</text:span><text:span text:style-name="T1"> sn_key fdx2;</text:span><text:span text:style-name="T17">run</text:span><text:span text:style-name="T1">; </text:span><text:span text:style-name="T13">/*10명 업데이트 완료 (10개 데이터 제거 완료)*/</text:span><text:span text:style-name="T1"/></text:p>
      <text:p text:style-name="P1"/>
      <text:p text:style-name="P1"/>
      <text:p text:style-name="Standard"><text:span text:style-name="T13">/* <text:s/>나머지 mcode_grp가 2개로 <text:s/>분류되는 경우 중복 제거 (Small cell cracinoma + Squamous cell carcinoma ) -&gt; Small cell cra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Small cell cracinoma <text:s/>+Squamous cell carcinoma) <text:s/>환자수는 총 268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4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oft-page-break/><text:span text:style-name="T1">having sum(mcode_grp2 = </text:span><text:span text:style-name="T9">"Small cell cra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mall cell cra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3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4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4; </text:span><text:span text:style-name="T5">by</text:span><text:span text:style-name="T1"> sn_key fdx2;</text:span><text:span text:style-name="T17">run</text:span><text:span text:style-name="T1">; </text:span><text:span text:style-name="T13">/*268명 업데이트 완료 (268개 데이터 제거 완료)*/</text:span><text:span text:style-name="T1"/></text:p>
      <text:p text:style-name="P1"/>
      <text:p text:style-name="P1"/>
      <text:p text:style-name="Standard"><text:span text:style-name="T13">/* <text:s/>나머지 mcode_grp가 2개로 <text:s/>분류되는 경우 중복 제거 (Adenocarcinoma + Small cell cracinoma ) -&gt; Small cell cra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4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4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<text:s/>(Adenocarcinoma + Small cell cracinoma ) 환자수는 총 148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5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4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4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mall cell cra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4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4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mall cell cracinoma"</text:span><text:span text:style-name="T1">) &gt; </text:span><text:span text:style-name="T19">0</text:span><text:span text:style-name="T1"/></text:p>
      <text:p text:style-name="Standard"><text:soft-page-break/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5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5; </text:span><text:span text:style-name="T5">by</text:span><text:span text:style-name="T1"> sn_key fdx2;</text:span><text:span text:style-name="T17">run</text:span><text:span text:style-name="T1">; </text:span><text:span text:style-name="T13">/*148명 업데이트 완료 (148개 데이터 제거 완료)*/</text:span><text:span text:style-name="T1"/></text:p>
      <text:p text:style-name="P1"/>
      <text:p text:style-name="P1"/>
      <text:p text:style-name="P1"/>
      <text:p text:style-name="Standard"><text:span text:style-name="T13">/* <text:s/>나머지 mcode_grp가 2개로 <text:s/>분류되는 경우 중복 제거 (Adenosquamous carcinoma + Squamous cell carcinoma ) -&gt; Adenosquamous car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5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5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squamous carcinoma + Squamous cell carcinoma ) 환자수는 총 63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6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5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5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squamous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squamous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5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5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6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6; </text:span><text:span text:style-name="T5">by</text:span><text:span text:style-name="T1"> sn_key fdx2;</text:span><text:span text:style-name="T17">run</text:span><text:span text:style-name="T1">; </text:span><text:span text:style-name="T13">/*63명 업데이트 완료 (63개 데이터 제거 완료)*/</text:span><text:span text:style-name="T1"/></text:p>
      <text:p text:style-name="P1"/>
      <text:p text:style-name="P1"/>
      <text:p text:style-name="P1"/>
      <text:p text:style-name="Standard"><text:soft-page-break/><text:span text:style-name="T13">/* <text:s/>나머지 mcode_grp가 2개로 <text:s/>분류되는 경우 중복 제거 (Large cell carcinoma+ Others, NOS ) -&gt; Large cell car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6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6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Large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Large cell carcinoma+ Others, NOS )환자수는 총 1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7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6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6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Large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Large cell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6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6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Large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7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7; </text:span><text:span text:style-name="T5">by</text:span><text:span text:style-name="T1"> sn_key fdx2;</text:span><text:span text:style-name="T17">run</text:span><text:span text:style-name="T1">; </text:span><text:span text:style-name="T13">/*1명 업데이트 완료 (1개 데이터 제거 완료)*/</text:span><text:span text:style-name="T1"/></text:p>
      <text:p text:style-name="P1"/>
      <text:p text:style-name="P1"/>
      <text:p text:style-name="Standard"><text:span text:style-name="T13">/* <text:s/>나머지 mcode_grp가 2개로 <text:s/>분류되는 경우 중복 제거 (Others, NOS + Sarcomatoid carcinoma ) -&gt; Sarcomatoid car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7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7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oft-page-break/><text:span text:style-name="T17">run</text:span><text:span text:style-name="T1">; <text:s text:c="2"/></text:span><text:span text:style-name="T13">/*조합이 (Others, NOS + Sarcomatoid carcinoma )환자수는 총 26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8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7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7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arcomatoid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7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7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arcomatoid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8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8; </text:span><text:span text:style-name="T5">by</text:span><text:span text:style-name="T1"> sn_key fdx2;</text:span><text:span text:style-name="T17">run</text:span><text:span text:style-name="T1">; </text:span><text:span text:style-name="T13">/*26명 업데이트 완료 (26개 데이터 제거 완료)*/</text:span><text:span text:style-name="T1"/></text:p>
      <text:p text:style-name="P1"/>
      <text:p text:style-name="P1"/>
      <text:p text:style-name="P1"/>
      <text:p text:style-name="Standard"><text:span text:style-name="T13">/* <text:s/>나머지 mcode_grp가 2개로 <text:s/>분류되는 경우 중복 제거 (Others, NOS + Squamous cell carcinoma ) -&gt; Squamous cell car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<text:s/>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48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8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Others, NOS + Squamous cell carcinoma )환자수는 총 670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49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text:s/>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8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8</text:span><text:span text:style-name="T1"/></text:p>
      <text:p text:style-name="Standard"><text:soft-page-break/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quamous cell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8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8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49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49; </text:span><text:span text:style-name="T5">by</text:span><text:span text:style-name="T1"> sn_key fdx2;</text:span><text:span text:style-name="T17">run</text:span><text:span text:style-name="T1">; </text:span><text:span text:style-name="T13">/*670명 업데이트 완료 (670개 데이터 제거 완료)*/</text:span><text:span text:style-name="T1"/></text:p>
      <text:p text:style-name="P1"/>
      <text:p text:style-name="P1"/>
      <text:p text:style-name="P1"/>
      <text:p text:style-name="Standard"><text:span text:style-name="T13">/* <text:s/>나머지 mcode_grp가 2개로 <text:s/>분류되는 경우 중복 제거 (Others, NOS + Small cell cracinoma ) -&gt; Small cell cra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sn_key, mcode_grp2</text:span><text:span text:style-name="T1"/></text:p>
      <text:p text:style-name="Standard"><text:span text:style-name="T5">from</text:span><text:span text:style-name="T1"> a.rgst_filter49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49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<text:s/>(Others, NOS + Small cell cracinoma )환자수는 총 1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50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49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49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Others, NOS"</text:span><text:span text:style-name="T1">) &gt; </text:span><text:span text:style-name="T19">0</text:span><text:span text:style-name="T1"/></text:p>
      <text:p text:style-name="Standard"><text:span text:style-name="T5">and</text:span><text:span text:style-name="T1"> sum(mcode_grp2 <text:s/>= </text:span><text:span text:style-name="T9">"Small cell cra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2</text:span><text:span text:style-name="T1">)</text:span><text:span text:style-name="T1"/></text:p>
      <text:p text:style-name="Standard"><text:span text:style-name="T5">and</text:span><text:span text:style-name="T1"> mcode_grp2 = </text:span><text:span text:style-name="T9">"Small cell cra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49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49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Others, NOS"</text:span><text:span text:style-name="T1">) &gt;</text:span><text:span text:style-name="T19">0</text:span><text:span text:style-name="T1"/></text:p>
      <text:p text:style-name="Standard"><text:soft-page-break/><text:span text:style-name="T5">and</text:span><text:span text:style-name="T1"> sum(mcode_grp2 = </text:span><text:span text:style-name="T9">"Small cell cracinoma"</text:span><text:span text:style-name="T1">) &gt; </text:span><text:span text:style-name="T19">0</text:span><text:span text:style-name="T1"/></text:p>
      <text:p text:style-name="Standard"><text:span text:style-name="T5">and</text:span><text:span text:style-name="T1"> count(*) 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50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50; </text:span><text:span text:style-name="T5">by</text:span><text:span text:style-name="T1"> sn_key fdx2;</text:span><text:span text:style-name="T17">run</text:span><text:span text:style-name="T1">; </text:span><text:span text:style-name="T13">/*1명 업데이트 완료 (1개 데이터 제거 완료)*/</text:span><text:span text:style-name="T1"/></text:p>
      <text:p text:style-name="P1"/>
      <text:p text:style-name="P1"/>
      <text:p text:style-name="P1"/>
      <text:p text:style-name="Standard"><text:span text:style-name="T13">/* <text:s/>나머지 mcode_grp가 3개로 <text:s/>분류되는 경우 중복 제거 (Adenocarcinoma + Adenosquamous carcinoma + Squamous cell carcinoma ) -&gt; Adenosquamous carcinoma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as</text:span><text:span text:style-name="T1"> num_groups</text:span><text:span text:style-name="T1"/></text:p>
      <text:p text:style-name="Standard"><text:span text:style-name="T5">from</text:span><text:span text:style-name="T1"> a.rgst_filter50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50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Adenocarcinoma + Adenosquamous carcinoma + Squamous cell carcinoma )환자수는 총 3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51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50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50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3</text:span><text:span text:style-name="T1">)</text:span><text:span text:style-name="T1"/></text:p>
      <text:p text:style-name="Standard"><text:span text:style-name="T5">and</text:span><text:span text:style-name="T1"> mcode_grp2 = </text:span><text:span text:style-name="T9">"Adenosquamous carcinoma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50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50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squamous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Squamous cell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51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51; </text:span><text:span text:style-name="T5">by</text:span><text:span text:style-name="T1"> sn_key fdx2;</text:span><text:span text:style-name="T17">run</text:span><text:span text:style-name="T1">; </text:span><text:span text:style-name="T13">/*3명 업데이트 완료 (조합 3개라서 3*2 =6개 데이터 제거 완료)*/</text:span><text:span text:style-name="T1"/></text:p>
      <text:p text:style-name="P1"/>
      <text:p text:style-name="P1"><text:soft-page-break/></text:p>
      <text:p text:style-name="P1"/>
      <text:p text:style-name="P1"/>
      <text:p text:style-name="Standard"><text:span text:style-name="T13">/* <text:s/>나머지 mcode_grp가 3개로 <text:s/>분류되는 경우 중복 제거 (Sarcomatoid carcinoma + Others, NOS + Adenocarcinoma ) -&gt; Others, NOS로 분류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sn_key, mcode_grp2</text:span><text:span text:style-name="T1"/></text:p>
      <text:p text:style-name="Standard"><text:span text:style-name="T5">from</text:span><text:span text:style-name="T1"> a.rgst_filter5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1"/></text:p>
      <text:p text:style-name="Standard"><text:span text:style-name="T5">from</text:span><text:span text:style-name="T1"> a.rgst_filter5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 text:c="2"/></text:span><text:span text:style-name="T13">/*조합이 (Sarcomatoid carcinoma + Others, NOS + Adenocarcinoma )환자수는 총 1명인 것을 알 수 있다.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filter52 </text:span><text:span text:style-name="T5">as</text:span><text:span text:style-name="T1"/></text:p>
      <text:p text:style-name="Standard"><text:span text:style-name="T5">select</text:span><text:span text:style-name="T1"> sn_key, sex, age, icd10, tcode, fdx, tx, method, seer_grp, mcode_grp2, fdx2, </text:span><text:span text:style-name="T19">1</text:span><text:span text:style-name="T1"> </text:span><text:span text:style-name="T5">as</text:span><text:span text:style-name="T1"> row_number</text:span><text:span text:style-name="T1"/></text:p>
      <text:p text:style-name="Standard"><text:span text:style-name="T5">from</text:span><text:span text:style-name="T1"> a.rgst_filter5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filter5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 </text:span><text:span text:style-name="T19">3</text:span><text:span text:style-name="T1">)</text:span><text:span text:style-name="T1"/></text:p>
      <text:p text:style-name="Standard"><text:span text:style-name="T5">and</text:span><text:span text:style-name="T1"> mcode_grp2 = </text:span><text:span text:style-name="T9">"Others, NOS"</text:span><text:span text:style-name="T1"/></text:p>
      <text:p text:style-name="P1"/>
      <text:p text:style-name="Standard"><text:span text:style-name="T5">union</text:span><text:span text:style-name="T1"> all</text:span><text:span text:style-name="T1"/></text:p>
      <text:p text:style-name="P1"/>
      <text:p text:style-name="Standard"><text:span text:style-name="T5">select</text:span><text:span text:style-name="T1"> * </text:span><text:span text:style-name="T5">from</text:span><text:span text:style-name="T1"> a.rgst_filter51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1"/></text:p>
      <text:p text:style-name="Standard"><text:span text:style-name="T5">select</text:span><text:span text:style-name="T1"> sn_key </text:span><text:span text:style-name="T5">from</text:span><text:span text:style-name="T1"> a.rgst_filter51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sum(mcode_grp2 = </text:span><text:span text:style-name="T9">"Sarcomatoid 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Others, NOS"</text:span><text:span text:style-name="T1">) &gt;</text:span><text:span text:style-name="T19">0</text:span><text:span text:style-name="T1"/></text:p>
      <text:p text:style-name="Standard"><text:span text:style-name="T5">and</text:span><text:span text:style-name="T1"> sum(mcode_grp2 = </text:span><text:span text:style-name="T9">"Adenocarcinoma"</text:span><text:span text:style-name="T1">) &gt;</text:span><text:span text:style-name="T19">0</text:span><text:span text:style-name="T1"/></text:p>
      <text:p text:style-name="Standard"><text:span text:style-name="T5">and</text:span><text:span text:style-name="T1"> count(*) 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filter5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filter52; </text:span><text:span text:style-name="T5">by</text:span><text:span text:style-name="T1"> sn_key fdx2;</text:span><text:span text:style-name="T17">run</text:span><text:span text:style-name="T1">; </text:span><text:span text:style-name="T13">/*1명 업데이트 완료 (조합 3개라서 1*2 =2개 데이터 제거 완료)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filter52; </text:span><text:span text:style-name="T5">tables</text:span><text:span text:style-name="T1"> row_number;</text:span><text:span text:style-name="T17">run</text:span><text:span text:style-name="T1">; </text:span><text:span text:style-name="T1"/></text:p>
      <text:p text:style-name="P1"/>
      <text:p text:style-name="P1"/>
      <text:p text:style-name="Standard"><text:span text:style-name="T13">/*20세 이상 추출*/</text:span><text:span text:style-name="T1"/></text:p>
      <text:p text:style-name="P1"/>
      <text:p text:style-name="Standard"><text:span text:style-name="T17">data</text:span><text:span text:style-name="T1"> a.rgst_age20over; </text:span><text:span text:style-name="T5">set</text:span><text:span text:style-name="T1"> a.rgst_filter52;</text:span><text:span text:style-name="T1"/></text:p>
      <text:p text:style-name="Standard"><text:span text:style-name="T5">if</text:span><text:span text:style-name="T1"> age &gt;=</text:span><text:span text:style-name="T19">20</text:span><text:span text:style-name="T1">;</text:span><text:span text:style-name="T1"/></text:p>
      <text:p text:style-name="Standard"><text:soft-page-break/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age20over;</text:span><text:span text:style-name="T17">run</text:span><text:span text:style-name="T1">; </text:span><text:span text:style-name="T13">/*223845명으로 30명이 줄어든 걸 확인할 수 있다.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rgst_age20over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age20over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폐암 진단일 기준 전후로 2개년 <text:s/>이내 건강검진 받은 자들 포함 */</text:span><text:span text:style-name="T1"/></text:p>
      <text:p text:style-name="P1"/>
      <text:p text:style-name="Standard"><text:span text:style-name="T13">/*12~17년도 검지데이터 확인*/</text:span><text:span text:style-name="T1"/></text:p>
      <text:p text:style-name="Standard"><text:span text:style-name="T17">data</text:span><text:span text:style-name="T1"> a.g1eq_1217; </text:span><text:span text:style-name="T5">set</text:span><text:span text:style-name="T1"> raw.kc20240813002_g1eq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1eq_1217;</text:span><text:span text:style-name="T17">run</text:span><text:span text:style-name="T1">; <text:s text:c="2"/></text:span><text:span text:style-name="T13">/*343414개*/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g1eq_1217; </text:span><text:span text:style-name="T5">by</text:span><text:span text:style-name="T1"> sn_key exmd_bz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g1eq_1217</text:span><text:span text:style-name="T1"/></text:p>
      <text:p text:style-name="Standard"><text:span text:style-name="T1">quit;</text:span><text:span text:style-name="T1"/></text:p>
      <text:p text:style-name="Standard"><text:span text:style-name="T17">run</text:span><text:span text:style-name="T1">; </text:span><text:span text:style-name="T13">/*153325개*/</text:span><text:span text:style-name="T1"/></text:p>
      <text:p text:style-name="P1"/>
      <text:p text:style-name="P1"/>
      <text:p text:style-name="Standard"><text:span text:style-name="T13">/*건강검진_결과및 판정 18~22년도 데이터 확인*/</text:span><text:span text:style-name="T1"/></text:p>
      <text:p text:style-name="Standard"><text:span text:style-name="T17">data</text:span><text:span text:style-name="T1"> a.g1e_1822; </text:span><text:span text:style-name="T5">set</text:span><text:span text:style-name="T1"> raw.kc20240813002_g1e_18n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1e_1822;</text:span><text:span text:style-name="T17">run</text:span><text:span text:style-name="T1">; </text:span><text:span text:style-name="T13">/*145338개*/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g1e_1822; </text:span><text:span text:style-name="T5">by</text:span><text:span text:style-name="T1"> sn_key exmd_bz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g1e_1822</text:span><text:span text:style-name="T1"/></text:p>
      <text:p text:style-name="Standard"><text:span text:style-name="T1">quit;</text:span><text:span text:style-name="T1"/></text:p>
      <text:p text:style-name="Standard"><text:span text:style-name="T17">run</text:span><text:span text:style-name="T1">; </text:span><text:span text:style-name="T13">/*77745개*/</text:span><text:span text:style-name="T1"/></text:p>
      <text:p text:style-name="P1"/>
      <text:p text:style-name="Standard"><text:span text:style-name="T13">/*g1e_1822 데이터 중에서 sn_key, exmd_bz_yyyy 별 개수가 2개 이상인 데이터들이 얼마나 있는 지 확인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1e_182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g1e_1822</text:span><text:span text:style-name="T1"/></text:p>
      <text:p text:style-name="Standard"><text:span text:style-name="T5">group</text:span><text:span text:style-name="T1"> </text:span><text:span text:style-name="T5">by</text:span><text:span text:style-name="T1"> sn_key, exmd_bz_yyyy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3">/*g1e_1822 데이터에서 (sn_key, exmd_bz_yyyy)별 중복 데이터 9개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1e_1822_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1e_1822</text:span><text:span text:style-name="T1"/></text:p>
      <text:p text:style-name="Standard"><text:span text:style-name="T5">where</text:span><text:span text:style-name="T1"> </text:span><text:span text:style-name="T5">not</text:span><text:span text:style-name="T1"> ((sn_key =</text:span><text:span text:style-name="T9">"SN00016622"</text:span><text:span text:style-name="T1"> </text:span><text:span text:style-name="T5">and</text:span><text:span text:style-name="T1"> exmd_bz_yyyy = </text:span><text:span text:style-name="T9">"2021"</text:span><text:span text:style-name="T1"> </text:span><text:span text:style-name="T5">and</text:span><text:span text:style-name="T1"> g1e_tot_chol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021207"</text:span><text:span text:style-name="T1"> </text:span><text:span text:style-name="T5">and</text:span><text:span text:style-name="T1"> exmd_bz_yyyy = </text:span><text:span text:style-name="T9">"2018"</text:span><text:span text:style-name="T1"> </text:span><text:span text:style-name="T5">and</text:span><text:span text:style-name="T1"> g1e_urn_prot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024166"</text:span><text:span text:style-name="T1"> </text:span><text:span text:style-name="T5">and</text:span><text:span text:style-name="T1"> exmd_bz_yyyy = </text:span><text:span text:style-name="T9">"2018"</text:span><text:span text:style-name="T1"> </text:span><text:span text:style-name="T5">and</text:span><text:span text:style-name="T1"> g1e_urn_prot = </text:span><text:span text:style-name="T9">"3"</text:span><text:span text:style-name="T1">)</text:span><text:span text:style-name="T1"/></text:p>
      <text:p text:style-name="Standard"><text:span text:style-name="T1">or (sn_key = </text:span><text:span text:style-name="T9">"SN00066599"</text:span><text:span text:style-name="T1"> </text:span><text:span text:style-name="T5">and</text:span><text:span text:style-name="T1"> exmd_bz_yyyy = </text:span><text:span text:style-name="T9">"2021"</text:span><text:span text:style-name="T1"> </text:span><text:span text:style-name="T5">and</text:span><text:span text:style-name="T1"> g1e_urn_prot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26121"</text:span><text:span text:style-name="T1"> </text:span><text:span text:style-name="T5">and</text:span><text:span text:style-name="T1"> exmd_bz_yyyy = </text:span><text:span text:style-name="T9">"2018"</text:span><text:span text:style-name="T1"> </text:span><text:span text:style-name="T5">and</text:span><text:span text:style-name="T1"> g1e_urn_prot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42695"</text:span><text:span text:style-name="T1"> </text:span><text:span text:style-name="T5">and</text:span><text:span text:style-name="T1"> exmd_bz_yyyy = </text:span><text:span text:style-name="T9">"2021"</text:span><text:span text:style-name="T1"> </text:span><text:span text:style-name="T5">and</text:span><text:span text:style-name="T1"> g1e_urn_prot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55989"</text:span><text:span text:style-name="T1"> </text:span><text:span text:style-name="T5">and</text:span><text:span text:style-name="T1"> exmd_bz_yyyy = </text:span><text:span text:style-name="T9">"2018"</text:span><text:span text:style-name="T1"> </text:span><text:span text:style-name="T5">and</text:span><text:span text:style-name="T1"> g1e_bmi = </text:span><text:span text:style-name="T9">"27"</text:span><text:span text:style-name="T1">)</text:span><text:span text:style-name="T1"/></text:p>
      <text:p text:style-name="Standard"><text:span text:style-name="T1">or (sn_key = </text:span><text:span text:style-name="T9">"SN00157427"</text:span><text:span text:style-name="T1"> </text:span><text:span text:style-name="T5">and</text:span><text:span text:style-name="T1"> exmd_bz_yyyy = </text:span><text:span text:style-name="T9">"2022"</text:span><text:span text:style-name="T1"> </text:span><text:span text:style-name="T5">and</text:span><text:span text:style-name="T1"> g1e_gfr = </text:span><text:span text:style-name="T9">"70"</text:span><text:span text:style-name="T1">)</text:span><text:span text:style-name="T1"/></text:p>
      <text:p text:style-name="Standard"><text:soft-page-break/><text:span text:style-name="T1">or (sn_key = </text:span><text:span text:style-name="T9">"SN00187194"</text:span><text:span text:style-name="T1"> </text:span><text:span text:style-name="T5">and</text:span><text:span text:style-name="T1"> exmd_bz_yyyy = </text:span><text:span text:style-name="T9">"2022"</text:span><text:span text:style-name="T1"> </text:span><text:span text:style-name="T5">and</text:span><text:span text:style-name="T1"> g1e_urn_prot is </text:span><text:span text:style-name="T5">null</text:span><text:span text:style-name="T1">)); 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a.g1e_1822_1; </text:span><text:span text:style-name="T17">run</text:span><text:span text:style-name="T1">; </text:span><text:span text:style-name="T13">/*145329개로 9개 데이터 제거 완료*/</text:span><text:span text:style-name="T1"/></text:p>
      <text:p text:style-name="P1"/>
      <text:p text:style-name="Standard"><text:span text:style-name="T13">/*건강검진_문진 18~22년 데이터 확인*/</text:span><text:span text:style-name="T1"/></text:p>
      <text:p text:style-name="Standard"><text:span text:style-name="T17">data</text:span><text:span text:style-name="T1"> a.gq_1822; </text:span><text:span text:style-name="T5">set</text:span><text:span text:style-name="T1"> raw.kc20240813002_gq_18n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q_1822;</text:span><text:span text:style-name="T17">run</text:span><text:span text:style-name="T1">; </text:span><text:span text:style-name="T13">/*145355개*/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gq_1822; </text:span><text:span text:style-name="T5">by</text:span><text:span text:style-name="T1"> sn_key exmd_bz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gq_1822</text:span><text:span text:style-name="T1"/></text:p>
      <text:p text:style-name="Standard"><text:span text:style-name="T1">quit;</text:span><text:span text:style-name="T1"/></text:p>
      <text:p text:style-name="Standard"><text:span text:style-name="T17">run</text:span><text:span text:style-name="T1">; </text:span><text:span text:style-name="T13">/*77743*/</text:span><text:span text:style-name="T1"/></text:p>
      <text:p text:style-name="P1"/>
      <text:p text:style-name="Standard"><text:span text:style-name="T13">/*gq_1822 데이터 중에서 sn_key, exmd_bz_yyyy 별 개수가 2개 이상인 데이터들이 얼마나 있는 지 확인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q_182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gq_1822</text:span><text:span text:style-name="T1"/></text:p>
      <text:p text:style-name="Standard"><text:span text:style-name="T5">group</text:span><text:span text:style-name="T1"> </text:span><text:span text:style-name="T5">by</text:span><text:span text:style-name="T1"> sn_key, exmd_bz_yyyy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8개 확인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q_1822</text:span><text:span text:style-name="T1"/></text:p>
      <text:p text:style-name="Standard"><text:span text:style-name="T5">where</text:span><text:span text:style-name="T1"> sn_key = </text:span><text:span text:style-name="T9">"SN00189620"</text:span><text:span text:style-name="T1"/></text:p>
      <text:p text:style-name="Standard"><text:span text:style-name="T5">and</text:span><text:span text:style-name="T1"> exmd_bz_yyyy = </text:span><text:span text:style-name="T9">"2020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3">/*gq_1822 데이터에서 (sn_key, exmd_bz_yyyy)별 중복 데이터 8개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q_1822_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q_1822</text:span><text:span text:style-name="T1"/></text:p>
      <text:p text:style-name="Standard"><text:span text:style-name="T5">where</text:span><text:span text:style-name="T1"> </text:span><text:span text:style-name="T5">not</text:span><text:span text:style-name="T1"> ((sn_key =</text:span><text:span text:style-name="T9">"SN00024166"</text:span><text:span text:style-name="T1"> </text:span><text:span text:style-name="T5">and</text:span><text:span text:style-name="T1"> exmd_bz_yyyy = </text:span><text:span text:style-name="T9">"2018"</text:span><text:span text:style-name="T1"> </text:span><text:span text:style-name="T5">and</text:span><text:span text:style-name="T1"> q_smk_pre_drt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07701"</text:span><text:span text:style-name="T1"> </text:span><text:span text:style-name="T5">and</text:span><text:span text:style-name="T1"> exmd_bz_yyyy = </text:span><text:span text:style-name="T9">"2019"</text:span><text:span text:style-name="T1"> </text:span><text:span text:style-name="T5">and</text:span><text:span text:style-name="T1"> q_phx_tx_dm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10877"</text:span><text:span text:style-name="T1"> </text:span><text:span text:style-name="T5">and</text:span><text:span text:style-name="T1"> exmd_bz_yyyy = </text:span><text:span text:style-name="T9">"2020"</text:span><text:span text:style-name="T1"> </text:span><text:span text:style-name="T5">and</text:span><text:span text:style-name="T1"> q_phx_tx_etc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17008"</text:span><text:span text:style-name="T1"> </text:span><text:span text:style-name="T5">and</text:span><text:span text:style-name="T1"> exmd_bz_yyyy = </text:span><text:span text:style-name="T9">"2020"</text:span><text:span text:style-name="T1"> </text:span><text:span text:style-name="T5">and</text:span><text:span text:style-name="T1"> q_drk_frq = </text:span><text:span text:style-name="T19">2</text:span><text:span text:style-name="T1">)</text:span><text:span text:style-name="T1"/></text:p>
      <text:p text:style-name="Standard"><text:span text:style-name="T1">or (sn_key = </text:span><text:span text:style-name="T9">"SN00130324"</text:span><text:span text:style-name="T1"> </text:span><text:span text:style-name="T5">and</text:span><text:span text:style-name="T1"> exmd_bz_yyyy = </text:span><text:span text:style-name="T9">"2019"</text:span><text:span text:style-name="T1"> </text:span><text:span text:style-name="T5">and</text:span><text:span text:style-name="T1"> q_phx_tx_ptb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55989"</text:span><text:span text:style-name="T1"> </text:span><text:span text:style-name="T5">and</text:span><text:span text:style-name="T1"> exmd_bz_yyyy = </text:span><text:span text:style-name="T9">"2018"</text:span><text:span text:style-name="T1"> </text:span><text:span text:style-name="T5">and</text:span><text:span text:style-name="T1"> q_phx_dx_stk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57427"</text:span><text:span text:style-name="T1"> </text:span><text:span text:style-name="T5">and</text:span><text:span text:style-name="T1"> exmd_bz_yyyy = </text:span><text:span text:style-name="T9">"2022"</text:span><text:span text:style-name="T1"> </text:span><text:span text:style-name="T5">and</text:span><text:span text:style-name="T1"> q_smk_now_yn is </text:span><text:span text:style-name="T5">null</text:span><text:span text:style-name="T1">)</text:span><text:span text:style-name="T1"/></text:p>
      <text:p text:style-name="Standard"><text:span text:style-name="T1">or (sn_key = </text:span><text:span text:style-name="T9">"SN00189620"</text:span><text:span text:style-name="T1"> </text:span><text:span text:style-name="T5">and</text:span><text:span text:style-name="T1"> exmd_bz_yyyy = </text:span><text:span text:style-name="T9">"2020"</text:span><text:span text:style-name="T1"> </text:span><text:span text:style-name="T5">and</text:span><text:span text:style-name="T1"> q_phx_dx_stk is </text:span><text:span text:style-name="T5">null</text:span><text:span text:style-name="T1">)); 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gq_1822_1;</text:span><text:span text:style-name="T17">run</text:span><text:span text:style-name="T1">; </text:span><text:span text:style-name="T13">/*145347개* 8개 제거 완료*/</text:span><text:span text:style-name="T1"/></text:p>
      <text:p text:style-name="P1"/>
      <text:p text:style-name="P1"/>
      <text:p text:style-name="Standard"><text:span text:style-name="T13">/*18~22년도 문진 데이터 + 18~22년도 결과및판정 데이터 결합*/</text:span><text:span text:style-name="T1"/></text:p>
      <text:p text:style-name="Standard"><text:span text:style-name="T17">data</text:span><text:span text:style-name="T1"> a.g1eq_1822;</text:span><text:span text:style-name="T1"/></text:p>
      <text:p text:style-name="Standard"><text:span text:style-name="T5">merge</text:span><text:span text:style-name="T1"> a.g1e_1822_1(</text:span><text:span text:style-name="T5">in</text:span><text:span text:style-name="T1">=a) a.gq_1822_1(</text:span><text:span text:style-name="T5">in</text:span><text:span text:style-name="T1">=b);</text:span><text:span text:style-name="T1"/></text:p>
      <text:p text:style-name="Standard"><text:span text:style-name="T5">by</text:span><text:span text:style-name="T1"> sn_key exmd_bz_yyyy;</text:span><text:span text:style-name="T1"/></text:p>
      <text:p text:style-name="Standard"><text:span text:style-name="T5">if</text:span><text:span text:style-name="T1"> a and b;</text:span><text:span text:style-name="T1"/></text:p>
      <text:p text:style-name="Standard"><text:soft-page-break/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1eq_1822;</text:span><text:span text:style-name="T17">run</text:span><text:span text:style-name="T1">; </text:span><text:span text:style-name="T13">/*145289개*/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g1eq_1822; </text:span><text:span text:style-name="T5">by</text:span><text:span text:style-name="T1"> sn_key exmd_bz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 </text:span><text:span text:style-name="T5">from</text:span><text:span text:style-name="T1"> a.g1eq_1822</text:span><text:span text:style-name="T1"/></text:p>
      <text:p text:style-name="Standard"><text:span text:style-name="T1">quit;</text:span><text:span text:style-name="T1"/></text:p>
      <text:p text:style-name="Standard"><text:span text:style-name="T17">run</text:span><text:span text:style-name="T1">; </text:span><text:span text:style-name="T13">/*sn_key개수는 77722개이다.*/</text:span><text:span text:style-name="T1"/></text:p>
      <text:p text:style-name="P1"/>
      <text:p text:style-name="Standard"><text:span text:style-name="T13">/*g1eq_1822 데이터 중에서 sn_key, exmd_bz_yyyy 별 개수가 2개 이상인 데이터들이 얼마나 있는 지 확인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g1eq_182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g1eq_1822</text:span><text:span text:style-name="T1"/></text:p>
      <text:p text:style-name="Standard"><text:span text:style-name="T5">group</text:span><text:span text:style-name="T1"> </text:span><text:span text:style-name="T5">by</text:span><text:span text:style-name="T1"> sn_key, exmd_bz_yyyy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0개 존재하는 것 확인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 </text:span><text:span text:style-name="T1"/></text:p>
      <text:p text:style-name="Standard"><text:span text:style-name="T5">from</text:span><text:span text:style-name="T1"> a.g1eq_1822</text:span><text:span text:style-name="T1"/></text:p>
      <text:p text:style-name="Standard"><text:span text:style-name="T5">where</text:span><text:span text:style-name="T1"> sn_key = </text:span><text:span text:style-name="T9">"SN00110877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g1eq_1217 데이터와 g1eq_1822 데이터 행 결합*/</text:span><text:span text:style-name="T1"/></text:p>
      <text:p text:style-name="P1"/>
      <text:p text:style-name="Standard"><text:span text:style-name="T17">data</text:span><text:span text:style-name="T1"> a.g1eq_1217_1;</text:span><text:span text:style-name="T5">set</text:span><text:span text:style-name="T1"> a.g1eq_1217;</text:span><text:span text:style-name="T1"/></text:p>
      <text:p text:style-name="Standard"><text:span text:style-name="T1">G1E_HDL_NEW =input(G1E_HDL, </text:span><text:span text:style-name="T21">best12.</text:span><text:span text:style-name="T1">);</text:span><text:span text:style-name="T1"/></text:p>
      <text:p text:style-name="Standard"><text:span text:style-name="T1">G1E_TG_NEW = input(G1E_TG, </text:span><text:span text:style-name="T21">best12.</text:span><text:span text:style-name="T1">);</text:span><text:span text:style-name="T1"/></text:p>
      <text:p text:style-name="Standard"><text:span text:style-name="T1">G1E_SGOT_NEW = input(G1E_SGOT, </text:span><text:span text:style-name="T21">best12.</text:span><text:span text:style-name="T1">);</text:span><text:span text:style-name="T1"/></text:p>
      <text:p text:style-name="Standard"><text:span text:style-name="T1">G1E_SGPT_NEW = input(G1E_SGPT, </text:span><text:span text:style-name="T21">best12.</text:span><text:span text:style-name="T1">);</text:span><text:span text:style-name="T1"/></text:p>
      <text:p text:style-name="Standard"><text:span text:style-name="T1">G1E_GGT_NEW = input(G1E_GGT, </text:span><text:span text:style-name="T21">best12.</text:span><text:span text:style-name="T1">);</text:span><text:span text:style-name="T1"/></text:p>
      <text:p text:style-name="Standard"><text:span text:style-name="T5">drop</text:span><text:span text:style-name="T1"> G1E_HDL;</text:span><text:span text:style-name="T1"/></text:p>
      <text:p text:style-name="Standard"><text:span text:style-name="T5">drop</text:span><text:span text:style-name="T1"> G1E_TG;</text:span><text:span text:style-name="T1"/></text:p>
      <text:p text:style-name="Standard"><text:span text:style-name="T5">drop</text:span><text:span text:style-name="T1"> G1E_SGOT;</text:span><text:span text:style-name="T1"/></text:p>
      <text:p text:style-name="Standard"><text:span text:style-name="T5">drop</text:span><text:span text:style-name="T1"> G1E_SGPT;</text:span><text:span text:style-name="T1"/></text:p>
      <text:p text:style-name="Standard"><text:span text:style-name="T5">drop</text:span><text:span text:style-name="T1"> G1E_GGT;</text:span><text:span text:style-name="T1"/></text:p>
      <text:p text:style-name="Standard"><text:span text:style-name="T5">rename</text:span><text:span text:style-name="T1"> G1E_HDL_NEW = G1E_HDL;</text:span><text:span text:style-name="T1"/></text:p>
      <text:p text:style-name="Standard"><text:span text:style-name="T5">rename</text:span><text:span text:style-name="T1"> G1E_TG_NEW = G1E_TG;</text:span><text:span text:style-name="T1"/></text:p>
      <text:p text:style-name="Standard"><text:span text:style-name="T5">rename</text:span><text:span text:style-name="T1"> G1E_SGOT_NEW = G1E_SGOT;</text:span><text:span text:style-name="T1"/></text:p>
      <text:p text:style-name="Standard"><text:span text:style-name="T5">rename</text:span><text:span text:style-name="T1"> G1E_SGPT_NEW = G1E_SGPT;</text:span><text:span text:style-name="T1"/></text:p>
      <text:p text:style-name="Standard"><text:span text:style-name="T5">rename</text:span><text:span text:style-name="T1"> G1E_GGT_NEW = G1E_GGT;</text:span><text:span text:style-name="T1"/></text:p>
      <text:p text:style-name="Standard"><text:span text:style-name="T17">run</text:span><text:span text:style-name="T1">; </text:span><text:span text:style-name="T13">/*g1eq_1822와 데이터 타입을 일치시키기 위해 데이터 타입 변환*/</text:span><text:span text:style-name="T1"/></text:p>
      <text:p text:style-name="P1"/>
      <text:p text:style-name="Standard"><text:span text:style-name="T17">data</text:span><text:span text:style-name="T1"> a.g1eq_1822_1; </text:span><text:span text:style-name="T5">set</text:span><text:span text:style-name="T1"> a.g1eq_1822;</text:span><text:span text:style-name="T1"/></text:p>
      <text:p text:style-name="Standard"><text:span text:style-name="T1">G1E_GFR_NEW = input(G1E_GFR,</text:span><text:span text:style-name="T21">best12.</text:span><text:span text:style-name="T1">);</text:span><text:span text:style-name="T1"/></text:p>
      <text:p text:style-name="Standard"><text:span text:style-name="T5">drop</text:span><text:span text:style-name="T1"> G1E_GFR;</text:span><text:span text:style-name="T1"/></text:p>
      <text:p text:style-name="Standard"><text:span text:style-name="T5">rename</text:span><text:span text:style-name="T1"> G1E_GFR_NEW =G1E_GFR;</text:span><text:span text:style-name="T1"/></text:p>
      <text:p text:style-name="Standard"><text:span text:style-name="T17">run</text:span><text:span text:style-name="T1">; </text:span><text:span text:style-name="T13">/*g1eq_1277과 데이터 타입을 일치시키기 위해 데이터 타입 변환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1eq_1822_1;</text:span><text:span text:style-name="T17">run</text:span><text:span text:style-name="T1">;</text:span><text:span text:style-name="T1"/></text:p>
      <text:p text:style-name="P1"/>
      <text:p text:style-name="Standard"><text:soft-page-break/><text:span text:style-name="T17">data</text:span><text:span text:style-name="T1"> a.g1eq_1222; </text:span><text:span text:style-name="T5">length</text:span><text:span text:style-name="T1"> Q_SMK_PRE_AMT $</text:span><text:span text:style-name="T19">3</text:span><text:span text:style-name="T1"> Q_SMK_NOW_AMT_V09N $</text:span><text:span text:style-name="T19">3</text:span><text:span text:style-name="T1">; </text:span><text:span text:style-name="T5">set</text:span><text:span text:style-name="T1"> a.g1eq_1217_1 a.g1eq_1822_1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g1eq_1222; </text:span><text:span text:style-name="T5">by</text:span><text:span text:style-name="T1"> sn_key exmd_bz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1eq_1222;</text:span><text:span text:style-name="T17">run</text:span><text:span text:style-name="T1">; </text:span><text:span text:style-name="T13">/*488703개 존재 확인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g1eq_122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g1eq_1222</text:span><text:span text:style-name="T1"/></text:p>
      <text:p text:style-name="Standard"><text:span text:style-name="T5">group</text:span><text:span text:style-name="T1"> </text:span><text:span text:style-name="T5">by</text:span><text:span text:style-name="T1"> sn_key, exmd_bz_yyyy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총 0개의 sn_key, exmd_bz_yyyy별 중복 데이터 존재*/</text:span><text:span text:style-name="T1"/></text:p>
      <text:p text:style-name="P1"/>
      <text:p text:style-name="P1"/>
      <text:p text:style-name="Standard"><text:span text:style-name="T17">data</text:span><text:span text:style-name="T1"> a.g1eq_1222_1; </text:span><text:span text:style-name="T5">set</text:span><text:span text:style-name="T1"> a.g1eq_1222;</text:span><text:span text:style-name="T1"/></text:p>
      <text:p text:style-name="Standard"><text:span text:style-name="T1">exmd_bz_yyyy2 = input(exmd_bz_yyyy,</text:span><text:span text:style-name="T21">best12.</text:span><text:span text:style-name="T1">);</text:span><text:span text:style-name="T1"/></text:p>
      <text:p text:style-name="Standard"><text:span text:style-name="T17">run</text:span><text:span text:style-name="T1">;</text:span><text:span text:style-name="T13">/*검진데이터에서 년도변수를 수치형으로 변환하여 재생성*/</text:span><text:span text:style-name="T1"/></text:p>
      <text:p text:style-name="P1"/>
      <text:p text:style-name="Standard"><text:span text:style-name="T17">data</text:span><text:span text:style-name="T1"> a.rgst_new01; </text:span><text:span text:style-name="T5">set</text:span><text:span text:style-name="T1"> a.rgst_age20over;</text:span><text:span text:style-name="T1"/></text:p>
      <text:p text:style-name="Standard"><text:span text:style-name="T1">std_yyyy = input(substr(put(fdx2,</text:span><text:span text:style-name="T19">6.</text:span><text:span text:style-name="T1">),</text:span><text:span text:style-name="T19">1</text:span><text:span text:style-name="T1">,</text:span><text:span text:style-name="T19">4</text:span><text:span text:style-name="T1">),</text:span><text:span text:style-name="T21">best12.</text:span><text:span text:style-name="T1">);</text:span><text:span text:style-name="T1"/></text:p>
      <text:p text:style-name="Standard"><text:span text:style-name="T17">run</text:span><text:span text:style-name="T1">;</text:span><text:span text:style-name="T13">/*암등록 데이터(RGST)에서 년도변수를 수치형으로 변환하여 재생성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 a.rgst_new01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새로운 조건으로 표본 추출 다시 시작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1</text:span><text:span text:style-name="T1"/></text:p>
      <text:p text:style-name="Standard"><text:span text:style-name="T5">where</text:span><text:span text:style-name="T1"> std_yyyy&gt;=</text:span><text:span text:style-name="T19">2016</text:span><text:span text:style-name="T1"/></text:p>
      <text:p text:style-name="Standard"><text:span text:style-name="T5">and</text:span><text:span text:style-name="T1"> std_yyyy &lt;=</text:span><text:span text:style-name="T19">2020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new02;</text:span><text:span text:style-name="T17">run</text:span><text:span text:style-name="T1">; </text:span><text:span text:style-name="T13">/*134056개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02;</text:span><text:span text:style-name="T5">table</text:span><text:span text:style-name="T1"> std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rgst_new02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1eq_1222_1;</text:span><text:span text:style-name="T17">run</text:span><text:span text:style-name="T1">;</text:span><text:span text:style-name="T13">/*488703개*/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g1eq_1222_1; </text:span><text:span text:style-name="T5">by</text:span><text:span text:style-name="T1"> sn_key exmd_bz_yyyy2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g1eq_1222_1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고유 sn_key 개수는 159980개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g1eq_1222_1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g1eq_1222_1</text:span><text:span text:style-name="T1"/></text:p>
      <text:p text:style-name="Standard"><text:span text:style-name="T5">group</text:span><text:span text:style-name="T1"> </text:span><text:span text:style-name="T5">by</text:span><text:span text:style-name="T1"> sn_key, exmd_bz_yyyy2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oft-page-break/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sn_key , 검진연도별 2개씩 존재하는 데이터 개수 0개 확인*/</text:span><text:span text:style-name="T1"/></text:p>
      <text:p text:style-name="P1"/>
      <text:p text:style-name="P1"/>
      <text:p text:style-name="P1"/>
      <text:p text:style-name="P1"/>
      <text:p text:style-name="P1"/>
      <text:p text:style-name="Standard"><text:span text:style-name="T13">/*새로운 조건2으로 다시 조사 (2016~2020년도 폐암 진단 받은 성인(=134056) )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new02;</text:span><text:span text:style-name="T17">run</text:span><text:span text:style-name="T1">; </text:span><text:span text:style-name="T13">/*134056개*/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g1eq_1222_1;</text:span><text:span text:style-name="T17">run</text:span><text:span text:style-name="T1">; <text:s/></text:span><text:span text:style-name="T13">/*488703개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02;</text:span><text:span text:style-name="T5">table</text:span><text:span text:style-name="T1"> std_yyy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new02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g1eq_1222_1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P1"/>
      <text:p text:style-name="P1"/>
      <text:p text:style-name="Standard"><text:span text:style-name="T13">/*폐암 진단 이후 3년 이내 검진력이 있는 인원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3 </text:span><text:span text:style-name="T5">as</text:span><text:span text:style-name="T1"/></text:p>
      <text:p text:style-name="Standard"><text:span text:style-name="T5">select</text:span><text:span text:style-name="T1"> </text:span><text:span text:style-name="T21">a.</text:span><text:span text:style-name="T1">*, </text:span><text:span text:style-name="T21">b.</text:span><text:span text:style-name="T1">*, <text:s/>b.exmd_bz_yyyy2 <text:s/>- a.std_yyyy <text:s/></text:span><text:span text:style-name="T5">as</text:span><text:span text:style-name="T1"> yeardiff</text:span><text:span text:style-name="T1"/></text:p>
      <text:p text:style-name="Standard"><text:span text:style-name="T5">from</text:span><text:span text:style-name="T1"> a.rgst_new02 </text:span><text:span text:style-name="T5">as</text:span><text:span text:style-name="T1"> a</text:span><text:span text:style-name="T1"/></text:p>
      <text:p text:style-name="Standard"><text:span text:style-name="T5">join</text:span><text:span text:style-name="T1"> a.g1eq_1222_1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where</text:span><text:span text:style-name="T1"> b.exmd_bz_yyyy2 - a.std_yyyy &gt;</text:span><text:span text:style-name="T19">0</text:span><text:span text:style-name="T1"/></text:p>
      <text:p text:style-name="Standard"><text:span text:style-name="T5">and</text:span><text:span text:style-name="T1"> b.exmd_bz_yyyy2 - a.std_yyyy &lt;=</text:span><text:span text:style-name="T19">3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new03;</text:span><text:span text:style-name="T17">run</text:span><text:span text:style-name="T1">; </text:span><text:span text:style-name="T13">/*47007개*/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new03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03; </text:span><text:span text:style-name="T5">table</text:span><text:span text:style-name="T1"> exmd_bz_yyyy2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rgst_new03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5747명(고유 sn_key개수) 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3</text:span><text:span text:style-name="T1"/></text:p>
      <text:p text:style-name="Standard"><text:span text:style-name="T5">where</text:span><text:span text:style-name="T1"> exmd_bz_yyyy2 </text:span><text:span text:style-name="T5">in</text:span><text:span text:style-name="T1"> (</text:span><text:span text:style-name="T19">2017</text:span><text:span text:style-name="T1">,</text:span><text:span text:style-name="T19">2018</text:span><text:span text:style-name="T1">)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/></text:p>
      <text:p text:style-name="Standard"><text:span text:style-name="T1">count(*) =</text:span><text:span text:style-name="T19">2</text:span><text:span text:style-name="T1"/></text:p>
      <text:p text:style-name="Standard"><text:span text:style-name="T5">and</text:span><text:span text:style-name="T1"> sum(</text:span><text:span text:style-name="T5">case</text:span><text:span text:style-name="T1"> </text:span><text:span text:style-name="T5">when</text:span><text:span text:style-name="T1"> exmd_bz_yyyy2 = </text:span><text:span text:style-name="T19">2017</text:span><text:span text:style-name="T1"> </text:span><text:span text:style-name="T5">then</text:span><text:span text:style-name="T1"> </text:span><text:span text:style-name="T19">1</text:span><text:span text:style-name="T1"> </text:span><text:span text:style-name="T5">else</text:span><text:span text:style-name="T1"> </text:span><text:span text:style-name="T19">0</text:span><text:span text:style-name="T1"> </text:span><text:span text:style-name="T5">end</text:span><text:span text:style-name="T1">) &gt;=</text:span><text:span text:style-name="T19">1</text:span><text:span text:style-name="T1"/></text:p>
      <text:p text:style-name="Standard"><text:span text:style-name="T5">and</text:span><text:span text:style-name="T1"> sum(</text:span><text:span text:style-name="T5">case</text:span><text:span text:style-name="T1"> </text:span><text:span text:style-name="T5">when</text:span><text:span text:style-name="T1"> exmd_bz_yyyy2=</text:span><text:span text:style-name="T19">2018</text:span><text:span text:style-name="T1"> </text:span><text:span text:style-name="T5">then</text:span><text:span text:style-name="T1"> </text:span><text:span text:style-name="T19">1</text:span><text:span text:style-name="T1"> </text:span><text:span text:style-name="T5">else</text:span><text:span text:style-name="T1"> </text:span><text:span text:style-name="T19">0</text:span><text:span text:style-name="T1"> </text:span><text:span text:style-name="T5">end</text:span><text:span text:style-name="T1">) &gt;=</text:span><text:span text:style-name="T19">1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new0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> count(*) &gt;=</text:span><text:span text:style-name="T19">3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oft-page-break/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1"/></text:p>
      <text:p text:style-name="Standard"><text:span text:style-name="T5">select</text:span><text:span text:style-name="T1"> sn_key</text:span><text:span text:style-name="T1"/></text:p>
      <text:p text:style-name="Standard"><text:span text:style-name="T5">from</text:span><text:span text:style-name="T1"> a.rgst_new03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5">having</text:span><text:span text:style-name="T1"/></text:p>
      <text:p text:style-name="Standard"><text:span text:style-name="T1">count(*) = </text:span><text:span text:style-name="T19">1</text:span><text:span text:style-name="T1"/></text:p>
      <text:p text:style-name="Standard"><text:span text:style-name="T5">and</text:span><text:span text:style-name="T1"> sum(</text:span><text:span text:style-name="T5">case</text:span><text:span text:style-name="T1"> </text:span><text:span text:style-name="T5">when</text:span><text:span text:style-name="T1"> exmd_bz_yyyy2 = </text:span><text:span text:style-name="T19">2018</text:span><text:span text:style-name="T1"> </text:span><text:span text:style-name="T5">then</text:span><text:span text:style-name="T1"> </text:span><text:span text:style-name="T19">1</text:span><text:span text:style-name="T1"> </text:span><text:span text:style-name="T5">else</text:span><text:span text:style-name="T1"> </text:span><text:span text:style-name="T19">0</text:span><text:span text:style-name="T1"> </text:span><text:span text:style-name="T5">end</text:span><text:span text:style-name="T1">) &gt;=</text:span><text:span text:style-name="T19">1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4 </text:span><text:span text:style-name="T5">as</text:span><text:span text:style-name="T1"/></text:p>
      <text:p text:style-name="Standard"><text:span text:style-name="T5">select</text:span><text:span text:style-name="T1"> *, <text:s/>case </text:span><text:span text:style-name="T5">when</text:span><text:span text:style-name="T1"> q_smk_yn =</text:span><text:span text:style-name="T9">"1"</text:span><text:span text:style-name="T1"> </text:span><text:span text:style-name="T5">then</text:span><text:span text:style-name="T1"> </text:span><text:span text:style-name="T9">"Never-smoker"</text:span><text:span text:style-name="T1"/></text:p>
      <text:p text:style-name="Standard"><text:span text:style-name="T5">else</text:span><text:span text:style-name="T1"> q_smk_yn</text:span><text:span text:style-name="T1"/></text:p>
      <text:p text:style-name="Standard"><text:span text:style-name="T1">end </text:span><text:span text:style-name="T5">as</text:span><text:span text:style-name="T1"> q_smk_yn2,</text:span><text:span text:style-name="T1"/></text:p>
      <text:p text:style-name="Standard"><text:span text:style-name="T1">case </text:span><text:span text:style-name="T5">when</text:span><text:span text:style-name="T1"> q_smk_now_yn =</text:span><text:span text:style-name="T9">"1"</text:span><text:span text:style-name="T1"> </text:span><text:span text:style-name="T5">then</text:span><text:span text:style-name="T1"> </text:span><text:span text:style-name="T9">"Current smoker"</text:span><text:span text:style-name="T1"/></text:p>
      <text:p text:style-name="Standard"><text:span text:style-name="T5">when</text:span><text:span text:style-name="T1"> q_smk_now_yn =</text:span><text:span text:style-name="T9">"2"</text:span><text:span text:style-name="T1"> </text:span><text:span text:style-name="T5">then</text:span><text:span text:style-name="T1"> </text:span><text:span text:style-name="T9">"Ex-smoker"</text:span><text:span text:style-name="T1"/></text:p>
      <text:p text:style-name="Standard"><text:span text:style-name="T1">end </text:span><text:span text:style-name="T5">as</text:span><text:span text:style-name="T1"> q_smk_now_yn2, input(q_smk_pre_drt,</text:span><text:span text:style-name="T21">best12.</text:span><text:span text:style-name="T1">) </text:span><text:span text:style-name="T5">as</text:span><text:span text:style-name="T1"> q_smk_pre_drt2, input(q_smk_pre_amt,</text:span><text:span text:style-name="T21">best12.</text:span><text:span text:style-name="T1">) </text:span><text:span text:style-name="T5">as</text:span><text:span text:style-name="T1"> q_smk_pre_amt2, input(q_smk_now_drt,</text:span><text:span text:style-name="T21">best12.</text:span><text:span text:style-name="T1">) </text:span><text:span text:style-name="T5">as</text:span><text:span text:style-name="T1"> q_smk_now_drt2,</text:span><text:span text:style-name="T1"/></text:p>
      <text:p text:style-name="Standard"><text:span text:style-name="T1">input(q_smk_now_amt_v09n,</text:span><text:span text:style-name="T21">best12.</text:span><text:span text:style-name="T1">) </text:span><text:span text:style-name="T5">as</text:span><text:span text:style-name="T1"> q_smk_now_amt_v09n2, input(q_smk_amt,</text:span><text:span text:style-name="T21">best12.</text:span><text:span text:style-name="T1">) </text:span><text:span text:style-name="T5">as</text:span><text:span text:style-name="T1"> q_smk_amt2, input(q_smk_drt,</text:span><text:span text:style-name="T21">best12.</text:span><text:span text:style-name="T1">) </text:span><text:span text:style-name="T5">as</text:span><text:span text:style-name="T1"> q_smk_drt2, input(q_smk_stp_drt,</text:span><text:span text:style-name="T21">best12.</text:span><text:span text:style-name="T1">) </text:span><text:span text:style-name="T5">as</text:span><text:span text:style-name="T1"> q_smk_stp_drt2</text:span><text:span text:style-name="T1"/></text:p>
      <text:p text:style-name="Standard"><text:span text:style-name="T5">from</text:span><text:span text:style-name="T1"> a.rgst_new03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04; </text:span><text:span text:style-name="T5">table</text:span><text:span text:style-name="T1"> yeardiff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04; </text:span><text:span text:style-name="T5">table</text:span><text:span text:style-name="T1"> exmd_bz_yyyy2;</text:span><text:span text:style-name="T17">run</text:span><text:span text:style-name="T1">;</text:span><text:span text:style-name="T1"/></text:p>
      <text:p text:style-name="P1"/>
      <text:p text:style-name="Standard"><text:span text:style-name="T13">/*폐암 진단 후 3년 이내 검진력이 2019년도 이후인 인원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5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4</text:span><text:span text:style-name="T1"/></text:p>
      <text:p text:style-name="Standard"><text:span text:style-name="T5">where</text:span><text:span text:style-name="T1"> exmd_bz_yyyy2 &gt;=</text:span><text:span text:style-name="T19">2019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new05;</text:span><text:span text:style-name="T17">run</text:span><text:span text:style-name="T1">; </text:span><text:span text:style-name="T13">/*37925개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5; </text:span><text:span text:style-name="T5">table</text:span><text:span text:style-name="T1"> exmd_bz_yyyy2;</text:span><text:span text:style-name="T17">run</text:span><text:span text:style-name="T1">; 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rgst_new05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6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5</text:span><text:span text:style-name="T1"/></text:p>
      <text:p text:style-name="Standard"><text:span text:style-name="T5">group</text:span><text:span text:style-name="T1"> </text:span><text:span text:style-name="T5">by</text:span><text:span text:style-name="T1"> sn_key</text:span><text:span text:style-name="T1"/></text:p>
      <text:p text:style-name="Standard"><text:span text:style-name="T1">having yeardiff = min(yeardiff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><text:soft-page-break/></text:p>
      <text:p text:style-name="Standard"><text:span text:style-name="T13">/*이 중 흡연력 정보 파악이 모두 가능한 사람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6; </text:span><text:span text:style-name="T5">table</text:span><text:span text:style-name="T1"> q_smk_yn;</text:span><text:span text:style-name="T17">run</text:span><text:span text:style-name="T1">; </text:span><text:span text:style-name="T13">/*1:18127, 2:12543, null:9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6; </text:span><text:span text:style-name="T5">table</text:span><text:span text:style-name="T1"> q_smk_now_yn;</text:span><text:span text:style-name="T17">run</text:span><text:span text:style-name="T1">; </text:span><text:span text:style-name="T13">/*1: 1309, 2: 11232, null:18138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6; </text:span><text:span text:style-name="T5">table</text:span><text:span text:style-name="T1"> q_smk_stp_drt2;</text:span><text:span text:style-name="T17">run</text:span><text:span text:style-name="T1">; 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6</text:span><text:span text:style-name="T1"/></text:p>
      <text:p text:style-name="Standard"><text:span text:style-name="T5">where</text:span><text:span text:style-name="T1"> q_smk_yn = </text:span><text:span text:style-name="T9">"2"</text:span><text:span text:style-name="T1"/></text:p>
      <text:p text:style-name="Standard"><text:span text:style-name="T5">and</text:span><text:span text:style-name="T1"> q_smk_drt is not null</text:span><text:span text:style-name="T1"/></text:p>
      <text:p text:style-name="Standard"><text:span text:style-name="T5">and</text:span><text:span text:style-name="T1"> q_smk_amt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smk_yn이 2일 때 drt와 amt 모두 존재하는 경우는 12512개 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6</text:span><text:span text:style-name="T1"/></text:p>
      <text:p text:style-name="Standard"><text:span text:style-name="T5">where</text:span><text:span text:style-name="T1"> q_smk_yn2 = </text:span><text:span text:style-name="T9">"2"</text:span><text:span text:style-name="T1"/></text:p>
      <text:p text:style-name="Standard"><text:span text:style-name="T5">and</text:span><text:span text:style-name="T1"> q_smk_now_yn2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12541개가 나온다.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6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q_smk_stp_drt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40개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7 </text:span><text:span text:style-name="T5">as</text:span><text:span text:style-name="T1"/></text:p>
      <text:p text:style-name="Standard"><text:span text:style-name="T5">select</text:span><text:span text:style-name="T1"> *, coalesce(q_smk_pre_drt2 * q_smk_pre_amt2/</text:span><text:span text:style-name="T19">20</text:span><text:span text:style-name="T1">, q_smk_now_drt2 * q_smk_now_amt_v09n2/</text:span><text:span text:style-name="T19">20</text:span><text:span text:style-name="T1">, q_smk_amt2 * q_smk_drt2/</text:span><text:span text:style-name="T19">20</text:span><text:span text:style-name="T1">) </text:span><text:span text:style-name="T5">as</text:span><text:span text:style-name="T1"> pack_year</text:span><text:span text:style-name="T1"/></text:p>
      <text:p text:style-name="Standard"><text:span text:style-name="T5">from</text:span><text:span text:style-name="T1"> a.rgst_new06; 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 = a.rgst_new07;</text:span><text:span text:style-name="T17">run</text:span><text:span text:style-name="T1">;</text:span><text:span text:style-name="T1"/></text:p>
      <text:p text:style-name="P1"/>
      <text:p text:style-name="Standard"><text:span text:style-name="T13">/*데이터 제거 대상 확인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pack_year= </text:span><text:span text:style-name="T19">0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pack_year값이 0인 것 2개 발견(제거 대상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q_smk_now_yn2 is not null</text:span><text:span text:style-name="T1"/></text:p>
      <text:p text:style-name="Standard"><text:span text:style-name="T5">and</text:span><text:span text:style-name="T1"> pack_year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Ex-smoker, Current smoker 이면서 pack_year가 null인 경우는 29명(제거 대상)*/</text:span><text:span text:style-name="T1"/></text:p>
      <text:p text:style-name="P1"/>
      <text:p text:style-name="Standard"><text:span text:style-name="T13">/*q_smk_yn2와 q_smk_now_yn2 둘다 null 인 경우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oft-page-break/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q_smk_yn2 is null</text:span><text:span text:style-name="T1"/></text:p>
      <text:p text:style-name="Standard"><text:span text:style-name="T5">and</text:span><text:span text:style-name="T1"> q_smk_now_yn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흡연력이 없는 사람은 총 9명이다.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q_smk_stp_drt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Ex-smoker이면서 금연기간이 null인 사람은 총 40명(제거대상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q_smk_yn2= </text:span><text:span text:style-name="T9">"2"</text:span><text:span text:style-name="T1"/></text:p>
      <text:p text:style-name="Standard"><text:span text:style-name="T5">and</text:span><text:span text:style-name="T1"> q_smk_now_yn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smk_yn2가 2(예)이면서 q_smk_now_yn이 null인 경우 총 2명(제거 대상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8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</text:span><text:span text:style-name="T5">not</text:span><text:span text:style-name="T1"> (q_smk_yn2 is </text:span><text:span text:style-name="T5">null</text:span><text:span text:style-name="T1"/></text:p>
      <text:p text:style-name="Standard"><text:span text:style-name="T5">and</text:span><text:span text:style-name="T1"> q_smk_now_yn2 is </text:span><text:span text:style-name="T5">null</text:span><text:span text:style-name="T1"/></text:p>
      <text:p text:style-name="Standard"><text:span text:style-name="T1">)</text:span><text:span text:style-name="T1"/></text:p>
      <text:p text:style-name="Standard"><text:span text:style-name="T5">and</text:span><text:span text:style-name="T1"> pack_year &lt;&gt; </text:span><text:span text:style-name="T19">0</text:span><text:span text:style-name="T1"/></text:p>
      <text:p text:style-name="Standard"><text:span text:style-name="T5">and</text:span><text:span text:style-name="T1"> </text:span><text:span text:style-name="T5">not</text:span><text:span text:style-name="T1"> (q_smk_now_yn2 is </text:span><text:span text:style-name="T5">not</text:span><text:span text:style-name="T1"> </text:span><text:span text:style-name="T5">null</text:span><text:span text:style-name="T1"/></text:p>
      <text:p text:style-name="Standard"><text:span text:style-name="T5">and</text:span><text:span text:style-name="T1"> pack_year is </text:span><text:span text:style-name="T5">null</text:span><text:span text:style-name="T1">)</text:span><text:span text:style-name="T1"/></text:p>
      <text:p text:style-name="Standard"><text:span text:style-name="T5">and</text:span><text:span text:style-name="T1"> </text:span><text:span text:style-name="T5">not</text:span><text:span text:style-name="T1"> (q_smk_now_yn2 = </text:span><text:span text:style-name="T9">"Ex-smoker"</text:span><text:span text:style-name="T1"/></text:p>
      <text:p text:style-name="Standard"><text:span text:style-name="T5">and</text:span><text:span text:style-name="T1"> q_smk_stp_drt2 is </text:span><text:span text:style-name="T5">null</text:span><text:span text:style-name="T1">)</text:span><text:span text:style-name="T1"/></text:p>
      <text:p text:style-name="Standard"><text:span text:style-name="T5">and</text:span><text:span text:style-name="T1"> </text:span><text:span text:style-name="T5">not</text:span><text:span text:style-name="T1"> (q_smk_yn2 = </text:span><text:span text:style-name="T9">"2"</text:span><text:span text:style-name="T1"> </text:span><text:span text:style-name="T1"/></text:p>
      <text:p text:style-name="Standard"><text:span text:style-name="T5">and</text:span><text:span text:style-name="T1"> q_smk_now_yn2 is </text:span><text:span text:style-name="T5">null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08;</text:span><text:span text:style-name="T17">run</text:span><text:span text:style-name="T1">; </text:span><text:span text:style-name="T13">/*30605명*/</text:span><text:span text:style-name="T1"/></text:p>
      <text:p text:style-name="P1"/>
      <text:p text:style-name="Standard"><text:span text:style-name="T13">/*제거 되었는지 확인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7</text:span><text:span text:style-name="T1"/></text:p>
      <text:p text:style-name="Standard"><text:span text:style-name="T5">where</text:span><text:span text:style-name="T1"> <text:s/>(q_smk_yn2 is null</text:span><text:span text:style-name="T1"/></text:p>
      <text:p text:style-name="Standard"><text:span text:style-name="T5">and</text:span><text:span text:style-name="T1"> q_smk_now_yn2 is null</text:span><text:span text:style-name="T1"/></text:p>
      <text:p text:style-name="Standard"><text:span text:style-name="T1">)</text:span><text:span text:style-name="T1"/></text:p>
      <text:p text:style-name="Standard"><text:span text:style-name="T1">or pack_year = </text:span><text:span text:style-name="T19">0</text:span><text:span text:style-name="T1"/></text:p>
      <text:p text:style-name="Standard"><text:span text:style-name="T1">or (q_smk_now_yn2 is not null</text:span><text:span text:style-name="T1"/></text:p>
      <text:p text:style-name="Standard"><text:span text:style-name="T5">and</text:span><text:span text:style-name="T1"> pack_year is null)</text:span><text:span text:style-name="T1"/></text:p>
      <text:p text:style-name="Standard"><text:span text:style-name="T1">or (q_smk_now_yn2 = </text:span><text:span text:style-name="T9">"Ex-smoker"</text:span><text:span text:style-name="T1"/></text:p>
      <text:p text:style-name="Standard"><text:span text:style-name="T5">and</text:span><text:span text:style-name="T1"> q_smk_stp_drt2 is null)</text:span><text:span text:style-name="T1"/></text:p>
      <text:p text:style-name="Standard"><text:span text:style-name="T1">or (q_smk_yn2= </text:span><text:span text:style-name="T9">"2"</text:span><text:span text:style-name="T1"/></text:p>
      <text:p text:style-name="Standard"><text:span text:style-name="T5">and</text:span><text:span text:style-name="T1"> q_smk_now_yn2 is null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/></text:span><text:span text:style-name="T13">/*총 74명이 제거 대상이다.*/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oft-page-break/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pack_year= </text:span><text:span text:style-name="T19">0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pack_year값이 0인 것 0개 발견(제거 완료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smk_now_yn2 is not null</text:span><text:span text:style-name="T1"/></text:p>
      <text:p text:style-name="Standard"><text:span text:style-name="T5">and</text:span><text:span text:style-name="T1"> pack_year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Ex-smoker, Current smoker 이면서 pack_year가 null인 경우는 0명(제거 완료)*/</text:span><text:span text:style-name="T1"/></text:p>
      <text:p text:style-name="P1"/>
      <text:p text:style-name="Standard"><text:span text:style-name="T13">/*q_smk_yn2와 q_smk_now_yn2 둘다 null 인 경우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smk_yn2 is null</text:span><text:span text:style-name="T1"/></text:p>
      <text:p text:style-name="Standard"><text:span text:style-name="T5">and</text:span><text:span text:style-name="T1"> q_smk_now_yn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흡연력이 없는 사람은 총 0명이다.(제거 완료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q_smk_stp_drt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Ex-smoker이면서 금연기간이 null인 사람은 총 0명(제거완료)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smk_yn2= </text:span><text:span text:style-name="T9">"2"</text:span><text:span text:style-name="T1"/></text:p>
      <text:p text:style-name="Standard"><text:span text:style-name="T5">and</text:span><text:span text:style-name="T1"> q_smk_now_yn2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smk_yn2가 2(예)이면서 q_smk_now_yn이 null인 경우 총 0명(제거 완료)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smk_stp_drt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11173개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8; </text:span><text:span text:style-name="T5">table</text:span><text:span text:style-name="T1"> q_smk_yn2;</text:span><text:span text:style-name="T17">run</text:span><text:span text:style-name="T1">; </text:span><text:span text:style-name="T13">/*2: 12478명, Never-smoker: 18127명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8; </text:span><text:span text:style-name="T5">table</text:span><text:span text:style-name="T1"> q_smk_now_yn2;</text:span><text:span text:style-name="T17">run</text:span><text:span text:style-name="T1">; </text:span><text:span text:style-name="T13">/*Current smoker: 1305명, Ex-smoker: 11173명, null: 18127명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pack_year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not null: 12478개 null: 18127개*/</text:span><text:span text:style-name="T1"/></text:p>
      <text:p text:style-name="P1"/>
      <text:p text:style-name="P1"/>
      <text:p text:style-name="Standard"><text:soft-page-break/><text:span text:style-name="T13">/*이 중 2019-2021년도 검진기준 E-cigarette 사용여부 확인이 가능한자 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8; </text:span><text:span text:style-name="T5">table</text:span><text:span text:style-name="T1"> q_e_ciga_yn;</text:span><text:span text:style-name="T17">run</text:span><text:span text:style-name="T1">; </text:span><text:span text:style-name="T13">/*1: 30188, 2: 404, null:13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8; </text:span><text:span text:style-name="T5">table</text:span><text:span text:style-name="T1"> q_e_ciga_amt;</text:span><text:span text:style-name="T17">run</text:span><text:span text:style-name="T1">; </text:span><text:span text:style-name="T13">/*1:347, 2: 20, 3: 7, 4: 4, 5: 24, null: 30203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e_ciga_yn = </text:span><text:span text:style-name="T9">"2"</text:span><text:span text:style-name="T1"/></text:p>
      <text:p text:style-name="Standard"><text:span text:style-name="T5">and</text:span><text:span text:style-name="T1"> q_e_ciga_amt </text:span><text:span text:style-name="T5">in</text:span><text:span text:style-name="T1"> (</text:span><text:span text:style-name="T9">"1"</text:span><text:span text:style-name="T1">,</text:span><text:span text:style-name="T9">"2"</text:span><text:span text:style-name="T1">,</text:span><text:span text:style-name="T9">"3"</text:span><text:span text:style-name="T1">,</text:span><text:span text:style-name="T9">"4"</text:span><text:span text:style-name="T1">,</text:span><text:span text:style-name="T9">"5"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402개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e_ciga_yn = </text:span><text:span text:style-name="T9">"2"</text:span><text:span text:style-name="T1"/></text:p>
      <text:p text:style-name="Standard"><text:span text:style-name="T5">and</text:span><text:span text:style-name="T1"> q_e_ciga_amt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2개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e_ciga_yn is null</text:span><text:span text:style-name="T1"/></text:p>
      <text:p text:style-name="Standard"><text:span text:style-name="T5">and</text:span><text:span text:style-name="T1"> q_e_ciga_amt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 , q_e_ciga_yn이 null이면서 q_e_ciga_amt가 null인 경우: 13명 (제거 대상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q_e_ciga_yn = </text:span><text:span text:style-name="T9">"2"</text:span><text:span text:style-name="T1"/></text:p>
      <text:p text:style-name="Standard"><text:span text:style-name="T5">and</text:span><text:span text:style-name="T1"> q_e_ciga_amt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e_ciga_yn이 2이면서 q_e_ciga_amt가 null인경우 : 2명 (제거 대상)*/</text:span><text:span text:style-name="T1"/></text:p>
      <text:p text:style-name="P1"/>
      <text:p text:style-name="Standard"><text:span text:style-name="T13">/*전자담배력 없는 인원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09 </text:span><text:span text:style-name="T5">as</text:span><text:span text:style-name="T1"/></text:p>
      <text:p text:style-name="Standard"><text:span text:style-name="T5">select</text:span><text:span text:style-name="T1"> *, case </text:span><text:span text:style-name="T5">when</text:span><text:span text:style-name="T1"> q_e_ciga_yn = </text:span><text:span text:style-name="T9">"1"</text:span><text:span text:style-name="T1"> </text:span><text:span text:style-name="T5">then</text:span><text:span text:style-name="T1"> </text:span><text:span text:style-name="T9">"Non E-cigarette user"</text:span><text:span text:style-name="T1"/></text:p>
      <text:p text:style-name="Standard"><text:span text:style-name="T5">else</text:span><text:span text:style-name="T1"> q_e_ciga_yn end </text:span><text:span text:style-name="T5">as</text:span><text:span text:style-name="T1"> q_e_ciga_yn2,</text:span><text:span text:style-name="T1"/></text:p>
      <text:p text:style-name="Standard"><text:span text:style-name="T1">case </text:span><text:span text:style-name="T5">when</text:span><text:span text:style-name="T1"> q_e_ciga_amt = </text:span><text:span text:style-name="T9">"1"</text:span><text:span text:style-name="T1"> </text:span><text:span text:style-name="T5">then</text:span><text:span text:style-name="T1"> </text:span><text:span text:style-name="T9">"Non E-cigarette user"</text:span><text:span text:style-name="T1"/></text:p>
      <text:p text:style-name="Standard"><text:span text:style-name="T5">when</text:span><text:span text:style-name="T1"> q_e_ciga_yn =</text:span><text:span text:style-name="T9">"1"</text:span><text:span text:style-name="T1"> </text:span><text:span text:style-name="T5">then</text:span><text:span text:style-name="T1"> </text:span><text:span text:style-name="T9">"Non E-cigarette user"</text:span><text:span text:style-name="T1"/></text:p>
      <text:p text:style-name="Standard"><text:span text:style-name="T5">when</text:span><text:span text:style-name="T1"> q_e_ciga_amt </text:span><text:span text:style-name="T5">in</text:span><text:span text:style-name="T1"> (</text:span><text:span text:style-name="T9">"2"</text:span><text:span text:style-name="T1">,</text:span><text:span text:style-name="T9">"3"</text:span><text:span text:style-name="T1">,</text:span><text:span text:style-name="T9">"4"</text:span><text:span text:style-name="T1">) </text:span><text:span text:style-name="T5">then</text:span><text:span text:style-name="T1"> </text:span><text:span text:style-name="T9">"Light E-cigarette user"</text:span><text:span text:style-name="T1"/></text:p>
      <text:p text:style-name="Standard"><text:span text:style-name="T5">when</text:span><text:span text:style-name="T1"> q_e_ciga_amt = </text:span><text:span text:style-name="T9">"5"</text:span><text:span text:style-name="T1"> </text:span><text:span text:style-name="T5">then</text:span><text:span text:style-name="T1"> </text:span><text:span text:style-name="T9">"Heavy E-cigarette user"</text:span><text:span text:style-name="T1"/></text:p>
      <text:p text:style-name="Standard"><text:span text:style-name="T1">end </text:span><text:span text:style-name="T5">as</text:span><text:span text:style-name="T1"> q_e_ciga_amt2</text:span><text:span text:style-name="T1"/></text:p>
      <text:p text:style-name="Standard"><text:span text:style-name="T5">from</text:span><text:span text:style-name="T1"> a.rgst_new08</text:span><text:span text:style-name="T1"/></text:p>
      <text:p text:style-name="Standard"><text:span text:style-name="T5">where</text:span><text:span text:style-name="T1"> </text:span><text:span text:style-name="T5">not</text:span><text:span text:style-name="T1"> (q_e_ciga_yn = </text:span><text:span text:style-name="T9">"2"</text:span><text:span text:style-name="T1"> </text:span><text:span text:style-name="T5">and</text:span><text:span text:style-name="T1"> q_e_ciga_amt is </text:span><text:span text:style-name="T5">null</text:span><text:span text:style-name="T1">)</text:span><text:span text:style-name="T1"/></text:p>
      <text:p text:style-name="Standard"><text:span text:style-name="T5">and</text:span><text:span text:style-name="T1"> </text:span><text:span text:style-name="T5">not</text:span><text:span text:style-name="T1"> (q_e_ciga_yn is </text:span><text:span text:style-name="T5">null</text:span><text:span text:style-name="T1"> </text:span><text:span text:style-name="T5">and</text:span><text:span text:style-name="T1"> q_e_ciga_amt is </text:span><text:span text:style-name="T5">null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09; </text:span><text:span text:style-name="T17">run</text:span><text:span text:style-name="T1">; </text:span><text:span text:style-name="T13">/*30590개 (전자담배력 없는 인원 제거 완료)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9; </text:span><text:span text:style-name="T5">table</text:span><text:span text:style-name="T1"> q_e_ciga_yn2;</text:span><text:span text:style-name="T17">run</text:span><text:span text:style-name="T1">; </text:span><text:span text:style-name="T13">/*non: 30188, 2: 402 */</text:span><text:span text:style-name="T1"> 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9; </text:span><text:span text:style-name="T5">table</text:span><text:span text:style-name="T1"> q_e_ciga_amt2;</text:span><text:span text:style-name="T17">run</text:span><text:span text:style-name="T1">; </text:span><text:span text:style-name="T13">/*non: 30535(347+30188), light: 31, heavy: 24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 a.rgst_new09; </text:span><text:span text:style-name="T5">table</text:span><text:span text:style-name="T1"> q_e_ciga_amt;</text:span><text:span text:style-name="T17">run</text:span><text:span text:style-name="T1">;</text:span><text:span text:style-name="T1"/></text:p>
      <text:p text:style-name="P1"/>
      <text:p text:style-name="Standard"><text:soft-page-break/><text:span text:style-name="T13">/*이 중 2019이후 <text:s/>검진기준 E-cigarette 사용여부와 궐련형 전자담배 사용여부 모두 확인이 가능한 자 확인하기 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9; </text:span><text:span text:style-name="T5">table</text:span><text:span text:style-name="T1"> q_hnbt_yn; </text:span><text:span text:style-name="T17">run</text:span><text:span text:style-name="T1">;</text:span><text:span text:style-name="T13">/*1(아니오): 30086, 2(예):495, null: 9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9; </text:span><text:span text:style-name="T5">table</text:span><text:span text:style-name="T1"> q_hnbt_now_yn; </text:span><text:span text:style-name="T17">run</text:span><text:span text:style-name="T1">;</text:span><text:span text:style-name="T13">/*1(현재피움): 58, 2(과거에는 피웠으나 현재 피우지 않음):433, null: 30099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rgst_new09; </text:span><text:span text:style-name="T5">table</text:span><text:span text:style-name="T1"> q_hnbt_amt; 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3">/*궐련형 전자담배 변수 인원수 파악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9</text:span><text:span text:style-name="T1"/></text:p>
      <text:p text:style-name="Standard"><text:span text:style-name="T5">where</text:span><text:span text:style-name="T1"> q_hnbt_now_yn = </text:span><text:span text:style-name="T9">"2"</text:span><text:span text:style-name="T1"/></text:p>
      <text:p text:style-name="Standard"><text:span text:style-name="T5">and</text:span><text:span text:style-name="T1"> q_hnbt_drt is not null</text:span><text:span text:style-name="T1"/></text:p>
      <text:p text:style-name="Standard"><text:span text:style-name="T5">and</text:span><text:span text:style-name="T1"> q_hnbt_amt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429개*/</text:span><text:span text:style-name="T1"/></text:p>
      <text:p text:style-name="Standard"><text:span text:style-name="T1"><text:s/>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9</text:span><text:span text:style-name="T1"/></text:p>
      <text:p text:style-name="Standard"><text:span text:style-name="T5">where</text:span><text:span text:style-name="T1"> q_hnbt_stp_drt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hnbt_stp_drt is not null: 429개, null: 30161*/</text:span><text:span text:style-name="T1"/></text:p>
      <text:p text:style-name="P1"/>
      <text:p text:style-name="P1"/>
      <text:p text:style-name="P1"/>
      <text:p text:style-name="Standard"><text:span text:style-name="T13">/*제거해야 할 데이터 찾아보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9</text:span><text:span text:style-name="T1"/></text:p>
      <text:p text:style-name="Standard"><text:span text:style-name="T5">where</text:span><text:span text:style-name="T1"> (q_hnbt_yn &lt;&gt; </text:span><text:span text:style-name="T9">"1"</text:span><text:span text:style-name="T1"/></text:p>
      <text:p text:style-name="Standard"><text:span text:style-name="T5">and</text:span><text:span text:style-name="T1"> q_hnbt_now_yn is null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궐련형 전자담배 변수 확인 결과 q_hnbt_yn이 1(아니오)가 아니면서(2(예) 또는 null) q_hnbt_now_yn을 null이라고 응답한 경우 13개(제거 대상) <text:s/>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9</text:span><text:span text:style-name="T1"/></text:p>
      <text:p text:style-name="Standard"><text:span text:style-name="T5">where</text:span><text:span text:style-name="T1"> <text:s/>q_hnbt_yn =</text:span><text:span text:style-name="T9">"2"</text:span><text:span text:style-name="T1"/></text:p>
      <text:p text:style-name="Standard"><text:span text:style-name="T5">and</text:span><text:span text:style-name="T1"> (q_hnbt_drt is null</text:span><text:span text:style-name="T1"/></text:p>
      <text:p text:style-name="Standard"><text:span text:style-name="T1">or q_hnbt_amt is null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/></text:span><text:span text:style-name="T13">/*q_hnbt_yn이 2(예)이면서 q_hnbt_drt 또는 q_hnbt_amt가 null 인 경우 9개*/</text:span><text:span text:style-name="T1"/></text:p>
      <text:p text:style-name="P1"/>
      <text:p text:style-name="P1"/>
      <text:p text:style-name="Standard"><text:span text:style-name="T13">/*궐련형 전자담배 금연관련 모순 데이터(과거에 피웠고 현재는 안피운다 했는데 q_hnbt_stp_drt가 결측이 있는 경우) 있는지 확인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09</text:span><text:span text:style-name="T1"/></text:p>
      <text:p text:style-name="Standard"><text:span text:style-name="T5">where</text:span><text:span text:style-name="T1"> q_hnbt_now_yn = </text:span><text:span text:style-name="T9">"2"</text:span><text:span text:style-name="T1"/></text:p>
      <text:p text:style-name="Standard"><text:span text:style-name="T5">and</text:span><text:span text:style-name="T1"> q_hnbt_stp_drt is null;</text:span><text:span text:style-name="T1"/></text:p>
      <text:p text:style-name="Standard"><text:soft-page-break/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hnbt_stp_drt가 2(과거에는 피웠으나 현재는 피우지 않음)이라고 응답하면서 q_hnbt_stp_drt가 null인 값은 총 4개(제거 대상)*/</text:span><text:span text:style-name="T1"/></text:p>
      <text:p text:style-name="P1"/>
      <text:p text:style-name="P1"/>
      <text:p text:style-name="Standard"><text:span text:style-name="T13">/*궐련형 전자담배 사용여부 확인 불가능한 인원 제거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10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09</text:span><text:span text:style-name="T1"/></text:p>
      <text:p text:style-name="Standard"><text:span text:style-name="T5">where</text:span><text:span text:style-name="T1"> </text:span><text:span text:style-name="T5">not</text:span><text:span text:style-name="T1"> <text:s/>(q_hnbt_yn &lt;&gt; </text:span><text:span text:style-name="T9">"1"</text:span><text:span text:style-name="T1"/></text:p>
      <text:p text:style-name="Standard"><text:span text:style-name="T5">and</text:span><text:span text:style-name="T1"> q_hnbt_now_yn is </text:span><text:span text:style-name="T5">null</text:span><text:span text:style-name="T1">)</text:span><text:span text:style-name="T1"/></text:p>
      <text:p text:style-name="Standard"><text:span text:style-name="T5">and</text:span><text:span text:style-name="T1"> </text:span><text:span text:style-name="T5">not</text:span><text:span text:style-name="T1"> (q_hnbt_yn =</text:span><text:span text:style-name="T9">"2"</text:span><text:span text:style-name="T1"> </text:span><text:span text:style-name="T5">and</text:span><text:span text:style-name="T1"> (q_hnbt_drt is </text:span><text:span text:style-name="T5">null</text:span><text:span text:style-name="T1"/></text:p>
      <text:p text:style-name="Standard"><text:span text:style-name="T1">or q_hnbt_amt is </text:span><text:span text:style-name="T5">null</text:span><text:span text:style-name="T1">))</text:span><text:span text:style-name="T1"/></text:p>
      <text:p text:style-name="Standard"><text:span text:style-name="T5">and</text:span><text:span text:style-name="T1"> </text:span><text:span text:style-name="T5">not</text:span><text:span text:style-name="T1"> (q_hnbt_now_yn = </text:span><text:span text:style-name="T9">"2"</text:span><text:span text:style-name="T1"/></text:p>
      <text:p text:style-name="Standard"><text:span text:style-name="T5">and</text:span><text:span text:style-name="T1"> q_hnbt_stp_drt is </text:span><text:span text:style-name="T5">null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0570명*/</text:span><text:span text:style-name="T1"/></text:p>
      <text:p text:style-name="P1"/>
      <text:p text:style-name="P1"/>
      <text:p text:style-name="Standard"><text:span text:style-name="T13">/*제거 되었는지 확인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(q_hnbt_yn &lt;&gt; </text:span><text:span text:style-name="T9">"1"</text:span><text:span text:style-name="T1"/></text:p>
      <text:p text:style-name="Standard"><text:span text:style-name="T5">and</text:span><text:span text:style-name="T1"> q_hnbt_now_yn is null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궐련형 전자담배 변수 확인 결과 q_hnbt_yn이 1(아니오)가 아니면서(2(예) 또는 null) q_hnbt_now_yn을 null이라고 응답한 경우 0개(제거 완료) <text:s/>*/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<text:s/>q_hnbt_yn =</text:span><text:span text:style-name="T9">"2"</text:span><text:span text:style-name="T1"/></text:p>
      <text:p text:style-name="Standard"><text:span text:style-name="T5">and</text:span><text:span text:style-name="T1"> (q_hnbt_drt is null</text:span><text:span text:style-name="T1"/></text:p>
      <text:p text:style-name="Standard"><text:span text:style-name="T1">or q_hnbt_amt is null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/></text:span><text:span text:style-name="T13">/*q_hnbt_yn이 2(예)이면서 q_hnbt_drt 또는 q_hnbt_amt가 null 인 경우 0개 (제거완료)*/</text:span><text:span text:style-name="T1"/></text:p>
      <text:p text:style-name="P1"/>
      <text:p text:style-name="P1"/>
      <text:p text:style-name="Standard"><text:span text:style-name="T13">/*궐련형 전자담배 금연관련 모순 데이터(과거에 피웠고 현재는 안피운다 했는데 q_hnbt_stp_drt가 결측이 있는 경우) 있는지 확인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q_hnbt_now_yn = </text:span><text:span text:style-name="T9">"2"</text:span><text:span text:style-name="T1"/></text:p>
      <text:p text:style-name="Standard"><text:span text:style-name="T5">and</text:span><text:span text:style-name="T1"> q_hnbt_stp_drt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q_hnbt_stp_drt가 2(과거에는 피웠으나 현재는 피우지 않음)이라고 응답하면서 q_hnbt_stp_drt가 null인 값은 총 0개(제거 완료)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10; </text:span><text:span text:style-name="T17">run</text:span><text:span text:style-name="T1">; </text:span><text:span text:style-name="T13">/*30570명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0; </text:span><text:span text:style-name="T5">table</text:span><text:span text:style-name="T1"> q_hnbt_yn;</text:span><text:span text:style-name="T17">run</text:span><text:span text:style-name="T1">; </text:span><text:span text:style-name="T13">/*1(아니오):30086, 2(예):484명*/</text:span><text:span text:style-name="T1"/></text:p>
      <text:p text:style-name="Standard"><text:soft-page-break/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0; </text:span><text:span text:style-name="T5">table</text:span><text:span text:style-name="T1"> q_hnbt_now_yn;</text:span><text:span text:style-name="T17">run</text:span><text:span text:style-name="T1">; </text:span><text:span text:style-name="T13">/*1(현재 피움): 57, 2(과거에는 피웠으나 현재는 피우지 않음): 427, null:30086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q_hnbt_drt is not null</text:span><text:span text:style-name="T1"/></text:p>
      <text:p text:style-name="Standard"><text:span text:style-name="T5">and</text:span><text:span text:style-name="T1"> q_hnbt_amt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drt와 amt 둘 다 존재하는 인원 수 역시 484명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q_hnbt_stp_drt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금연기간 존재하는 인원은 427명*/</text:span><text:span text:style-name="T1"/></text:p>
      <text:p text:style-name="P1"/>
      <text:p text:style-name="P1"/>
      <text:p text:style-name="Standard"><text:span text:style-name="T13">/*분류 마친 후 case별 폐암진단연도 어떻게 되는지 파악 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0; </text:span><text:span text:style-name="T5">table</text:span><text:span text:style-name="T1"> std_yyyy;</text:span><text:span text:style-name="T17">run</text:span><text:span text:style-name="T1">; </text:span><text:span text:style-name="T13">/*2016: 622명, 2017: 3559명, 2018: 7400명, 2019: 8043명, 2020: 7399명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pack_year is not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pack year is not null: 12464, null:18106명 */</text:span><text:span text:style-name="T1"/></text:p>
      <text:p text:style-name="P1"/>
      <text:p text:style-name="Standard"><text:span text:style-name="T13">/*tx 변수 확인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0</text:span><text:span text:style-name="T1"/></text:p>
      <text:p text:style-name="Standard"><text:span text:style-name="T5">where</text:span><text:span text:style-name="T1"> tx=</text:span><text:span text:style-name="T9">"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tx가 공백인값이 3개 존재(제거하지 않고 r환경에서 0으로 치환)*/</text:span><text:span text:style-name="T1"/></text:p>
      <text:p text:style-name="P1"/>
      <text:p text:style-name="P1"/>
      <text:p text:style-name="Standard"><text:span text:style-name="T13">/*BFC 자격 테이블 연계(income 변수 생성 용)*/</text:span><text:span text:style-name="T1"/></text:p>
      <text:p text:style-name="P1"/>
      <text:p text:style-name="Standard"><text:span text:style-name="T17">data</text:span><text:span text:style-name="T1"> a.bfc; </text:span><text:span text:style-name="T5">set</text:span><text:span text:style-name="T1"> raw.kc20240813002_bfc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bfc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bfc</text:span><text:span text:style-name="T1"/></text:p>
      <text:p text:style-name="Standard"><text:span text:style-name="T5">where</text:span><text:span text:style-name="T1"> sn_key </text:span><text:span text:style-name="T5">in</text:span><text:span text:style-name="T1"/></text:p>
      <text:p text:style-name="Standard"><text:span text:style-name="T1">(</text:span><text:span text:style-name="T5">select</text:span><text:span text:style-name="T1"> sn_key</text:span><text:span text:style-name="T1"/></text:p>
      <text:p text:style-name="Standard"><text:span text:style-name="T5">from</text:span><text:span text:style-name="T1"> a.bfc</text:span><text:span text:style-name="T1"/></text:p>
      <text:p text:style-name="Standard"><text:span text:style-name="T5">group</text:span><text:span text:style-name="T1"> </text:span><text:span text:style-name="T5">by</text:span><text:span text:style-name="T1"> sn_key, std_yyyy</text:span><text:span text:style-name="T1"/></text:p>
      <text:p text:style-name="Standard"><text:span text:style-name="T5">having</text:span><text:span text:style-name="T1"> count(*) &gt;=</text:span><text:span text:style-name="T19">2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sn_key, std_yyyy별 2개이상 존재하는 데이터 0개 확인*/</text:span><text:span text:style-name="T1"/></text:p>
      <text:p text:style-name="P1"/>
      <text:p text:style-name="P1"/>
      <text:p text:style-name="Standard"><text:span text:style-name="T13">/*std_yyyy변수 문자형 -&gt;수치형으로 변환*/</text:span><text:span text:style-name="T1"/></text:p>
      <text:p text:style-name="Standard"><text:span text:style-name="T17">data</text:span><text:span text:style-name="T1"> a.bfc_1; </text:span><text:span text:style-name="T5">set</text:span><text:span text:style-name="T1"> a.bfc;</text:span><text:span text:style-name="T1"/></text:p>
      <text:p text:style-name="Standard"><text:soft-page-break/><text:span text:style-name="T1">std_yyyy2 =input(std_yyyy,</text:span><text:span text:style-name="T21">best12.</text:span><text:span text:style-name="T1">);</text:span><text:span text:style-name="T1"/></text:p>
      <text:p text:style-name="Standard"><text:span text:style-name="T5">drop</text:span><text:span text:style-name="T1"> std_yyyy;</text:span><text:span text:style-name="T1"/></text:p>
      <text:p text:style-name="Standard"><text:span text:style-name="T5">rename</text:span><text:span text:style-name="T1"> std_yyyy2 = std_yyyy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11 </text:span><text:span text:style-name="T5">as</text:span><text:span text:style-name="T1"/></text:p>
      <text:p text:style-name="Standard"><text:span text:style-name="T5">select</text:span><text:span text:style-name="T1"> </text:span><text:span text:style-name="T21">a.</text:span><text:span text:style-name="T1">*, b.calc_ctrb_vtile_fd</text:span><text:span text:style-name="T1"/></text:p>
      <text:p text:style-name="Standard"><text:span text:style-name="T5">from</text:span><text:span text:style-name="T1"> a.rgst_new10 </text:span><text:span text:style-name="T5">as</text:span><text:span text:style-name="T1"> a</text:span><text:span text:style-name="T1"/></text:p>
      <text:p text:style-name="Standard"><text:span text:style-name="T5">join</text:span><text:span text:style-name="T1"> a.bfc_1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</text:span><text:span text:style-name="T1"/></text:p>
      <text:p text:style-name="Standard"><text:span text:style-name="T5">and</text:span><text:span text:style-name="T1"> a.std_yyyy = b.std_yyy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11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1; </text:span><text:span text:style-name="T5">table</text:span><text:span text:style-name="T1"> calc_ctrb_vtile_fd;</text:span><text:span text:style-name="T17">run</text:span><text:span text:style-name="T1">;</text:span><text:span text:style-name="T1"/></text:p>
      <text:p text:style-name="P1"/>
      <text:p text:style-name="Standard"><text:span text:style-name="T13">/*BMI 계산 불가 제거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1; </text:span><text:span text:style-name="T5">table</text:span><text:span text:style-name="T1"> g1e_bmi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1</text:span><text:span text:style-name="T1"/></text:p>
      <text:p text:style-name="Standard"><text:span text:style-name="T5">where</text:span><text:span text:style-name="T1"> g1e_bmi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bmi 계산 불가 11개 존재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1</text:span><text:span text:style-name="T1"/></text:p>
      <text:p text:style-name="Standard"><text:span text:style-name="T5">where</text:span><text:span text:style-name="T1"> g1e_bmi is </text:span><text:span text:style-name="T5">not</text:span><text:span text:style-name="T1">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12;</text:span><text:span text:style-name="T17">run</text:span><text:span text:style-name="T1">; </text:span><text:span text:style-name="T13">/*30553개*/</text:span><text:span text:style-name="T1"/></text:p>
      <text:p text:style-name="P1"/>
      <text:p text:style-name="P1"/>
      <text:p text:style-name="P1"/>
      <text:p text:style-name="Standard"><text:span text:style-name="T13">/*운동력 구할 수 없는 인원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2</text:span><text:span text:style-name="T1"/></text:p>
      <text:p text:style-name="Standard"><text:span text:style-name="T5">where</text:span><text:span text:style-name="T1"> q_pa_vd_frq is null</text:span><text:span text:style-name="T1"/></text:p>
      <text:p text:style-name="Standard"><text:span text:style-name="T5">and</text:span><text:span text:style-name="T1"> q_pa_md_frq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운동력을 구할 수 없는 인원은 총 3명(제거 대상)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13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2</text:span><text:span text:style-name="T1"/></text:p>
      <text:p text:style-name="Standard"><text:span text:style-name="T5">where</text:span><text:span text:style-name="T1"> </text:span><text:span text:style-name="T5">not</text:span><text:span text:style-name="T1"> (q_pa_vd_frq is </text:span><text:span text:style-name="T5">null</text:span><text:span text:style-name="T1"> </text:span><text:span text:style-name="T5">and</text:span><text:span text:style-name="T1"> q_pa_md_frq is </text:span><text:span text:style-name="T5">null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13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rgst_new13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oft-page-break/><text:span text:style-name="T5">from</text:span><text:span text:style-name="T1"> a.rgst_new13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pan text:style-name="T13">/*cci 테이블 생성*/</text:span><text:span text:style-name="T1"/></text:p>
      <text:p text:style-name="P1"/>
      <text:p text:style-name="Standard"><text:span text:style-name="T17">data</text:span><text:span text:style-name="T1"> a.t20; </text:span><text:span text:style-name="T5">set</text:span><text:span text:style-name="T1"> raw.kc20240813002_t200; </text:span><text:span text:style-name="T17">run</text:span><text:span text:style-name="T1">;</text:span><text:span text:style-name="T1"/></text:p>
      <text:p text:style-name="Standard"><text:span text:style-name="T17">data</text:span><text:span text:style-name="T1"> a.t40; </text:span><text:span text:style-name="T5">set</text:span><text:span text:style-name="T1"> raw.kc20240813002_t400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40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; </text:span><text:span text:style-name="T5">table</text:span><text:span text:style-name="T1"> m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; </text:span><text:span text:style-name="T5">table</text:span><text:span text:style-name="T1"> sub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20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t40part5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20part1;</text:span><text:span text:style-name="T1"/></text:p>
      <text:p text:style-name="Standard"><text:span text:style-name="T5">set</text:span><text:span text:style-name="T1"> a.t20;</text:span><text:span text:style-name="T1"/></text:p>
      <text:p text:style-name="Standard"><text:span text:style-name="T5">if</text:span><text:span text:style-name="T1"> sn_key &lt;= </text:span><text:span text:style-name="T9">"SN00050000"</text:span><text:span text:style-name="T1"> </text:span><text:span text:style-name="T5">then</text:span><text:span text:style-name="T1"> </text:span><text:span text:style-name="T5">output</text:span><text:span text:style-name="T1"> a.t20part1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20part1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40part1;</text:span><text:span text:style-name="T1"/></text:p>
      <text:p text:style-name="Standard"><text:span text:style-name="T5">set</text:span><text:span text:style-name="T1"> a.t40;</text:span><text:span text:style-name="T1"/></text:p>
      <text:p text:style-name="Standard"><text:span text:style-name="T5">if</text:span><text:span text:style-name="T1"> sn_key &lt;= </text:span><text:span text:style-name="T9">"SN00050000"</text:span><text:span text:style-name="T1"> </text:span><text:span text:style-name="T5">then</text:span><text:span text:style-name="T1"> </text:span><text:span text:style-name="T5">output</text:span><text:span text:style-name="T1"> a.t40part1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40part1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20part2;</text:span><text:span text:style-name="T1"/></text:p>
      <text:p text:style-name="Standard"><text:span text:style-name="T5">set</text:span><text:span text:style-name="T1"> a.t20;</text:span><text:span text:style-name="T1"/></text:p>
      <text:p text:style-name="Standard"><text:span text:style-name="T5">if</text:span><text:span text:style-name="T1"> sn_key &gt; </text:span><text:span text:style-name="T9">"SN00050000"</text:span><text:span text:style-name="T1"> </text:span><text:span text:style-name="T1"/></text:p>
      <text:p text:style-name="Standard"><text:span text:style-name="T1">and sn_key &lt;=</text:span><text:span text:style-name="T9">"SN00100000"</text:span><text:span text:style-name="T1"> </text:span><text:span text:style-name="T5">then</text:span><text:span text:style-name="T1"> </text:span><text:span text:style-name="T5">output</text:span><text:span text:style-name="T1"> a.t20part2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20part2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data</text:span><text:span text:style-name="T1"> a.t40part2;</text:span><text:span text:style-name="T1"/></text:p>
      <text:p text:style-name="Standard"><text:span text:style-name="T5">set</text:span><text:span text:style-name="T1"> a.t40;</text:span><text:span text:style-name="T1"/></text:p>
      <text:p text:style-name="Standard"><text:span text:style-name="T5">if</text:span><text:span text:style-name="T1"> sn_key &gt; </text:span><text:span text:style-name="T9">"SN00050000"</text:span><text:span text:style-name="T1"> </text:span><text:span text:style-name="T1"/></text:p>
      <text:p text:style-name="Standard"><text:span text:style-name="T1">and sn_key &lt;=</text:span><text:span text:style-name="T9">"SN00100000"</text:span><text:span text:style-name="T1"> </text:span><text:span text:style-name="T5">then</text:span><text:span text:style-name="T1"> </text:span><text:span text:style-name="T5">output</text:span><text:span text:style-name="T1"> a.t40part2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40part2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data</text:span><text:span text:style-name="T1"> a.t20part3;</text:span><text:span text:style-name="T1"/></text:p>
      <text:p text:style-name="Standard"><text:span text:style-name="T5">set</text:span><text:span text:style-name="T1"> a.t20;</text:span><text:span text:style-name="T1"/></text:p>
      <text:p text:style-name="Standard"><text:span text:style-name="T5">if</text:span><text:span text:style-name="T1"> sn_key &gt; </text:span><text:span text:style-name="T9">"SN00100000"</text:span><text:span text:style-name="T1"> </text:span><text:span text:style-name="T1"/></text:p>
      <text:p text:style-name="Standard"><text:span text:style-name="T1">and sn_key &lt;=</text:span><text:span text:style-name="T9">"SN00150000"</text:span><text:span text:style-name="T1"> </text:span><text:span text:style-name="T5">then</text:span><text:span text:style-name="T1"> </text:span><text:span text:style-name="T5">output</text:span><text:span text:style-name="T1"> a.t20part3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20part3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40part3;</text:span><text:span text:style-name="T1"/></text:p>
      <text:p text:style-name="Standard"><text:span text:style-name="T5">set</text:span><text:span text:style-name="T1"> a.t40;</text:span><text:span text:style-name="T1"/></text:p>
      <text:p text:style-name="Standard"><text:span text:style-name="T5">if</text:span><text:span text:style-name="T1"> sn_key &gt; </text:span><text:span text:style-name="T9">"SN00100000"</text:span><text:span text:style-name="T1"> </text:span><text:span text:style-name="T1"/></text:p>
      <text:p text:style-name="Standard"><text:span text:style-name="T1">and sn_key &lt;=</text:span><text:span text:style-name="T9">"SN00150000"</text:span><text:span text:style-name="T1"> </text:span><text:span text:style-name="T5">then</text:span><text:span text:style-name="T1"> </text:span><text:span text:style-name="T5">output</text:span><text:span text:style-name="T1"> a.t40part3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40part3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P1"/>
      <text:p text:style-name="Standard"><text:soft-page-break/><text:span text:style-name="T17">data</text:span><text:span text:style-name="T1"> a.t20part4;</text:span><text:span text:style-name="T1"/></text:p>
      <text:p text:style-name="Standard"><text:span text:style-name="T5">set</text:span><text:span text:style-name="T1"> a.t20;</text:span><text:span text:style-name="T1"/></text:p>
      <text:p text:style-name="Standard"><text:span text:style-name="T5">if</text:span><text:span text:style-name="T1"> sn_key &gt; </text:span><text:span text:style-name="T9">"SN00150000"</text:span><text:span text:style-name="T1"> </text:span><text:span text:style-name="T1"/></text:p>
      <text:p text:style-name="Standard"><text:span text:style-name="T1">and sn_key &lt;=</text:span><text:span text:style-name="T9">"SN00200000"</text:span><text:span text:style-name="T1"> </text:span><text:span text:style-name="T5">then</text:span><text:span text:style-name="T1"> </text:span><text:span text:style-name="T5">output</text:span><text:span text:style-name="T1"> a.t20part4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20part4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40part4;</text:span><text:span text:style-name="T1"/></text:p>
      <text:p text:style-name="Standard"><text:span text:style-name="T5">set</text:span><text:span text:style-name="T1"> a.t40;</text:span><text:span text:style-name="T1"/></text:p>
      <text:p text:style-name="Standard"><text:span text:style-name="T5">if</text:span><text:span text:style-name="T1"> sn_key &gt; </text:span><text:span text:style-name="T9">"SN00150000"</text:span><text:span text:style-name="T1"> </text:span><text:span text:style-name="T1"/></text:p>
      <text:p text:style-name="Standard"><text:span text:style-name="T1">and sn_key &lt;=</text:span><text:span text:style-name="T9">"SN00200000"</text:span><text:span text:style-name="T1"> </text:span><text:span text:style-name="T5">then</text:span><text:span text:style-name="T1"> </text:span><text:span text:style-name="T5">output</text:span><text:span text:style-name="T1"> a.t40part4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40part4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data</text:span><text:span text:style-name="T1"> a.t20part5;</text:span><text:span text:style-name="T1"/></text:p>
      <text:p text:style-name="Standard"><text:span text:style-name="T5">set</text:span><text:span text:style-name="T1"> a.t20;</text:span><text:span text:style-name="T1"/></text:p>
      <text:p text:style-name="Standard"><text:span text:style-name="T5">if</text:span><text:span text:style-name="T1"> sn_key &gt; </text:span><text:span text:style-name="T9">"SN00200000"</text:span><text:span text:style-name="T1"> </text:span><text:span text:style-name="T5">then</text:span><text:span text:style-name="T1"> </text:span><text:span text:style-name="T5">output</text:span><text:span text:style-name="T1"> a.t20part5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20part5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40part5;</text:span><text:span text:style-name="T1"/></text:p>
      <text:p text:style-name="Standard"><text:span text:style-name="T5">set</text:span><text:span text:style-name="T1"> a.t40;</text:span><text:span text:style-name="T1"/></text:p>
      <text:p text:style-name="Standard"><text:span text:style-name="T5">if</text:span><text:span text:style-name="T1"> sn_key &gt; </text:span><text:span text:style-name="T9">"SN00200000"</text:span><text:span text:style-name="T1"> </text:span><text:span text:style-name="T5">then</text:span><text:span text:style-name="T1"> </text:span><text:span text:style-name="T5">output</text:span><text:span text:style-name="T1"> a.t40part5; 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 = a.t40part5; </text:span><text:span text:style-name="T5">by</text:span><text:span text:style-name="T1"> mid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t20sort; </text:span><text:span text:style-name="T5">set</text:span><text:span text:style-name="T1"> a.t20part1 a.t20part2 a.t20part3 a.t20part4 a.t20part5;</text:span><text:span text:style-name="T17">run</text:span><text:span text:style-name="T1">;</text:span><text:span text:style-name="T1"/></text:p>
      <text:p text:style-name="Standard"><text:span text:style-name="T17">data</text:span><text:span text:style-name="T1"> a.t40sort; </text:span><text:span text:style-name="T5">set</text:span><text:span text:style-name="T1"> a.t40part1 a.t40part2 a.t40part3 a.t40part4 a.t40part5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cci_list03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cci_list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3">/*t20과 t40 데이터 mid 기준으로 연계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, mid) </text:span><text:span text:style-name="T5">as</text:span><text:span text:style-name="T1"> unique</text:span><text:span text:style-name="T1"/></text:p>
      <text:p text:style-name="Standard"><text:span text:style-name="T5">from</text:span><text:span text:style-name="T1"> a.t20part1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check1 </text:span><text:span text:style-name="T5">as</text:span><text:span text:style-name="T1"/></text:p>
      <text:p text:style-name="Standard"><text:span text:style-name="T5">select</text:span><text:span text:style-name="T1"> a.sn_key, a.mid, a.m_sick_cd, a.sub_sick_cd</text:span><text:span text:style-name="T1"/></text:p>
      <text:p text:style-name="Standard"><text:span text:style-name="T5">from</text:span><text:span text:style-name="T1"> a.t20part1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1 </text:span><text:span text:style-name="T5">as</text:span><text:span text:style-name="T1"> b</text:span><text:span text:style-name="T1"/></text:p>
      <text:p text:style-name="Standard"><text:span text:style-name="T5">on</text:span><text:span text:style-name="T1"> a.sn_key=b.sn_key</text:span><text:span text:style-name="T1"/></text:p>
      <text:p text:style-name="Standard"><text:span text:style-name="T5">and</text:span><text:span text:style-name="T1"> a.mid=b.mid</text:span><text:span text:style-name="T1"/></text:p>
      <text:p text:style-name="Standard"><text:span text:style-name="T5">where</text:span><text:span text:style-name="T1"> b.sn_key is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1; </text:span><text:span text:style-name="T5">table</text:span><text:span text:style-name="T1"> m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1; </text:span><text:span text:style-name="T5">table</text:span><text:span text:style-name="T1"> sub_sick_cd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part1 </text:span><text:span text:style-name="T5">as</text:span><text:span text:style-name="T1"/></text:p>
      <text:p text:style-name="Standard"><text:soft-page-break/><text:span text:style-name="T5">select</text:span><text:span text:style-name="T1"> a.sn_key, a.mid, a.m_sick_cd, a.sub_sick_cd, a.recu_fr_dd, b.sick_cd_new</text:span><text:span text:style-name="T1"/></text:p>
      <text:p text:style-name="Standard"><text:span text:style-name="T5">from</text:span><text:span text:style-name="T1"> a.t20part1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1 </text:span><text:span text:style-name="T5">as</text:span><text:span text:style-name="T1"> b</text:span><text:span text:style-name="T1"/></text:p>
      <text:p text:style-name="Standard"><text:span text:style-name="T5">on</text:span><text:span text:style-name="T1"> a.mid = b.mid</text:span><text:span text:style-name="T1"/></text:p>
      <text:p text:style-name="Standard"><text:span text:style-name="T5">and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t2040part1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40part1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check2 </text:span><text:span text:style-name="T5">as</text:span><text:span text:style-name="T1"/></text:p>
      <text:p text:style-name="Standard"><text:span text:style-name="T5">select</text:span><text:span text:style-name="T1"> a.sn_key, a.mid, a.m_sick_cd, a.sub_sick_cd</text:span><text:span text:style-name="T1"/></text:p>
      <text:p text:style-name="Standard"><text:span text:style-name="T5">from</text:span><text:span text:style-name="T1"> a.t20part2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2 </text:span><text:span text:style-name="T5">as</text:span><text:span text:style-name="T1"> b</text:span><text:span text:style-name="T1"/></text:p>
      <text:p text:style-name="Standard"><text:span text:style-name="T5">on</text:span><text:span text:style-name="T1"> a.sn_key=b.sn_key</text:span><text:span text:style-name="T1"/></text:p>
      <text:p text:style-name="Standard"><text:span text:style-name="T5">and</text:span><text:span text:style-name="T1"> a.mid=b.mid</text:span><text:span text:style-name="T1"/></text:p>
      <text:p text:style-name="Standard"><text:span text:style-name="T5">where</text:span><text:span text:style-name="T1"> b.sn_key is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2; </text:span><text:span text:style-name="T5">table</text:span><text:span text:style-name="T1"> m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2; </text:span><text:span text:style-name="T5">table</text:span><text:span text:style-name="T1"> sub_sick_cd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part2 </text:span><text:span text:style-name="T5">as</text:span><text:span text:style-name="T1"/></text:p>
      <text:p text:style-name="Standard"><text:span text:style-name="T5">select</text:span><text:span text:style-name="T1"> a.sn_key, a.mid, a.m_sick_cd, a.sub_sick_cd, a.recu_fr_dd, b.sick_cd_new</text:span><text:span text:style-name="T1"/></text:p>
      <text:p text:style-name="Standard"><text:span text:style-name="T5">from</text:span><text:span text:style-name="T1"> a.t20part2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2 </text:span><text:span text:style-name="T5">as</text:span><text:span text:style-name="T1"> b</text:span><text:span text:style-name="T1"/></text:p>
      <text:p text:style-name="Standard"><text:span text:style-name="T5">on</text:span><text:span text:style-name="T1"> a.mid = b.mid</text:span><text:span text:style-name="T1"/></text:p>
      <text:p text:style-name="Standard"><text:span text:style-name="T5">and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t2040part2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40part2; 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check3 </text:span><text:span text:style-name="T5">as</text:span><text:span text:style-name="T1"/></text:p>
      <text:p text:style-name="Standard"><text:span text:style-name="T5">select</text:span><text:span text:style-name="T1"> a.sn_key, a.mid, a.m_sick_cd, a.sub_sick_cd</text:span><text:span text:style-name="T1"/></text:p>
      <text:p text:style-name="Standard"><text:span text:style-name="T5">from</text:span><text:span text:style-name="T1"> a.t20part3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3 </text:span><text:span text:style-name="T5">as</text:span><text:span text:style-name="T1"> b</text:span><text:span text:style-name="T1"/></text:p>
      <text:p text:style-name="Standard"><text:span text:style-name="T5">on</text:span><text:span text:style-name="T1"> a.sn_key=b.sn_key</text:span><text:span text:style-name="T1"/></text:p>
      <text:p text:style-name="Standard"><text:span text:style-name="T5">and</text:span><text:span text:style-name="T1"> a.mid=b.mid</text:span><text:span text:style-name="T1"/></text:p>
      <text:p text:style-name="Standard"><text:span text:style-name="T5">where</text:span><text:span text:style-name="T1"> b.sn_key is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3; </text:span><text:span text:style-name="T5">table</text:span><text:span text:style-name="T1"> m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3; </text:span><text:span text:style-name="T5">table</text:span><text:span text:style-name="T1"> sub_sick_cd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part3 </text:span><text:span text:style-name="T5">as</text:span><text:span text:style-name="T1"/></text:p>
      <text:p text:style-name="Standard"><text:span text:style-name="T5">select</text:span><text:span text:style-name="T1"> a.sn_key, a.mid, a.m_sick_cd, a.sub_sick_cd, a.recu_fr_dd, b.sick_cd_new</text:span><text:span text:style-name="T1"/></text:p>
      <text:p text:style-name="Standard"><text:span text:style-name="T5">from</text:span><text:span text:style-name="T1"> a.t20part3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3 </text:span><text:span text:style-name="T5">as</text:span><text:span text:style-name="T1"> b</text:span><text:span text:style-name="T1"/></text:p>
      <text:p text:style-name="Standard"><text:span text:style-name="T5">on</text:span><text:span text:style-name="T1"> a.mid = b.mid</text:span><text:span text:style-name="T1"/></text:p>
      <text:p text:style-name="Standard"><text:soft-page-break/><text:span text:style-name="T5">and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t2040part3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40part3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check4 </text:span><text:span text:style-name="T5">as</text:span><text:span text:style-name="T1"/></text:p>
      <text:p text:style-name="Standard"><text:span text:style-name="T5">select</text:span><text:span text:style-name="T1"> a.sn_key, a.mid, a.m_sick_cd, a.sub_sick_cd</text:span><text:span text:style-name="T1"/></text:p>
      <text:p text:style-name="Standard"><text:span text:style-name="T5">from</text:span><text:span text:style-name="T1"> a.t20part4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4 </text:span><text:span text:style-name="T5">as</text:span><text:span text:style-name="T1"> b</text:span><text:span text:style-name="T1"/></text:p>
      <text:p text:style-name="Standard"><text:span text:style-name="T5">on</text:span><text:span text:style-name="T1"> a.sn_key=b.sn_key</text:span><text:span text:style-name="T1"/></text:p>
      <text:p text:style-name="Standard"><text:span text:style-name="T5">and</text:span><text:span text:style-name="T1"> a.mid=b.mid</text:span><text:span text:style-name="T1"/></text:p>
      <text:p text:style-name="Standard"><text:span text:style-name="T5">where</text:span><text:span text:style-name="T1"> b.sn_key is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4; </text:span><text:span text:style-name="T5">table</text:span><text:span text:style-name="T1"> m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4; </text:span><text:span text:style-name="T5">table</text:span><text:span text:style-name="T1"> sub_sick_cd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part4 </text:span><text:span text:style-name="T5">as</text:span><text:span text:style-name="T1"/></text:p>
      <text:p text:style-name="Standard"><text:span text:style-name="T5">select</text:span><text:span text:style-name="T1"> a.sn_key, a.mid, a.m_sick_cd, a.sub_sick_cd, a.recu_fr_dd, b.sick_cd_new</text:span><text:span text:style-name="T1"/></text:p>
      <text:p text:style-name="Standard"><text:span text:style-name="T5">from</text:span><text:span text:style-name="T1"> a.t20part4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4 </text:span><text:span text:style-name="T5">as</text:span><text:span text:style-name="T1"> b</text:span><text:span text:style-name="T1"/></text:p>
      <text:p text:style-name="Standard"><text:span text:style-name="T5">on</text:span><text:span text:style-name="T1"> a.mid = b.mid</text:span><text:span text:style-name="T1"/></text:p>
      <text:p text:style-name="Standard"><text:span text:style-name="T5">and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t2040part4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40part4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check5 </text:span><text:span text:style-name="T5">as</text:span><text:span text:style-name="T1"/></text:p>
      <text:p text:style-name="Standard"><text:span text:style-name="T5">select</text:span><text:span text:style-name="T1"> a.sn_key, a.mid, a.m_sick_cd, a.sub_sick_cd</text:span><text:span text:style-name="T1"/></text:p>
      <text:p text:style-name="Standard"><text:span text:style-name="T5">from</text:span><text:span text:style-name="T1"> a.t20part5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5 </text:span><text:span text:style-name="T5">as</text:span><text:span text:style-name="T1"> b</text:span><text:span text:style-name="T1"/></text:p>
      <text:p text:style-name="Standard"><text:span text:style-name="T5">on</text:span><text:span text:style-name="T1"> a.sn_key=b.sn_key</text:span><text:span text:style-name="T1"/></text:p>
      <text:p text:style-name="Standard"><text:span text:style-name="T5">and</text:span><text:span text:style-name="T1"> a.mid=b.mid</text:span><text:span text:style-name="T1"/></text:p>
      <text:p text:style-name="Standard"><text:span text:style-name="T5">where</text:span><text:span text:style-name="T1"> b.sn_key is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5; </text:span><text:span text:style-name="T5">table</text:span><text:span text:style-name="T1"> m_sick_cd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t2040check5; </text:span><text:span text:style-name="T5">table</text:span><text:span text:style-name="T1"> sub_sick_cd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t2040part5 </text:span><text:span text:style-name="T5">as</text:span><text:span text:style-name="T1"/></text:p>
      <text:p text:style-name="Standard"><text:span text:style-name="T5">select</text:span><text:span text:style-name="T1"> a.sn_key, a.mid, a.m_sick_cd, a.sub_sick_cd, a.recu_fr_dd, b.sick_cd_new</text:span><text:span text:style-name="T1"/></text:p>
      <text:p text:style-name="Standard"><text:span text:style-name="T5">from</text:span><text:span text:style-name="T1"> a.t20part5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t40part5 </text:span><text:span text:style-name="T5">as</text:span><text:span text:style-name="T1"> b</text:span><text:span text:style-name="T1"/></text:p>
      <text:p text:style-name="Standard"><text:span text:style-name="T5">on</text:span><text:span text:style-name="T1"> a.mid = b.mid</text:span><text:span text:style-name="T1"/></text:p>
      <text:p text:style-name="Standard"><text:span text:style-name="T5">and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oft-page-break/><text:span text:style-name="T17">proc</text:span><text:span text:style-name="T1"> </text:span><text:span text:style-name="T17">sort</text:span><text:span text:style-name="T1"> </text:span><text:span text:style-name="T5">data</text:span><text:span text:style-name="T1">=a.t2040part5; </text:span><text:span text:style-name="T5">by</text:span><text:span text:style-name="T1"> sn_key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40part5; 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data</text:span><text:span text:style-name="T1"> a.t2040; </text:span><text:span text:style-name="T5">set</text:span><text:span text:style-name="T1"> a.t2040part1 a.t2040part2 a.t2040part3 a.t2040part4 a.t2040part5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t2040; </text:span><text:span text:style-name="T17">run</text:span><text:span text:style-name="T1">;</text:span><text:span text:style-name="T1"/></text:p>
      <text:p text:style-name="P1"/>
      <text:p text:style-name="Standard"><text:span text:style-name="T13">/*rgst_new13과 t2040을 sn_key 기준으로 연계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cci_list </text:span><text:span text:style-name="T5">as</text:span><text:span text:style-name="T1"/></text:p>
      <text:p text:style-name="Standard"><text:span text:style-name="T5">select</text:span><text:span text:style-name="T1"> a.sn_key, b.mid, a.fdx2, <text:s/>b.recu_fr_dd, b.m_sick_cd, b.sub_sick_cd, b.sick_cd_new </text:span><text:span text:style-name="T1"/></text:p>
      <text:p text:style-name="Standard"><text:span text:style-name="T5">from</text:span><text:span text:style-name="T1"> a.rgst_new13 </text:span><text:span text:style-name="T5">as</text:span><text:span text:style-name="T1"> a</text:span><text:span text:style-name="T1"/></text:p>
      <text:p text:style-name="Standard"><text:span text:style-name="T5">join</text:span><text:span text:style-name="T1"> a.t2040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cci_list; </text:span><text:span text:style-name="T17">run</text:span><text:span text:style-name="T1">; </text:span><text:span text:style-name="T13">/*45989142(30550개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cci_list</text:span><text:span text:style-name="T1"/></text:p>
      <text:p text:style-name="Standard"><text:span text:style-name="T5">where</text:span><text:span text:style-name="T1"> recu_fr_dd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cci_list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0550개*/</text:span><text:span text:style-name="T1"/></text:p>
      <text:p text:style-name="P1"/>
      <text:p text:style-name="P1"/>
      <text:p text:style-name="Standard"><text:span text:style-name="T17">data</text:span><text:span text:style-name="T1"> a.cci_list01;</text:span><text:span text:style-name="T1"/></text:p>
      <text:p text:style-name="Standard"><text:span text:style-name="T5">set</text:span><text:span text:style-name="T1"> a.cci_list;</text:span><text:span text:style-name="T1"/></text:p>
      <text:p text:style-name="Standard"><text:span text:style-name="T5">if</text:span><text:span text:style-name="T1"> input(put(recu_fr_dd,</text:span><text:span text:style-name="T19">8.</text:span><text:span text:style-name="T1">),</text:span><text:span text:style-name="T21">yymmdd8.</text:span><text:span text:style-name="T1">) &gt;= intnx(</text:span><text:span text:style-name="T9">'month'</text:span><text:span text:style-name="T1">,input(cat(put(fdx2,</text:span><text:span text:style-name="T19">6.</text:span><text:span text:style-name="T1">),</text:span><text:span text:style-name="T9">"01"</text:span><text:span text:style-name="T1">),</text:span><text:span text:style-name="T21">yymmdd8.</text:span><text:span text:style-name="T1">),-</text:span><text:span text:style-name="T19">12</text:span><text:span text:style-name="T1">)</text:span><text:span text:style-name="T1"/></text:p>
      <text:p text:style-name="Standard"><text:span text:style-name="T1">and input(put(recu_fr_dd,</text:span><text:span text:style-name="T19">8.</text:span><text:span text:style-name="T1">),</text:span><text:span text:style-name="T21">yymmdd8.</text:span><text:span text:style-name="T1">) &lt;= intnx(</text:span><text:span text:style-name="T9">'day'</text:span><text:span text:style-name="T1">,input(cat(put(fdx2,</text:span><text:span text:style-name="T19">6.</text:span><text:span text:style-name="T1">),</text:span><text:span text:style-name="T9">"01"</text:span><text:span text:style-name="T1">),</text:span><text:span text:style-name="T21">yymmdd8.</text:span><text:span text:style-name="T1">),</text:span><text:span text:style-name="T19">14</text:span><text:span text:style-name="T1">)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cci_list01; </text:span><text:span text:style-name="T17">run</text:span><text:span text:style-name="T1">; </text:span><text:span text:style-name="T13">/*4732573개(30488개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</text:span><text:span text:style-name="T5">distinct</text:span><text:span text:style-name="T1"> sn_key)</text:span><text:span text:style-name="T1"/></text:p>
      <text:p text:style-name="Standard"><text:span text:style-name="T5">from</text:span><text:span text:style-name="T1"> a.cci_list01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0488개*/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cci_list01; </text:span><text:span text:style-name="T5">table</text:span><text:span text:style-name="T1"> sick_cd_new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cci_list02; </text:span><text:span text:style-name="T17">run</text:span><text:span text:style-name="T1">; 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cci_list01</text:span><text:span text:style-name="T1"/></text:p>
      <text:p text:style-name="Standard"><text:span text:style-name="T5">where</text:span><text:span text:style-name="T1"> substr(sick_cd_new,</text:span><text:span text:style-name="T19">1</text:span><text:span text:style-name="T1">,</text:span><text:span text:style-name="T19">4</text:span><text:span text:style-name="T1">) </text:span><text:span text:style-name="T5">in</text:span><text:span text:style-name="T1"> (</text:span><text:span text:style-name="T9">"E785"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cci_list02; </text:span><text:span text:style-name="T5">table</text:span><text:span text:style-name="T1"> add_Dyslipidemia;</text:span><text:span text:style-name="T17">run</text:span><text:span text:style-name="T1">; </text:span><text:span text:style-name="T1"/></text:p>
      <text:p text:style-name="P1"><text:soft-page-break/></text:p>
      <text:p text:style-name="Standard"><text:span text:style-name="T17">data</text:span><text:span text:style-name="T1"> a.cci_list02; </text:span><text:span text:style-name="T5">set</text:span><text:span text:style-name="T1"> a.cci_list01;</text:span><text:span text:style-name="T1"/></text:p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I21"</text:span><text:span text:style-name="T1">, </text:span><text:span text:style-name="T9">"I22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(</text:span><text:span text:style-name="T9">"I252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I21"</text:span><text:span text:style-name="T1">, </text:span><text:span text:style-name="T9">"I22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(</text:span><text:span text:style-name="T9">"I252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I21"</text:span><text:span text:style-name="T1">, </text:span><text:span text:style-name="T9">"I22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(</text:span><text:span text:style-name="T9">"I252"</text:span><text:span text:style-name="T1">)</text:span><text:span text:style-name="T1"/></text:p>
      <text:p text:style-name="Standard"><text:span text:style-name="T5">then</text:span><text:span text:style-name="T1"> MYOCARDIAL_INFARCTION =</text:span><text:span text:style-name="T19">1</text:span><text:span text:style-name="T1">;</text:span><text:span text:style-name="T1"/></text:p>
      <text:p text:style-name="Standard"><text:span text:style-name="T5">else</text:span><text:span text:style-name="T1"> MYOCARDIAL_INFARCTION =</text:span><text:span text:style-name="T19">0</text:span><text:span text:style-name="T1">; </text:span><text:span text:style-name="T13">/*1의 개수는 2572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I43"</text:span><text:span text:style-name="T1">, </text:span><text:span text:style-name="T9">"I50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I099"</text:span><text:span text:style-name="T1">, </text:span><text:span text:style-name="T9">"I110"</text:span><text:span text:style-name="T1">, </text:span><text:span text:style-name="T9">"I130"</text:span><text:span text:style-name="T1">, </text:span><text:span text:style-name="T9">"I132"</text:span><text:span text:style-name="T1">, </text:span><text:span text:style-name="T9">"I255"</text:span><text:span text:style-name="T1">, </text:span><text:span text:style-name="T9">"I420"</text:span><text:span text:style-name="T1">, </text:span><text:span text:style-name="T9">"I425"</text:span><text:span text:style-name="T1">, </text:span><text:span text:style-name="T9">"I426"</text:span><text:span text:style-name="T1">, </text:span><text:span text:style-name="T9">"I427"</text:span><text:span text:style-name="T1">, </text:span><text:span text:style-name="T9">"I428"</text:span><text:span text:style-name="T1">, </text:span><text:span text:style-name="T9">"I429"</text:span><text:span text:style-name="T1">, </text:span><text:span text:style-name="T9">"P290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I43"</text:span><text:span text:style-name="T1">, </text:span><text:span text:style-name="T9">"I50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I099"</text:span><text:span text:style-name="T1">, </text:span><text:span text:style-name="T9">"I110"</text:span><text:span text:style-name="T1">, </text:span><text:span text:style-name="T9">"I130"</text:span><text:span text:style-name="T1">, </text:span><text:span text:style-name="T9">"I132"</text:span><text:span text:style-name="T1">, </text:span><text:span text:style-name="T9">"I255"</text:span><text:span text:style-name="T1">, </text:span><text:span text:style-name="T9">"I420"</text:span><text:span text:style-name="T1">, </text:span><text:span text:style-name="T9">"I425"</text:span><text:span text:style-name="T1">, </text:span><text:span text:style-name="T9">"I426"</text:span><text:span text:style-name="T1">, </text:span><text:span text:style-name="T9">"I427"</text:span><text:span text:style-name="T1">, </text:span><text:span text:style-name="T9">"I428"</text:span><text:span text:style-name="T1">, </text:span><text:span text:style-name="T9">"I429"</text:span><text:span text:style-name="T1">, </text:span><text:span text:style-name="T9">"P290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I43"</text:span><text:span text:style-name="T1">, </text:span><text:span text:style-name="T9">"I50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I099"</text:span><text:span text:style-name="T1">, </text:span><text:span text:style-name="T9">"I110"</text:span><text:span text:style-name="T1">, </text:span><text:span text:style-name="T9">"I130"</text:span><text:span text:style-name="T1">, </text:span><text:span text:style-name="T9">"I132"</text:span><text:span text:style-name="T1">, </text:span><text:span text:style-name="T9">"I255"</text:span><text:span text:style-name="T1">, </text:span><text:span text:style-name="T9">"I420"</text:span><text:span text:style-name="T1">, </text:span><text:span text:style-name="T9">"I425"</text:span><text:span text:style-name="T1">, </text:span><text:span text:style-name="T9">"I426"</text:span><text:span text:style-name="T1">, </text:span><text:span text:style-name="T9">"I427"</text:span><text:span text:style-name="T1">, </text:span><text:span text:style-name="T9">"I428"</text:span><text:span text:style-name="T1">, </text:span><text:span text:style-name="T9">"I429"</text:span><text:span text:style-name="T1">, </text:span><text:span text:style-name="T9">"P290"</text:span><text:span text:style-name="T1">)</text:span><text:span text:style-name="T1"/></text:p>
      <text:p text:style-name="Standard"><text:span text:style-name="T5">then</text:span><text:span text:style-name="T1"> CONGESTIVE_HEART_FAILURE =</text:span><text:span text:style-name="T19">1</text:span><text:span text:style-name="T1">;</text:span><text:span text:style-name="T1"/></text:p>
      <text:p text:style-name="Standard"><text:span text:style-name="T5">else</text:span><text:span text:style-name="T1"> CONGESTIVE_HEART_FAILURE=</text:span><text:span text:style-name="T19">0</text:span><text:span text:style-name="T1">; </text:span><text:span text:style-name="T13">/*1의 개수는 8185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I70"</text:span><text:span text:style-name="T1">, </text:span><text:span text:style-name="T9">"I71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731"</text:span><text:span text:style-name="T1">, </text:span><text:span text:style-name="T9">"I738"</text:span><text:span text:style-name="T1">, </text:span><text:span text:style-name="T9">"I739"</text:span><text:span text:style-name="T1">, </text:span><text:span text:style-name="T9">"I771"</text:span><text:span text:style-name="T1">, </text:span><text:span text:style-name="T9">"I790"</text:span><text:span text:style-name="T1">, </text:span><text:span text:style-name="T9">"I792"</text:span><text:span text:style-name="T1">, </text:span><text:span text:style-name="T9">"K551"</text:span><text:span text:style-name="T1">, </text:span><text:span text:style-name="T9">"K558"</text:span><text:span text:style-name="T1">, </text:span><text:span text:style-name="T9">"K559"</text:span><text:span text:style-name="T1">, </text:span><text:span text:style-name="T9">"Z958"</text:span><text:span text:style-name="T1">, </text:span><text:span text:style-name="T9">"Z959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I70"</text:span><text:span text:style-name="T1">, </text:span><text:span text:style-name="T9">"I71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731"</text:span><text:span text:style-name="T1">, </text:span><text:span text:style-name="T9">"I738"</text:span><text:span text:style-name="T1">, </text:span><text:span text:style-name="T9">"I739"</text:span><text:span text:style-name="T1">, </text:span><text:span text:style-name="T9">"I771"</text:span><text:span text:style-name="T1">, </text:span><text:span text:style-name="T9">"I790"</text:span><text:span text:style-name="T1">, </text:span><text:span text:style-name="T9">"I792"</text:span><text:span text:style-name="T1">, </text:span><text:span text:style-name="T9">"K551"</text:span><text:span text:style-name="T1">, </text:span><text:span text:style-name="T9">"K558"</text:span><text:span text:style-name="T1">, </text:span><text:span text:style-name="T9">"K559"</text:span><text:span text:style-name="T1">, </text:span><text:span text:style-name="T9">"Z958"</text:span><text:span text:style-name="T1">, </text:span><text:span text:style-name="T9">"Z959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I70"</text:span><text:span text:style-name="T1">, </text:span><text:span text:style-name="T9">"I71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731"</text:span><text:span text:style-name="T1">, </text:span><text:span text:style-name="T9">"I738"</text:span><text:span text:style-name="T1">, </text:span><text:span text:style-name="T9">"I739"</text:span><text:span text:style-name="T1">, </text:span><text:span text:style-name="T9">"I771"</text:span><text:span text:style-name="T1">, </text:span><text:span text:style-name="T9">"I790"</text:span><text:span text:style-name="T1">, </text:span><text:span text:style-name="T9">"I792"</text:span><text:span text:style-name="T1">, </text:span><text:span text:style-name="T9">"K551"</text:span><text:span text:style-name="T1">, </text:span><text:span text:style-name="T9">"K558"</text:span><text:span text:style-name="T1">, </text:span><text:span text:style-name="T9">"K559"</text:span><text:span text:style-name="T1">, </text:span><text:span text:style-name="T9">"Z958"</text:span><text:span text:style-name="T1">, </text:span><text:span text:style-name="T9">"Z959"</text:span><text:span text:style-name="T1">)</text:span><text:span text:style-name="T1"/></text:p>
      <text:p text:style-name="Standard"><text:span text:style-name="T5">then</text:span><text:span text:style-name="T1"> PERIPHRAL_VASCULAR_DISEASE =</text:span><text:span text:style-name="T19">1</text:span><text:span text:style-name="T1">;</text:span><text:span text:style-name="T1"/></text:p>
      <text:p text:style-name="Standard"><text:span text:style-name="T5">else</text:span><text:span text:style-name="T1"> PERIPHRAL_VASCULAR_DISEASE =</text:span><text:span text:style-name="T19">0</text:span><text:span text:style-name="T1">; </text:span><text:span text:style-name="T13">/*1의 개수는 10519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2</text:span><text:span text:style-name="T1">) in (</text:span><text:span text:style-name="T9">"I6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3</text:span><text:span text:style-name="T1">) in (</text:span><text:span text:style-name="T9">"G45"</text:span><text:span text:style-name="T1">, </text:span><text:span text:style-name="T9">"G46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(</text:span><text:span text:style-name="T9">"H340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2</text:span><text:span text:style-name="T1">) in (</text:span><text:span text:style-name="T9">"I6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G45"</text:span><text:span text:style-name="T1">, </text:span><text:span text:style-name="T9">"G46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(</text:span><text:span text:style-name="T9">"H340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2</text:span><text:span text:style-name="T1">) in (</text:span><text:span text:style-name="T9">"I6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G45"</text:span><text:span text:style-name="T1">, </text:span><text:span text:style-name="T9">"G46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(</text:span><text:span text:style-name="T9">"H340"</text:span><text:span text:style-name="T1">)</text:span><text:span text:style-name="T1"/></text:p>
      <text:p text:style-name="Standard"><text:span text:style-name="T5">then</text:span><text:span text:style-name="T1"> CEREBROVASCULAR_DISEASE = </text:span><text:span text:style-name="T19">1</text:span><text:span text:style-name="T1">;</text:span><text:span text:style-name="T1"/></text:p>
      <text:p text:style-name="Standard"><text:span text:style-name="T5">else</text:span><text:span text:style-name="T1"> CEREBROVASCULAR_DISEASE = </text:span><text:span text:style-name="T19">0</text:span><text:span text:style-name="T1">; </text:span><text:span text:style-name="T13">/*1의 개수는 28088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F00"</text:span><text:span text:style-name="T1">, </text:span><text:span text:style-name="T9">"F01"</text:span><text:span text:style-name="T1">, </text:span><text:span text:style-name="T9">"F02"</text:span><text:span text:style-name="T1">, </text:span><text:span text:style-name="T9">"F03"</text:span><text:span text:style-name="T1">, </text:span><text:span text:style-name="T9">"G30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(</text:span><text:span text:style-name="T9">"F051"</text:span><text:span text:style-name="T1">, </text:span><text:span text:style-name="T9">"G311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F00"</text:span><text:span text:style-name="T1">, </text:span><text:span text:style-name="T9">"F01"</text:span><text:span text:style-name="T1">, </text:span><text:span text:style-name="T9">"F02"</text:span><text:span text:style-name="T1">, </text:span><text:span text:style-name="T9">"F03"</text:span><text:span text:style-name="T1">, </text:span><text:span text:style-name="T9">"G30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(</text:span><text:span text:style-name="T9">"F051"</text:span><text:span text:style-name="T1">, </text:span><text:span text:style-name="T9">"G311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F00"</text:span><text:span text:style-name="T1">, </text:span><text:span text:style-name="T9">"F01"</text:span><text:span text:style-name="T1">, </text:span><text:span text:style-name="T9">"F02"</text:span><text:span text:style-name="T1">, </text:span><text:span text:style-name="T9">"F03"</text:span><text:span text:style-name="T1">, </text:span><text:span text:style-name="T9">"G30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(</text:span><text:span text:style-name="T9">"F051"</text:span><text:span text:style-name="T1">, </text:span><text:span text:style-name="T9">"G311"</text:span><text:span text:style-name="T1">)</text:span><text:span text:style-name="T1"/></text:p>
      <text:p text:style-name="Standard"><text:span text:style-name="T5">then</text:span><text:span text:style-name="T1"> DEMENTIA = </text:span><text:span text:style-name="T19">1</text:span><text:span text:style-name="T1">;</text:span><text:span text:style-name="T1"/></text:p>
      <text:p text:style-name="Standard"><text:span text:style-name="T5">else</text:span><text:span text:style-name="T1"> DEMENTIA = </text:span><text:span text:style-name="T19">0</text:span><text:span text:style-name="T1">; </text:span><text:span text:style-name="T13">/*914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</text:span><text:span text:style-name="T1"/></text:p>
      <text:p text:style-name="Standard"><text:soft-page-break/><text:span text:style-name="T1">(</text:span><text:span text:style-name="T9">"J40"</text:span><text:span text:style-name="T1">, </text:span><text:span text:style-name="T9">"J41"</text:span><text:span text:style-name="T1">, </text:span><text:span text:style-name="T9">"J42"</text:span><text:span text:style-name="T1">, </text:span><text:span text:style-name="T9">"J43"</text:span><text:span text:style-name="T1">, </text:span><text:span text:style-name="T9">"J44"</text:span><text:span text:style-name="T1">, </text:span><text:span text:style-name="T9">"J45"</text:span><text:span text:style-name="T1">, </text:span><text:span text:style-name="T9">"J46"</text:span><text:span text:style-name="T1">, </text:span><text:span text:style-name="T9">"J47"</text:span><text:span text:style-name="T1">, </text:span><text:span text:style-name="T9">"J60"</text:span><text:span text:style-name="T1">, </text:span><text:span text:style-name="T9">"J61"</text:span><text:span text:style-name="T1">, </text:span><text:span text:style-name="T9">"J62"</text:span><text:span text:style-name="T1">, </text:span><text:span text:style-name="T9">"J63"</text:span><text:span text:style-name="T1">, </text:span><text:span text:style-name="T9">"J64"</text:span><text:span text:style-name="T1">, </text:span><text:span text:style-name="T9">"J65"</text:span><text:span text:style-name="T1">, </text:span><text:span text:style-name="T9">"J66"</text:span><text:span text:style-name="T1">, </text:span><text:span text:style-name="T9">"J67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(</text:span><text:span text:style-name="T9">"I278"</text:span><text:span text:style-name="T1">, </text:span><text:span text:style-name="T9">"I279"</text:span><text:span text:style-name="T1">, </text:span><text:span text:style-name="T9">"J684"</text:span><text:span text:style-name="T1">, </text:span><text:span text:style-name="T9">"J701"</text:span><text:span text:style-name="T1">, </text:span><text:span text:style-name="T9">"J703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</text:span><text:span text:style-name="T1"/></text:p>
      <text:p text:style-name="Standard"><text:span text:style-name="T1">(</text:span><text:span text:style-name="T9">"J40"</text:span><text:span text:style-name="T1">, </text:span><text:span text:style-name="T9">"J41"</text:span><text:span text:style-name="T1">, </text:span><text:span text:style-name="T9">"J42"</text:span><text:span text:style-name="T1">, </text:span><text:span text:style-name="T9">"J43"</text:span><text:span text:style-name="T1">, </text:span><text:span text:style-name="T9">"J44"</text:span><text:span text:style-name="T1">, </text:span><text:span text:style-name="T9">"J45"</text:span><text:span text:style-name="T1">, </text:span><text:span text:style-name="T9">"J46"</text:span><text:span text:style-name="T1">, </text:span><text:span text:style-name="T9">"J47"</text:span><text:span text:style-name="T1">, </text:span><text:span text:style-name="T9">"J60"</text:span><text:span text:style-name="T1">, </text:span><text:span text:style-name="T9">"J61"</text:span><text:span text:style-name="T1">, </text:span><text:span text:style-name="T9">"J62"</text:span><text:span text:style-name="T1">, </text:span><text:span text:style-name="T9">"J63"</text:span><text:span text:style-name="T1">, </text:span><text:span text:style-name="T9">"J64"</text:span><text:span text:style-name="T1">, </text:span><text:span text:style-name="T9">"J65"</text:span><text:span text:style-name="T1">, </text:span><text:span text:style-name="T9">"J66"</text:span><text:span text:style-name="T1">, </text:span><text:span text:style-name="T9">"J67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(</text:span><text:span text:style-name="T9">"I278"</text:span><text:span text:style-name="T1">, </text:span><text:span text:style-name="T9">"I279"</text:span><text:span text:style-name="T1">, </text:span><text:span text:style-name="T9">"J684"</text:span><text:span text:style-name="T1">, </text:span><text:span text:style-name="T9">"J701"</text:span><text:span text:style-name="T1">, </text:span><text:span text:style-name="T9">"J703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</text:span><text:span text:style-name="T1"/></text:p>
      <text:p text:style-name="Standard"><text:span text:style-name="T1">(</text:span><text:span text:style-name="T9">"J40"</text:span><text:span text:style-name="T1">, </text:span><text:span text:style-name="T9">"J41"</text:span><text:span text:style-name="T1">, </text:span><text:span text:style-name="T9">"J42"</text:span><text:span text:style-name="T1">, </text:span><text:span text:style-name="T9">"J43"</text:span><text:span text:style-name="T1">, </text:span><text:span text:style-name="T9">"J44"</text:span><text:span text:style-name="T1">, </text:span><text:span text:style-name="T9">"J45"</text:span><text:span text:style-name="T1">, </text:span><text:span text:style-name="T9">"J46"</text:span><text:span text:style-name="T1">, </text:span><text:span text:style-name="T9">"J47"</text:span><text:span text:style-name="T1">, </text:span><text:span text:style-name="T9">"J60"</text:span><text:span text:style-name="T1">, </text:span><text:span text:style-name="T9">"J61"</text:span><text:span text:style-name="T1">, </text:span><text:span text:style-name="T9">"J62"</text:span><text:span text:style-name="T1">, </text:span><text:span text:style-name="T9">"J63"</text:span><text:span text:style-name="T1">, </text:span><text:span text:style-name="T9">"J64"</text:span><text:span text:style-name="T1">, </text:span><text:span text:style-name="T9">"J65"</text:span><text:span text:style-name="T1">, </text:span><text:span text:style-name="T9">"J66"</text:span><text:span text:style-name="T1">, </text:span><text:span text:style-name="T9">"J67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(</text:span><text:span text:style-name="T9">"I278"</text:span><text:span text:style-name="T1">, </text:span><text:span text:style-name="T9">"I279"</text:span><text:span text:style-name="T1">, </text:span><text:span text:style-name="T9">"J684"</text:span><text:span text:style-name="T1">, </text:span><text:span text:style-name="T9">"J701"</text:span><text:span text:style-name="T1">, </text:span><text:span text:style-name="T9">"J703"</text:span><text:span text:style-name="T1">)</text:span><text:span text:style-name="T1"/></text:p>
      <text:p text:style-name="Standard"><text:span text:style-name="T5">then</text:span><text:span text:style-name="T1"> CHRONIC_PULMONARY_DISEASE=</text:span><text:span text:style-name="T19">1</text:span><text:span text:style-name="T1">;</text:span><text:span text:style-name="T1"/></text:p>
      <text:p text:style-name="Standard"><text:span text:style-name="T5">else</text:span><text:span text:style-name="T1"> CHRONIC_PULMONARY_DISEASE=</text:span><text:span text:style-name="T19">0</text:span><text:span text:style-name="T1">; </text:span><text:span text:style-name="T13">/*1의 개수는 118564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M05"</text:span><text:span text:style-name="T1">, </text:span><text:span text:style-name="T9">"M06"</text:span><text:span text:style-name="T1">, </text:span><text:span text:style-name="T9">"M32"</text:span><text:span text:style-name="T1">, </text:span><text:span text:style-name="T9">"M33"</text:span><text:span text:style-name="T1">, </text:span><text:span text:style-name="T9">"M34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(</text:span><text:span text:style-name="T9">"M315"</text:span><text:span text:style-name="T1">, </text:span><text:span text:style-name="T9">"M351"</text:span><text:span text:style-name="T1">, </text:span><text:span text:style-name="T9">"M353"</text:span><text:span text:style-name="T1">, </text:span><text:span text:style-name="T9">"M360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M05"</text:span><text:span text:style-name="T1">, </text:span><text:span text:style-name="T9">"M06"</text:span><text:span text:style-name="T1">, </text:span><text:span text:style-name="T9">"M32"</text:span><text:span text:style-name="T1">, </text:span><text:span text:style-name="T9">"M33"</text:span><text:span text:style-name="T1">, </text:span><text:span text:style-name="T9">"M34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(</text:span><text:span text:style-name="T9">"M315"</text:span><text:span text:style-name="T1">, </text:span><text:span text:style-name="T9">"M351"</text:span><text:span text:style-name="T1">, </text:span><text:span text:style-name="T9">"M353"</text:span><text:span text:style-name="T1">, </text:span><text:span text:style-name="T9">"M360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M05"</text:span><text:span text:style-name="T1">, </text:span><text:span text:style-name="T9">"M06"</text:span><text:span text:style-name="T1">, </text:span><text:span text:style-name="T9">"M32"</text:span><text:span text:style-name="T1">, </text:span><text:span text:style-name="T9">"M33"</text:span><text:span text:style-name="T1">, </text:span><text:span text:style-name="T9">"M34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(</text:span><text:span text:style-name="T9">"M315"</text:span><text:span text:style-name="T1">, </text:span><text:span text:style-name="T9">"M351"</text:span><text:span text:style-name="T1">, </text:span><text:span text:style-name="T9">"M353"</text:span><text:span text:style-name="T1">, </text:span><text:span text:style-name="T9">"M360"</text:span><text:span text:style-name="T1">)</text:span><text:span text:style-name="T1"/></text:p>
      <text:p text:style-name="Standard"><text:span text:style-name="T5">then</text:span><text:span text:style-name="T1"> RHEUMATOLOGIC_DISEASE =</text:span><text:span text:style-name="T19">1</text:span><text:span text:style-name="T1">;</text:span><text:span text:style-name="T1"/></text:p>
      <text:p text:style-name="Standard"><text:span text:style-name="T5">else</text:span><text:span text:style-name="T1"> RHEUMATOLOGIC_DISEASE =</text:span><text:span text:style-name="T19">0</text:span><text:span text:style-name="T1">; </text:span><text:span text:style-name="T13">/*1의 개수는 3780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K25"</text:span><text:span text:style-name="T1">, </text:span><text:span text:style-name="T9">"K26"</text:span><text:span text:style-name="T1">, </text:span><text:span text:style-name="T9">"K27"</text:span><text:span text:style-name="T1">, </text:span><text:span text:style-name="T9">"K28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K25"</text:span><text:span text:style-name="T1">, </text:span><text:span text:style-name="T9">"K26"</text:span><text:span text:style-name="T1">, </text:span><text:span text:style-name="T9">"K27"</text:span><text:span text:style-name="T1">, </text:span><text:span text:style-name="T9">"K28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K25"</text:span><text:span text:style-name="T1">, </text:span><text:span text:style-name="T9">"K26"</text:span><text:span text:style-name="T1">, </text:span><text:span text:style-name="T9">"K27"</text:span><text:span text:style-name="T1">, </text:span><text:span text:style-name="T9">"K28"</text:span><text:span text:style-name="T1">)</text:span><text:span text:style-name="T1"/></text:p>
      <text:p text:style-name="Standard"><text:span text:style-name="T5">then</text:span><text:span text:style-name="T1"> PEPTIC_ULCER_DISEASE=</text:span><text:span text:style-name="T19">1</text:span><text:span text:style-name="T1">;</text:span><text:span text:style-name="T1"/></text:p>
      <text:p text:style-name="Standard"><text:span text:style-name="T5">else</text:span><text:span text:style-name="T1"> PEPTIC_ULCER_DISEASE=</text:span><text:span text:style-name="T19">0</text:span><text:span text:style-name="T1">; </text:span><text:span text:style-name="T13">/*1의 개수는 43901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B18"</text:span><text:span text:style-name="T1">, </text:span><text:span text:style-name="T9">"K73"</text:span><text:span text:style-name="T1">, </text:span><text:span text:style-name="T9">"K74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K700"</text:span><text:span text:style-name="T1">, </text:span><text:span text:style-name="T9">"K701"</text:span><text:span text:style-name="T1">, </text:span><text:span text:style-name="T9">"K702"</text:span><text:span text:style-name="T1">, </text:span><text:span text:style-name="T9">"K703"</text:span><text:span text:style-name="T1">, </text:span><text:span text:style-name="T9">"K709"</text:span><text:span text:style-name="T1">, </text:span><text:span text:style-name="T9">"K713"</text:span><text:span text:style-name="T1">, </text:span><text:span text:style-name="T9">"K714"</text:span><text:span text:style-name="T1">, </text:span><text:span text:style-name="T9">"K715"</text:span><text:span text:style-name="T1">, </text:span><text:span text:style-name="T9">"K717"</text:span><text:span text:style-name="T1">, </text:span><text:span text:style-name="T9">"K760"</text:span><text:span text:style-name="T1">, </text:span><text:span text:style-name="T9">"K762"</text:span><text:span text:style-name="T1">, </text:span><text:span text:style-name="T9">"K763"</text:span><text:span text:style-name="T1">, </text:span><text:span text:style-name="T9">"K764"</text:span><text:span text:style-name="T1"/></text:p>
      <text:p text:style-name="Standard"><text:span text:style-name="T1">, </text:span><text:span text:style-name="T9">"K768"</text:span><text:span text:style-name="T1">, </text:span><text:span text:style-name="T9">"K769"</text:span><text:span text:style-name="T1">, </text:span><text:span text:style-name="T9">"Z944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B18"</text:span><text:span text:style-name="T1">, </text:span><text:span text:style-name="T9">"K73"</text:span><text:span text:style-name="T1">, </text:span><text:span text:style-name="T9">"K74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K700"</text:span><text:span text:style-name="T1">, </text:span><text:span text:style-name="T9">"K701"</text:span><text:span text:style-name="T1">, </text:span><text:span text:style-name="T9">"K702"</text:span><text:span text:style-name="T1">, </text:span><text:span text:style-name="T9">"K703"</text:span><text:span text:style-name="T1">, </text:span><text:span text:style-name="T9">"K709"</text:span><text:span text:style-name="T1">, </text:span><text:span text:style-name="T9">"K713"</text:span><text:span text:style-name="T1">, </text:span><text:span text:style-name="T9">"K714"</text:span><text:span text:style-name="T1">, </text:span><text:span text:style-name="T9">"K715"</text:span><text:span text:style-name="T1">, </text:span><text:span text:style-name="T9">"K717"</text:span><text:span text:style-name="T1">, </text:span><text:span text:style-name="T9">"K760"</text:span><text:span text:style-name="T1">, </text:span><text:span text:style-name="T9">"K762"</text:span><text:span text:style-name="T1">, </text:span><text:span text:style-name="T9">"K763"</text:span><text:span text:style-name="T1">, </text:span><text:span text:style-name="T9">"K764"</text:span><text:span text:style-name="T1"/></text:p>
      <text:p text:style-name="Standard"><text:span text:style-name="T1">, </text:span><text:span text:style-name="T9">"K768"</text:span><text:span text:style-name="T1">, </text:span><text:span text:style-name="T9">"K769"</text:span><text:span text:style-name="T1">, </text:span><text:span text:style-name="T9">"Z944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B18"</text:span><text:span text:style-name="T1">, </text:span><text:span text:style-name="T9">"K73"</text:span><text:span text:style-name="T1">, </text:span><text:span text:style-name="T9">"K74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K700"</text:span><text:span text:style-name="T1">, </text:span><text:span text:style-name="T9">"K701"</text:span><text:span text:style-name="T1">, </text:span><text:span text:style-name="T9">"K702"</text:span><text:span text:style-name="T1">, </text:span><text:span text:style-name="T9">"K703"</text:span><text:span text:style-name="T1">, </text:span><text:span text:style-name="T9">"K709"</text:span><text:span text:style-name="T1">, </text:span><text:span text:style-name="T9">"K713"</text:span><text:span text:style-name="T1">, </text:span><text:span text:style-name="T9">"K714"</text:span><text:span text:style-name="T1">, </text:span><text:span text:style-name="T9">"K715"</text:span><text:span text:style-name="T1">, </text:span><text:span text:style-name="T9">"K717"</text:span><text:span text:style-name="T1">, </text:span><text:span text:style-name="T9">"K760"</text:span><text:span text:style-name="T1">, </text:span><text:span text:style-name="T9">"K762"</text:span><text:span text:style-name="T1">, </text:span><text:span text:style-name="T9">"K763"</text:span><text:span text:style-name="T1">, </text:span><text:span text:style-name="T9">"K764"</text:span><text:span text:style-name="T1"/></text:p>
      <text:p text:style-name="Standard"><text:span text:style-name="T1">, </text:span><text:span text:style-name="T9">"K768"</text:span><text:span text:style-name="T1">, </text:span><text:span text:style-name="T9">"K769"</text:span><text:span text:style-name="T1">, </text:span><text:span text:style-name="T9">"Z944"</text:span><text:span text:style-name="T1">)</text:span><text:span text:style-name="T1"/></text:p>
      <text:p text:style-name="Standard"><text:span text:style-name="T5">then</text:span><text:span text:style-name="T1"> MILD_LIVER_DISEASE= </text:span><text:span text:style-name="T19">1</text:span><text:span text:style-name="T1">;</text:span><text:span text:style-name="T1"/></text:p>
      <text:p text:style-name="Standard"><text:span text:style-name="T5">else</text:span><text:span text:style-name="T1"> MILD_LIVER_DISEASE =</text:span><text:span text:style-name="T19">0</text:span><text:span text:style-name="T1">; </text:span><text:span text:style-name="T13">/*1의 개수는 13604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E100"</text:span><text:span text:style-name="T1">, </text:span><text:span text:style-name="T9">"E101"</text:span><text:span text:style-name="T1">, </text:span><text:span text:style-name="T9">"E106"</text:span><text:span text:style-name="T1">, </text:span><text:span text:style-name="T9">"E108"</text:span><text:span text:style-name="T1">, </text:span><text:span text:style-name="T9">"E109"</text:span><text:span text:style-name="T1">, </text:span><text:span text:style-name="T9">"E110"</text:span><text:span text:style-name="T1">, </text:span><text:span text:style-name="T9">"E111"</text:span><text:span text:style-name="T1">, </text:span><text:span text:style-name="T9">"E116"</text:span><text:span text:style-name="T1">, </text:span><text:span text:style-name="T9">"E118"</text:span><text:span text:style-name="T1">, </text:span><text:span text:style-name="T9">"E119"</text:span><text:span text:style-name="T1">, </text:span><text:span text:style-name="T9">"E120"</text:span><text:span text:style-name="T1">, </text:span><text:span text:style-name="T9">"E121"</text:span><text:span text:style-name="T1">, </text:span><text:span text:style-name="T9">"E126"</text:span><text:span text:style-name="T1"/></text:p>
      <text:p text:style-name="Standard"><text:span text:style-name="T1">, </text:span><text:span text:style-name="T9">"E128"</text:span><text:span text:style-name="T1">, </text:span><text:span text:style-name="T9">"E129"</text:span><text:span text:style-name="T1">,</text:span><text:span text:style-name="T1"/></text:p>
      <text:p text:style-name="Standard"><text:span text:style-name="T9">"E130"</text:span><text:span text:style-name="T1">, </text:span><text:span text:style-name="T9">"E131"</text:span><text:span text:style-name="T1">, </text:span><text:span text:style-name="T9">"E136"</text:span><text:span text:style-name="T1">, </text:span><text:span text:style-name="T9">"E138"</text:span><text:span text:style-name="T1">, </text:span><text:span text:style-name="T9">"E139"</text:span><text:span text:style-name="T1">, <text:s/></text:span><text:span text:style-name="T9">"E140"</text:span><text:span text:style-name="T1">, </text:span><text:span text:style-name="T9">"E141"</text:span><text:span text:style-name="T1">, </text:span><text:span text:style-name="T9">"E146"</text:span><text:span text:style-name="T1">, </text:span><text:span text:style-name="T9">"E148"</text:span><text:span text:style-name="T1">, </text:span><text:span text:style-name="T9">"E149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E100"</text:span><text:span text:style-name="T1">, </text:span><text:span text:style-name="T9">"E101"</text:span><text:span text:style-name="T1">, </text:span><text:span text:style-name="T9">"E106"</text:span><text:span text:style-name="T1">, </text:span><text:span text:style-name="T9">"E108"</text:span><text:span text:style-name="T1">, </text:span><text:span text:style-name="T9">"E109"</text:span><text:span text:style-name="T1">, </text:span><text:span text:style-name="T9">"E110"</text:span><text:span text:style-name="T1">, </text:span><text:span text:style-name="T9">"E111"</text:span><text:span text:style-name="T1">, </text:span><text:span text:style-name="T9">"E116"</text:span><text:span text:style-name="T1">, </text:span><text:span text:style-name="T9">"E118"</text:span><text:span text:style-name="T1">, </text:span><text:span text:style-name="T9">"E119"</text:span><text:span text:style-name="T1">, </text:span><text:span text:style-name="T9">"E120"</text:span><text:span text:style-name="T1">, </text:span><text:span text:style-name="T9">"E121"</text:span><text:span text:style-name="T1">, </text:span><text:span text:style-name="T9">"E126"</text:span><text:span text:style-name="T1"/></text:p>
      <text:p text:style-name="Standard"><text:span text:style-name="T1">, </text:span><text:span text:style-name="T9">"E128"</text:span><text:span text:style-name="T1">, </text:span><text:span text:style-name="T9">"E129"</text:span><text:span text:style-name="T1">,</text:span><text:span text:style-name="T1"/></text:p>
      <text:p text:style-name="Standard"><text:span text:style-name="T9">"E130"</text:span><text:span text:style-name="T1">, </text:span><text:span text:style-name="T9">"E131"</text:span><text:span text:style-name="T1">, </text:span><text:span text:style-name="T9">"E136"</text:span><text:span text:style-name="T1">, </text:span><text:span text:style-name="T9">"E138"</text:span><text:span text:style-name="T1">, </text:span><text:span text:style-name="T9">"E139"</text:span><text:span text:style-name="T1">, <text:s/></text:span><text:span text:style-name="T9">"E140"</text:span><text:span text:style-name="T1">, </text:span><text:span text:style-name="T9">"E141"</text:span><text:span text:style-name="T1">, </text:span><text:span text:style-name="T9">"E146"</text:span><text:span text:style-name="T1">, </text:span><text:span text:style-name="T9">"E148"</text:span><text:span text:style-name="T1">, </text:span><text:span text:style-name="T9">"E149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</text:span><text:span text:style-name="T1"/></text:p>
      <text:p text:style-name="Standard"><text:span text:style-name="T1">(</text:span><text:span text:style-name="T9">"E100"</text:span><text:span text:style-name="T1">, </text:span><text:span text:style-name="T9">"E101"</text:span><text:span text:style-name="T1">, </text:span><text:span text:style-name="T9">"E106"</text:span><text:span text:style-name="T1">, </text:span><text:span text:style-name="T9">"E108"</text:span><text:span text:style-name="T1">, </text:span><text:span text:style-name="T9">"E109"</text:span><text:span text:style-name="T1">, </text:span><text:span text:style-name="T9">"E110"</text:span><text:span text:style-name="T1">, </text:span><text:span text:style-name="T9">"E111"</text:span><text:span text:style-name="T1">, </text:span><text:span text:style-name="T9">"E116"</text:span><text:span text:style-name="T1">, </text:span><text:span text:style-name="T9">"E118"</text:span><text:span text:style-name="T1">, </text:span><text:span text:style-name="T9">"E119"</text:span><text:span text:style-name="T1">, </text:span><text:span text:style-name="T9">"E120"</text:span><text:span text:style-name="T1">, </text:span><text:span text:style-name="T9">"E121"</text:span><text:span text:style-name="T1">, </text:span><text:span text:style-name="T9">"E126"</text:span><text:span text:style-name="T1"/></text:p>
      <text:p text:style-name="Standard"><text:span text:style-name="T1">, </text:span><text:span text:style-name="T9">"E128"</text:span><text:span text:style-name="T1">, </text:span><text:span text:style-name="T9">"E129"</text:span><text:span text:style-name="T1">,</text:span><text:span text:style-name="T1"/></text:p>
      <text:p text:style-name="Standard"><text:span text:style-name="T9">"E130"</text:span><text:span text:style-name="T1">, </text:span><text:span text:style-name="T9">"E131"</text:span><text:span text:style-name="T1">, </text:span><text:span text:style-name="T9">"E136"</text:span><text:span text:style-name="T1">, </text:span><text:span text:style-name="T9">"E138"</text:span><text:span text:style-name="T1">, </text:span><text:span text:style-name="T9">"E139"</text:span><text:span text:style-name="T1">, <text:s/></text:span><text:span text:style-name="T9">"E140"</text:span><text:span text:style-name="T1">, </text:span><text:span text:style-name="T9">"E141"</text:span><text:span text:style-name="T1">, </text:span><text:span text:style-name="T9">"E146"</text:span><text:span text:style-name="T1">, </text:span><text:span text:style-name="T9">"E148"</text:span><text:span text:style-name="T1">, </text:span><text:span text:style-name="T9">"E149"</text:span><text:span text:style-name="T1">)</text:span><text:span text:style-name="T1"/></text:p>
      <text:p text:style-name="Standard"><text:span text:style-name="T5">then</text:span><text:span text:style-name="T1"> DIABETES_WITHOUT_COMPLICATIONS=</text:span><text:span text:style-name="T19">1</text:span><text:span text:style-name="T1">;</text:span><text:span text:style-name="T1"/></text:p>
      <text:p text:style-name="Standard"><text:soft-page-break/><text:span text:style-name="T5">else</text:span><text:span text:style-name="T1"> DIABETES_WITHOUT_COMPLICATIONS=</text:span><text:span text:style-name="T19">0</text:span><text:span text:style-name="T1">; </text:span><text:span text:style-name="T13">/*1의 개수는 0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E102"</text:span><text:span text:style-name="T1">, </text:span><text:span text:style-name="T9">"E103"</text:span><text:span text:style-name="T1">, </text:span><text:span text:style-name="T9">"E104"</text:span><text:span text:style-name="T1">, </text:span><text:span text:style-name="T9">"E105"</text:span><text:span text:style-name="T1">, </text:span><text:span text:style-name="T9">"E107"</text:span><text:span text:style-name="T1">, </text:span><text:span text:style-name="T9">"E112"</text:span><text:span text:style-name="T1">, </text:span><text:span text:style-name="T9">"E114"</text:span><text:span text:style-name="T1">, </text:span><text:span text:style-name="T9">"E115"</text:span><text:span text:style-name="T1">, </text:span><text:span text:style-name="T9">"E117"</text:span><text:span text:style-name="T1">, </text:span><text:span text:style-name="T9">"E122"</text:span><text:span text:style-name="T1">, </text:span><text:span text:style-name="T9">"E123"</text:span><text:span text:style-name="T1">, </text:span><text:span text:style-name="T9">"E124"</text:span><text:span text:style-name="T1"/></text:p>
      <text:p text:style-name="Standard"><text:span text:style-name="T1">, </text:span><text:span text:style-name="T9">"E125"</text:span><text:span text:style-name="T1">, </text:span><text:span text:style-name="T9">"E127"</text:span><text:span text:style-name="T1">, </text:span><text:span text:style-name="T9">"E132"</text:span><text:span text:style-name="T1">, </text:span><text:span text:style-name="T9">"E133"</text:span><text:span text:style-name="T1">, </text:span><text:span text:style-name="T9">"E134"</text:span><text:span text:style-name="T1">, </text:span><text:span text:style-name="T9">"E135"</text:span><text:span text:style-name="T1">, </text:span><text:span text:style-name="T9">"E137"</text:span><text:span text:style-name="T1">, </text:span><text:span text:style-name="T9">"E142"</text:span><text:span text:style-name="T1">, </text:span><text:span text:style-name="T9">"E143"</text:span><text:span text:style-name="T1">, </text:span><text:span text:style-name="T9">"E144"</text:span><text:span text:style-name="T1">, </text:span><text:span text:style-name="T9">"E145"</text:span><text:span text:style-name="T1">, </text:span><text:span text:style-name="T9">"E147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E102"</text:span><text:span text:style-name="T1">, </text:span><text:span text:style-name="T9">"E103"</text:span><text:span text:style-name="T1">, </text:span><text:span text:style-name="T9">"E104"</text:span><text:span text:style-name="T1">, </text:span><text:span text:style-name="T9">"E105"</text:span><text:span text:style-name="T1">, </text:span><text:span text:style-name="T9">"E107"</text:span><text:span text:style-name="T1">, </text:span><text:span text:style-name="T9">"E112"</text:span><text:span text:style-name="T1">, </text:span><text:span text:style-name="T9">"E114"</text:span><text:span text:style-name="T1">, </text:span><text:span text:style-name="T9">"E115"</text:span><text:span text:style-name="T1">, </text:span><text:span text:style-name="T9">"E117"</text:span><text:span text:style-name="T1">, </text:span><text:span text:style-name="T9">"E122"</text:span><text:span text:style-name="T1">, </text:span><text:span text:style-name="T9">"E123"</text:span><text:span text:style-name="T1">, </text:span><text:span text:style-name="T9">"E124"</text:span><text:span text:style-name="T1"/></text:p>
      <text:p text:style-name="Standard"><text:span text:style-name="T1">, </text:span><text:span text:style-name="T9">"E125"</text:span><text:span text:style-name="T1">, </text:span><text:span text:style-name="T9">"E127"</text:span><text:span text:style-name="T1">, </text:span><text:span text:style-name="T9">"E132"</text:span><text:span text:style-name="T1">, </text:span><text:span text:style-name="T9">"E133"</text:span><text:span text:style-name="T1">, </text:span><text:span text:style-name="T9">"E134"</text:span><text:span text:style-name="T1">, </text:span><text:span text:style-name="T9">"E135"</text:span><text:span text:style-name="T1">, </text:span><text:span text:style-name="T9">"E137"</text:span><text:span text:style-name="T1">, </text:span><text:span text:style-name="T9">"E142"</text:span><text:span text:style-name="T1">, </text:span><text:span text:style-name="T9">"E143"</text:span><text:span text:style-name="T1">, </text:span><text:span text:style-name="T9">"E144"</text:span><text:span text:style-name="T1">, </text:span><text:span text:style-name="T9">"E145"</text:span><text:span text:style-name="T1">, </text:span><text:span text:style-name="T9">"E147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E102"</text:span><text:span text:style-name="T1">, </text:span><text:span text:style-name="T9">"E103"</text:span><text:span text:style-name="T1">, </text:span><text:span text:style-name="T9">"E104"</text:span><text:span text:style-name="T1">, </text:span><text:span text:style-name="T9">"E105"</text:span><text:span text:style-name="T1">, </text:span><text:span text:style-name="T9">"E107"</text:span><text:span text:style-name="T1">, </text:span><text:span text:style-name="T9">"E112"</text:span><text:span text:style-name="T1">, </text:span><text:span text:style-name="T9">"E114"</text:span><text:span text:style-name="T1">, </text:span><text:span text:style-name="T9">"E115"</text:span><text:span text:style-name="T1">, </text:span><text:span text:style-name="T9">"E117"</text:span><text:span text:style-name="T1">, </text:span><text:span text:style-name="T9">"E122"</text:span><text:span text:style-name="T1">, </text:span><text:span text:style-name="T9">"E123"</text:span><text:span text:style-name="T1">, </text:span><text:span text:style-name="T9">"E124"</text:span><text:span text:style-name="T1"/></text:p>
      <text:p text:style-name="Standard"><text:span text:style-name="T1">, </text:span><text:span text:style-name="T9">"E125"</text:span><text:span text:style-name="T1">, </text:span><text:span text:style-name="T9">"E127"</text:span><text:span text:style-name="T1">, </text:span><text:span text:style-name="T9">"E132"</text:span><text:span text:style-name="T1">, </text:span><text:span text:style-name="T9">"E133"</text:span><text:span text:style-name="T1">, </text:span><text:span text:style-name="T9">"E134"</text:span><text:span text:style-name="T1">, </text:span><text:span text:style-name="T9">"E135"</text:span><text:span text:style-name="T1">, </text:span><text:span text:style-name="T9">"E137"</text:span><text:span text:style-name="T1">, </text:span><text:span text:style-name="T9">"E142"</text:span><text:span text:style-name="T1">, </text:span><text:span text:style-name="T9">"E143"</text:span><text:span text:style-name="T1">, </text:span><text:span text:style-name="T9">"E144"</text:span><text:span text:style-name="T1">, </text:span><text:span text:style-name="T9">"E145"</text:span><text:span text:style-name="T1">, </text:span><text:span text:style-name="T9">"E147"</text:span><text:span text:style-name="T1">)</text:span><text:span text:style-name="T1"/></text:p>
      <text:p text:style-name="Standard"><text:span text:style-name="T5">then</text:span><text:span text:style-name="T1"> DIABETES_WITH_COMPLICATIONS=</text:span><text:span text:style-name="T19">2</text:span><text:span text:style-name="T1">;</text:span><text:span text:style-name="T1"/></text:p>
      <text:p text:style-name="Standard"><text:span text:style-name="T5">else</text:span><text:span text:style-name="T1"> DIABETES_WITH_COMPLICATIONS=</text:span><text:span text:style-name="T19">0</text:span><text:span text:style-name="T1">; </text:span><text:span text:style-name="T13">/*2의 개수는 0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G81"</text:span><text:span text:style-name="T1">, </text:span><text:span text:style-name="T9">"G82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G041"</text:span><text:span text:style-name="T1">, </text:span><text:span text:style-name="T9">"G114"</text:span><text:span text:style-name="T1">, </text:span><text:span text:style-name="T9">"G801"</text:span><text:span text:style-name="T1">, </text:span><text:span text:style-name="T9">"G802"</text:span><text:span text:style-name="T1">, </text:span><text:span text:style-name="T9">"G830"</text:span><text:span text:style-name="T1">, </text:span><text:span text:style-name="T9">"G831"</text:span><text:span text:style-name="T1">, </text:span><text:span text:style-name="T9">"G832"</text:span><text:span text:style-name="T1">, </text:span><text:span text:style-name="T9">"G833"</text:span><text:span text:style-name="T1">, </text:span><text:span text:style-name="T9">"G834"</text:span><text:span text:style-name="T1">, </text:span><text:span text:style-name="T9">"G839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G81"</text:span><text:span text:style-name="T1">, </text:span><text:span text:style-name="T9">"G82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G041"</text:span><text:span text:style-name="T1">, </text:span><text:span text:style-name="T9">"G114"</text:span><text:span text:style-name="T1">, </text:span><text:span text:style-name="T9">"G801"</text:span><text:span text:style-name="T1">, </text:span><text:span text:style-name="T9">"G802"</text:span><text:span text:style-name="T1">, </text:span><text:span text:style-name="T9">"G830"</text:span><text:span text:style-name="T1">, </text:span><text:span text:style-name="T9">"G831"</text:span><text:span text:style-name="T1">, </text:span><text:span text:style-name="T9">"G832"</text:span><text:span text:style-name="T1">, </text:span><text:span text:style-name="T9">"G833"</text:span><text:span text:style-name="T1">, </text:span><text:span text:style-name="T9">"G834"</text:span><text:span text:style-name="T1">, </text:span><text:span text:style-name="T9">"G839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G81"</text:span><text:span text:style-name="T1">, </text:span><text:span text:style-name="T9">"G82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G041"</text:span><text:span text:style-name="T1">, </text:span><text:span text:style-name="T9">"G114"</text:span><text:span text:style-name="T1">, </text:span><text:span text:style-name="T9">"G801"</text:span><text:span text:style-name="T1">, </text:span><text:span text:style-name="T9">"G802"</text:span><text:span text:style-name="T1">, </text:span><text:span text:style-name="T9">"G830"</text:span><text:span text:style-name="T1">, </text:span><text:span text:style-name="T9">"G831"</text:span><text:span text:style-name="T1">, </text:span><text:span text:style-name="T9">"G832"</text:span><text:span text:style-name="T1">, </text:span><text:span text:style-name="T9">"G833"</text:span><text:span text:style-name="T1">, </text:span><text:span text:style-name="T9">"G834"</text:span><text:span text:style-name="T1">, </text:span><text:span text:style-name="T9">"G839"</text:span><text:span text:style-name="T1">)</text:span><text:span text:style-name="T1"/></text:p>
      <text:p text:style-name="Standard"><text:span text:style-name="T5">then</text:span><text:span text:style-name="T1"> PARAPLEGIA_OR_HEMIPLEGIA=</text:span><text:span text:style-name="T19">2</text:span><text:span text:style-name="T1">;</text:span><text:span text:style-name="T1"/></text:p>
      <text:p text:style-name="Standard"><text:span text:style-name="T5">else</text:span><text:span text:style-name="T1"> PARAPLEGIA_OR_HEMIPLEGIA=</text:span><text:span text:style-name="T19">0</text:span><text:span text:style-name="T1">; </text:span><text:span text:style-name="T13">/*2의 개수는 1144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N18"</text:span><text:span text:style-name="T1">, </text:span><text:span text:style-name="T9">"N19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120"</text:span><text:span text:style-name="T1">, </text:span><text:span text:style-name="T9">"I131"</text:span><text:span text:style-name="T1">, </text:span><text:span text:style-name="T9">"N032"</text:span><text:span text:style-name="T1">, </text:span><text:span text:style-name="T9">"N033"</text:span><text:span text:style-name="T1">, </text:span><text:span text:style-name="T9">"N034"</text:span><text:span text:style-name="T1">, </text:span><text:span text:style-name="T9">"N035"</text:span><text:span text:style-name="T1">, </text:span><text:span text:style-name="T9">"N036"</text:span><text:span text:style-name="T1">, </text:span><text:span text:style-name="T9">"N037"</text:span><text:span text:style-name="T1">, </text:span><text:span text:style-name="T9">"N052"</text:span><text:span text:style-name="T1">, </text:span><text:span text:style-name="T9">"N053"</text:span><text:span text:style-name="T1">, </text:span><text:span text:style-name="T9">"N054"</text:span><text:span text:style-name="T1">, </text:span><text:span text:style-name="T9">"N055"</text:span><text:span text:style-name="T1">, </text:span><text:span text:style-name="T9">"N056"</text:span><text:span text:style-name="T1"/></text:p>
      <text:p text:style-name="Standard"><text:span text:style-name="T1">, </text:span><text:span text:style-name="T9">"N057"</text:span><text:span text:style-name="T1">, </text:span><text:span text:style-name="T9">"N250"</text:span><text:span text:style-name="T1">, </text:span><text:span text:style-name="T9">"Z490"</text:span><text:span text:style-name="T1">, </text:span><text:span text:style-name="T9">"Z491"</text:span><text:span text:style-name="T1">, </text:span><text:span text:style-name="T9">"Z492"</text:span><text:span text:style-name="T1">, </text:span><text:span text:style-name="T9">"Z940"</text:span><text:span text:style-name="T1">, </text:span><text:span text:style-name="T9">"Z992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N18"</text:span><text:span text:style-name="T1">, </text:span><text:span text:style-name="T9">"N19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120"</text:span><text:span text:style-name="T1">, </text:span><text:span text:style-name="T9">"I131"</text:span><text:span text:style-name="T1">, </text:span><text:span text:style-name="T9">"N032"</text:span><text:span text:style-name="T1">, </text:span><text:span text:style-name="T9">"N033"</text:span><text:span text:style-name="T1">, </text:span><text:span text:style-name="T9">"N034"</text:span><text:span text:style-name="T1">, </text:span><text:span text:style-name="T9">"N035"</text:span><text:span text:style-name="T1">, </text:span><text:span text:style-name="T9">"N036"</text:span><text:span text:style-name="T1">, </text:span><text:span text:style-name="T9">"N037"</text:span><text:span text:style-name="T1">, </text:span><text:span text:style-name="T9">"N052"</text:span><text:span text:style-name="T1">, </text:span><text:span text:style-name="T9">"N053"</text:span><text:span text:style-name="T1">, </text:span><text:span text:style-name="T9">"N054"</text:span><text:span text:style-name="T1">, </text:span><text:span text:style-name="T9">"N055"</text:span><text:span text:style-name="T1">, </text:span><text:span text:style-name="T9">"N056"</text:span><text:span text:style-name="T1"/></text:p>
      <text:p text:style-name="Standard"><text:span text:style-name="T1">, </text:span><text:span text:style-name="T9">"N057"</text:span><text:span text:style-name="T1">, </text:span><text:span text:style-name="T9">"N250"</text:span><text:span text:style-name="T1">, </text:span><text:span text:style-name="T9">"Z490"</text:span><text:span text:style-name="T1">, </text:span><text:span text:style-name="T9">"Z491"</text:span><text:span text:style-name="T1">, </text:span><text:span text:style-name="T9">"Z492"</text:span><text:span text:style-name="T1">, </text:span><text:span text:style-name="T9">"Z940"</text:span><text:span text:style-name="T1">, </text:span><text:span text:style-name="T9">"Z992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N18"</text:span><text:span text:style-name="T1">, </text:span><text:span text:style-name="T9">"N19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120"</text:span><text:span text:style-name="T1">, </text:span><text:span text:style-name="T9">"I131"</text:span><text:span text:style-name="T1">, </text:span><text:span text:style-name="T9">"N032"</text:span><text:span text:style-name="T1">, </text:span><text:span text:style-name="T9">"N033"</text:span><text:span text:style-name="T1">, </text:span><text:span text:style-name="T9">"N034"</text:span><text:span text:style-name="T1">, </text:span><text:span text:style-name="T9">"N035"</text:span><text:span text:style-name="T1">, </text:span><text:span text:style-name="T9">"N036"</text:span><text:span text:style-name="T1">, </text:span><text:span text:style-name="T9">"N037"</text:span><text:span text:style-name="T1">, </text:span><text:span text:style-name="T9">"N052"</text:span><text:span text:style-name="T1">, </text:span><text:span text:style-name="T9">"N053"</text:span><text:span text:style-name="T1">, </text:span><text:span text:style-name="T9">"N054"</text:span><text:span text:style-name="T1">, </text:span><text:span text:style-name="T9">"N055"</text:span><text:span text:style-name="T1">, </text:span><text:span text:style-name="T9">"N056"</text:span><text:span text:style-name="T1"/></text:p>
      <text:p text:style-name="Standard"><text:span text:style-name="T1">, </text:span><text:span text:style-name="T9">"N057"</text:span><text:span text:style-name="T1">, </text:span><text:span text:style-name="T9">"N250"</text:span><text:span text:style-name="T1">, </text:span><text:span text:style-name="T9">"Z490"</text:span><text:span text:style-name="T1">, </text:span><text:span text:style-name="T9">"Z491"</text:span><text:span text:style-name="T1">, </text:span><text:span text:style-name="T9">"Z492"</text:span><text:span text:style-name="T1">, </text:span><text:span text:style-name="T9">"Z940"</text:span><text:span text:style-name="T1">, </text:span><text:span text:style-name="T9">"Z992"</text:span><text:span text:style-name="T1">)</text:span><text:span text:style-name="T1"/></text:p>
      <text:p text:style-name="Standard"><text:span text:style-name="T5">then</text:span><text:span text:style-name="T1"> RENAL_DISEASE=</text:span><text:span text:style-name="T19">2</text:span><text:span text:style-name="T1">;</text:span><text:span text:style-name="T1"/></text:p>
      <text:p text:style-name="Standard"><text:span text:style-name="T5">else</text:span><text:span text:style-name="T1"> RENAL_DISEASE=</text:span><text:span text:style-name="T19">0</text:span><text:span text:style-name="T1">; </text:span><text:span text:style-name="T13">/*2의 개수는 10262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2</text:span><text:span text:style-name="T1">) in (</text:span><text:span text:style-name="T9">"C0"</text:span><text:span text:style-name="T1">, </text:span><text:span text:style-name="T9">"C1"</text:span><text:span text:style-name="T1">, </text:span><text:span text:style-name="T9">"C6"</text:span><text:span text:style-name="T1">)</text:span><text:span text:style-name="T1"/></text:p>
      <text:p text:style-name="Standard"><text:span text:style-name="T1">or substr(sick_cd_new,</text:span><text:span text:style-name="T19">1</text:span><text:span text:style-name="T1">,</text:span><text:span text:style-name="T19">3</text:span><text:span text:style-name="T1">) in </text:span><text:span text:style-name="T1"/></text:p>
      <text:p text:style-name="Standard"><text:span text:style-name="T1">(</text:span><text:span text:style-name="T9">"C21"</text:span><text:span text:style-name="T1">, </text:span><text:span text:style-name="T9">"C22"</text:span><text:span text:style-name="T1">, </text:span><text:span text:style-name="T9">"C23"</text:span><text:span text:style-name="T1">, </text:span><text:span text:style-name="T9">"C24"</text:span><text:span text:style-name="T1">, </text:span><text:span text:style-name="T9">"C25"</text:span><text:span text:style-name="T1">, </text:span><text:span text:style-name="T9">"C26"</text:span><text:span text:style-name="T1">, </text:span><text:span text:style-name="T9">"C30"</text:span><text:span text:style-name="T1">, </text:span><text:span text:style-name="T9">"C31"</text:span><text:span text:style-name="T1">, </text:span><text:span text:style-name="T9">"C32"</text:span><text:span text:style-name="T1">, </text:span><text:span text:style-name="T9">"C33"</text:span><text:span text:style-name="T1">, </text:span><text:span text:style-name="T9">"C34"</text:span><text:span text:style-name="T1">, </text:span><text:span text:style-name="T9">"C37"</text:span><text:span text:style-name="T1">, </text:span><text:span text:style-name="T9">"C38"</text:span><text:span text:style-name="T1">, </text:span><text:span text:style-name="T9">"C39"</text:span><text:span text:style-name="T1">, </text:span><text:span text:style-name="T9">"C40"</text:span><text:span text:style-name="T1"/></text:p>
      <text:p text:style-name="Standard"><text:span text:style-name="T1">, </text:span><text:span text:style-name="T9">"C41"</text:span><text:span text:style-name="T1">, </text:span><text:span text:style-name="T9">"C43"</text:span><text:span text:style-name="T1">, </text:span><text:span text:style-name="T9">"C45"</text:span><text:span text:style-name="T1">, </text:span><text:span text:style-name="T9">"C46"</text:span><text:span text:style-name="T1">, </text:span><text:span text:style-name="T9">"C47"</text:span><text:span text:style-name="T1">, </text:span><text:span text:style-name="T9">"C48"</text:span><text:span text:style-name="T1">, </text:span><text:span text:style-name="T9">"C49"</text:span><text:span text:style-name="T1">, </text:span><text:span text:style-name="T9">"C50"</text:span><text:span text:style-name="T1">, </text:span><text:span text:style-name="T9">"C51"</text:span><text:span text:style-name="T1">, </text:span><text:span text:style-name="T9">"C52"</text:span><text:span text:style-name="T1">, </text:span><text:span text:style-name="T9">"C53"</text:span><text:span text:style-name="T1">, </text:span><text:span text:style-name="T9">"C54"</text:span><text:span text:style-name="T1">, </text:span><text:span text:style-name="T9">"C55"</text:span><text:span text:style-name="T1">, </text:span><text:span text:style-name="T9">"C56"</text:span><text:span text:style-name="T1">, </text:span><text:span text:style-name="T9">"C57"</text:span><text:span text:style-name="T1"/></text:p>
      <text:p text:style-name="Standard"><text:span text:style-name="T1">, </text:span><text:span text:style-name="T9">"C58"</text:span><text:span text:style-name="T1">, </text:span><text:span text:style-name="T9">"C70"</text:span><text:span text:style-name="T1">, </text:span><text:span text:style-name="T9">"C71"</text:span><text:span text:style-name="T1">, </text:span><text:span text:style-name="T9">"C72"</text:span><text:span text:style-name="T1">, </text:span><text:span text:style-name="T9">"C73"</text:span><text:span text:style-name="T1">, </text:span><text:span text:style-name="T9">"C74"</text:span><text:span text:style-name="T1">, </text:span><text:span text:style-name="T9">"C75"</text:span><text:span text:style-name="T1">, </text:span><text:span text:style-name="T9">"C76"</text:span><text:span text:style-name="T1">, </text:span><text:span text:style-name="T9">"C81"</text:span><text:span text:style-name="T1">, </text:span><text:span text:style-name="T9">"C82"</text:span><text:span text:style-name="T1">, </text:span><text:span text:style-name="T9">"C83"</text:span><text:span text:style-name="T1">, </text:span><text:span text:style-name="T9">"C84"</text:span><text:span text:style-name="T1">, </text:span><text:span text:style-name="T9">"C85"</text:span><text:span text:style-name="T1">, </text:span><text:span text:style-name="T9">"C88"</text:span><text:span text:style-name="T1">, </text:span><text:span text:style-name="T9">"C90"</text:span><text:span text:style-name="T1">,</text:span><text:span text:style-name="T1"/></text:p>
      <text:p text:style-name="Standard"><text:span text:style-name="T9">"C91"</text:span><text:span text:style-name="T1">, </text:span><text:span text:style-name="T9">"C92"</text:span><text:span text:style-name="T1">, </text:span><text:span text:style-name="T9">"C93"</text:span><text:span text:style-name="T1">, </text:span><text:span text:style-name="T9">"C94"</text:span><text:span text:style-name="T1">, </text:span><text:span text:style-name="T9">"C95"</text:span><text:span text:style-name="T1">, </text:span><text:span text:style-name="T9">"C96"</text:span><text:span text:style-name="T1">, </text:span><text:span text:style-name="T9">"C97"</text:span><text:span text:style-name="T1">) </text:span><text:span text:style-name="T13">/*2의 개수는 76273개*/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2</text:span><text:span text:style-name="T1">) in (</text:span><text:span text:style-name="T9">"C0"</text:span><text:span text:style-name="T1">, </text:span><text:span text:style-name="T9">"C1"</text:span><text:span text:style-name="T1">, </text:span><text:span text:style-name="T9">"C6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</text:span><text:span text:style-name="T1"/></text:p>
      <text:p text:style-name="Standard"><text:span text:style-name="T1">(</text:span><text:span text:style-name="T9">"C21"</text:span><text:span text:style-name="T1">, </text:span><text:span text:style-name="T9">"C22"</text:span><text:span text:style-name="T1">, </text:span><text:span text:style-name="T9">"C23"</text:span><text:span text:style-name="T1">, </text:span><text:span text:style-name="T9">"C24"</text:span><text:span text:style-name="T1">, </text:span><text:span text:style-name="T9">"C25"</text:span><text:span text:style-name="T1">, </text:span><text:span text:style-name="T9">"C26"</text:span><text:span text:style-name="T1">, </text:span><text:span text:style-name="T9">"C30"</text:span><text:span text:style-name="T1">, </text:span><text:span text:style-name="T9">"C31"</text:span><text:span text:style-name="T1">, </text:span><text:span text:style-name="T9">"C32"</text:span><text:span text:style-name="T1">, </text:span><text:span text:style-name="T9">"C33"</text:span><text:span text:style-name="T1">, </text:span><text:span text:style-name="T9">"C34"</text:span><text:span text:style-name="T1">, </text:span><text:span text:style-name="T9">"C37"</text:span><text:span text:style-name="T1">, </text:span><text:span text:style-name="T9">"C38"</text:span><text:span text:style-name="T1">, </text:span><text:span text:style-name="T9">"C39"</text:span><text:span text:style-name="T1">, </text:span><text:span text:style-name="T9">"C40"</text:span><text:span text:style-name="T1"/></text:p>
      <text:p text:style-name="Standard"><text:soft-page-break/><text:span text:style-name="T1">, </text:span><text:span text:style-name="T9">"C41"</text:span><text:span text:style-name="T1">, </text:span><text:span text:style-name="T9">"C43"</text:span><text:span text:style-name="T1">, </text:span><text:span text:style-name="T9">"C45"</text:span><text:span text:style-name="T1">, </text:span><text:span text:style-name="T9">"C46"</text:span><text:span text:style-name="T1">, </text:span><text:span text:style-name="T9">"C47"</text:span><text:span text:style-name="T1">, </text:span><text:span text:style-name="T9">"C48"</text:span><text:span text:style-name="T1">, </text:span><text:span text:style-name="T9">"C49"</text:span><text:span text:style-name="T1">, </text:span><text:span text:style-name="T9">"C50"</text:span><text:span text:style-name="T1">, </text:span><text:span text:style-name="T9">"C51"</text:span><text:span text:style-name="T1">, </text:span><text:span text:style-name="T9">"C52"</text:span><text:span text:style-name="T1">, </text:span><text:span text:style-name="T9">"C53"</text:span><text:span text:style-name="T1">, </text:span><text:span text:style-name="T9">"C54"</text:span><text:span text:style-name="T1">, </text:span><text:span text:style-name="T9">"C55"</text:span><text:span text:style-name="T1">, </text:span><text:span text:style-name="T9">"C56"</text:span><text:span text:style-name="T1">, </text:span><text:span text:style-name="T9">"C57"</text:span><text:span text:style-name="T1"/></text:p>
      <text:p text:style-name="Standard"><text:span text:style-name="T1">, </text:span><text:span text:style-name="T9">"C58"</text:span><text:span text:style-name="T1">, </text:span><text:span text:style-name="T9">"C70"</text:span><text:span text:style-name="T1">, </text:span><text:span text:style-name="T9">"C71"</text:span><text:span text:style-name="T1">, </text:span><text:span text:style-name="T9">"C72"</text:span><text:span text:style-name="T1">, </text:span><text:span text:style-name="T9">"C73"</text:span><text:span text:style-name="T1">, </text:span><text:span text:style-name="T9">"C74"</text:span><text:span text:style-name="T1">, </text:span><text:span text:style-name="T9">"C75"</text:span><text:span text:style-name="T1">, </text:span><text:span text:style-name="T9">"C76"</text:span><text:span text:style-name="T1">, </text:span><text:span text:style-name="T9">"C81"</text:span><text:span text:style-name="T1">, </text:span><text:span text:style-name="T9">"C82"</text:span><text:span text:style-name="T1">, </text:span><text:span text:style-name="T9">"C83"</text:span><text:span text:style-name="T1">, </text:span><text:span text:style-name="T9">"C84"</text:span><text:span text:style-name="T1">, </text:span><text:span text:style-name="T9">"C85"</text:span><text:span text:style-name="T1">, </text:span><text:span text:style-name="T9">"C88"</text:span><text:span text:style-name="T1">, </text:span><text:span text:style-name="T9">"C90"</text:span><text:span text:style-name="T1">,</text:span><text:span text:style-name="T1"/></text:p>
      <text:p text:style-name="Standard"><text:span text:style-name="T9">"C91"</text:span><text:span text:style-name="T1">, </text:span><text:span text:style-name="T9">"C92"</text:span><text:span text:style-name="T1">, </text:span><text:span text:style-name="T9">"C93"</text:span><text:span text:style-name="T1">, </text:span><text:span text:style-name="T9">"C94"</text:span><text:span text:style-name="T1">, </text:span><text:span text:style-name="T9">"C95"</text:span><text:span text:style-name="T1">, </text:span><text:span text:style-name="T9">"C96"</text:span><text:span text:style-name="T1">, </text:span><text:span text:style-name="T9">"C97"</text:span><text:span text:style-name="T1">) 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2</text:span><text:span text:style-name="T1">) in (</text:span><text:span text:style-name="T9">"C0"</text:span><text:span text:style-name="T1">, </text:span><text:span text:style-name="T9">"C1"</text:span><text:span text:style-name="T1">, </text:span><text:span text:style-name="T9">"C6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</text:span><text:span text:style-name="T1"/></text:p>
      <text:p text:style-name="Standard"><text:span text:style-name="T1">(</text:span><text:span text:style-name="T9">"C21"</text:span><text:span text:style-name="T1">, </text:span><text:span text:style-name="T9">"C22"</text:span><text:span text:style-name="T1">, </text:span><text:span text:style-name="T9">"C23"</text:span><text:span text:style-name="T1">, </text:span><text:span text:style-name="T9">"C24"</text:span><text:span text:style-name="T1">, </text:span><text:span text:style-name="T9">"C25"</text:span><text:span text:style-name="T1">, </text:span><text:span text:style-name="T9">"C26"</text:span><text:span text:style-name="T1">, </text:span><text:span text:style-name="T9">"C30"</text:span><text:span text:style-name="T1">, </text:span><text:span text:style-name="T9">"C31"</text:span><text:span text:style-name="T1">, </text:span><text:span text:style-name="T9">"C32"</text:span><text:span text:style-name="T1">, </text:span><text:span text:style-name="T9">"C33"</text:span><text:span text:style-name="T1">, </text:span><text:span text:style-name="T9">"C34"</text:span><text:span text:style-name="T1">, </text:span><text:span text:style-name="T9">"C37"</text:span><text:span text:style-name="T1">, </text:span><text:span text:style-name="T9">"C38"</text:span><text:span text:style-name="T1">, </text:span><text:span text:style-name="T9">"C39"</text:span><text:span text:style-name="T1">, </text:span><text:span text:style-name="T9">"C40"</text:span><text:span text:style-name="T1"/></text:p>
      <text:p text:style-name="Standard"><text:span text:style-name="T1">, </text:span><text:span text:style-name="T9">"C41"</text:span><text:span text:style-name="T1">, </text:span><text:span text:style-name="T9">"C43"</text:span><text:span text:style-name="T1">, </text:span><text:span text:style-name="T9">"C45"</text:span><text:span text:style-name="T1">, </text:span><text:span text:style-name="T9">"C46"</text:span><text:span text:style-name="T1">, </text:span><text:span text:style-name="T9">"C47"</text:span><text:span text:style-name="T1">, </text:span><text:span text:style-name="T9">"C48"</text:span><text:span text:style-name="T1">, </text:span><text:span text:style-name="T9">"C49"</text:span><text:span text:style-name="T1">, </text:span><text:span text:style-name="T9">"C50"</text:span><text:span text:style-name="T1">, </text:span><text:span text:style-name="T9">"C51"</text:span><text:span text:style-name="T1">, </text:span><text:span text:style-name="T9">"C52"</text:span><text:span text:style-name="T1">, </text:span><text:span text:style-name="T9">"C53"</text:span><text:span text:style-name="T1">, </text:span><text:span text:style-name="T9">"C54"</text:span><text:span text:style-name="T1">, </text:span><text:span text:style-name="T9">"C55"</text:span><text:span text:style-name="T1">, </text:span><text:span text:style-name="T9">"C56"</text:span><text:span text:style-name="T1">, </text:span><text:span text:style-name="T9">"C57"</text:span><text:span text:style-name="T1"/></text:p>
      <text:p text:style-name="Standard"><text:span text:style-name="T1">, </text:span><text:span text:style-name="T9">"C58"</text:span><text:span text:style-name="T1">, </text:span><text:span text:style-name="T9">"C70"</text:span><text:span text:style-name="T1">, </text:span><text:span text:style-name="T9">"C71"</text:span><text:span text:style-name="T1">, </text:span><text:span text:style-name="T9">"C72"</text:span><text:span text:style-name="T1">, </text:span><text:span text:style-name="T9">"C73"</text:span><text:span text:style-name="T1">, </text:span><text:span text:style-name="T9">"C74"</text:span><text:span text:style-name="T1">, </text:span><text:span text:style-name="T9">"C75"</text:span><text:span text:style-name="T1">, </text:span><text:span text:style-name="T9">"C76"</text:span><text:span text:style-name="T1">, </text:span><text:span text:style-name="T9">"C81"</text:span><text:span text:style-name="T1">, </text:span><text:span text:style-name="T9">"C82"</text:span><text:span text:style-name="T1">, </text:span><text:span text:style-name="T9">"C83"</text:span><text:span text:style-name="T1">, </text:span><text:span text:style-name="T9">"C84"</text:span><text:span text:style-name="T1">, </text:span><text:span text:style-name="T9">"C85"</text:span><text:span text:style-name="T1">, </text:span><text:span text:style-name="T9">"C88"</text:span><text:span text:style-name="T1">, </text:span><text:span text:style-name="T9">"C90"</text:span><text:span text:style-name="T1">,</text:span><text:span text:style-name="T1"/></text:p>
      <text:p text:style-name="Standard"><text:span text:style-name="T9">"C91"</text:span><text:span text:style-name="T1">, </text:span><text:span text:style-name="T9">"C92"</text:span><text:span text:style-name="T1">, </text:span><text:span text:style-name="T9">"C93"</text:span><text:span text:style-name="T1">, </text:span><text:span text:style-name="T9">"C94"</text:span><text:span text:style-name="T1">, </text:span><text:span text:style-name="T9">"C95"</text:span><text:span text:style-name="T1">, </text:span><text:span text:style-name="T9">"C96"</text:span><text:span text:style-name="T1">, </text:span><text:span text:style-name="T9">"C97"</text:span><text:span text:style-name="T1">) </text:span><text:span text:style-name="T1"/></text:p>
      <text:p text:style-name="Standard"><text:span text:style-name="T5">then</text:span><text:span text:style-name="T1"> CANCER =</text:span><text:span text:style-name="T19">2</text:span><text:span text:style-name="T1">;</text:span><text:span text:style-name="T1"/></text:p>
      <text:p text:style-name="Standard"><text:span text:style-name="T5">else</text:span><text:span text:style-name="T1"> CANCER=</text:span><text:span text:style-name="T19">0</text:span><text:span text:style-name="T1">;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850"</text:span><text:span text:style-name="T1">, </text:span><text:span text:style-name="T9">"I859"</text:span><text:span text:style-name="T1">, </text:span><text:span text:style-name="T9">"I864"</text:span><text:span text:style-name="T1">, </text:span><text:span text:style-name="T9">"I982"</text:span><text:span text:style-name="T1">, </text:span><text:span text:style-name="T9">"K704"</text:span><text:span text:style-name="T1">, </text:span><text:span text:style-name="T9">"K711"</text:span><text:span text:style-name="T1">, </text:span><text:span text:style-name="T9">"K721"</text:span><text:span text:style-name="T1">, </text:span><text:span text:style-name="T9">"K729"</text:span><text:span text:style-name="T1">, </text:span><text:span text:style-name="T9">"K765"</text:span><text:span text:style-name="T1">, </text:span><text:span text:style-name="T9">"K766"</text:span><text:span text:style-name="T1">, </text:span><text:span text:style-name="T9">"K767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850"</text:span><text:span text:style-name="T1">, </text:span><text:span text:style-name="T9">"I859"</text:span><text:span text:style-name="T1">, </text:span><text:span text:style-name="T9">"I864"</text:span><text:span text:style-name="T1">, </text:span><text:span text:style-name="T9">"I982"</text:span><text:span text:style-name="T1">, </text:span><text:span text:style-name="T9">"K704"</text:span><text:span text:style-name="T1">, </text:span><text:span text:style-name="T9">"K711"</text:span><text:span text:style-name="T1">, </text:span><text:span text:style-name="T9">"K721"</text:span><text:span text:style-name="T1">, </text:span><text:span text:style-name="T9">"K729"</text:span><text:span text:style-name="T1">, </text:span><text:span text:style-name="T9">"K765"</text:span><text:span text:style-name="T1">, </text:span><text:span text:style-name="T9">"K766"</text:span><text:span text:style-name="T1">, </text:span><text:span text:style-name="T9">"K767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</text:span><text:span text:style-name="T1"/></text:p>
      <text:p text:style-name="Standard"><text:span text:style-name="T1">(</text:span><text:span text:style-name="T9">"I850"</text:span><text:span text:style-name="T1">, </text:span><text:span text:style-name="T9">"I859"</text:span><text:span text:style-name="T1">, </text:span><text:span text:style-name="T9">"I864"</text:span><text:span text:style-name="T1">, </text:span><text:span text:style-name="T9">"I982"</text:span><text:span text:style-name="T1">, </text:span><text:span text:style-name="T9">"K704"</text:span><text:span text:style-name="T1">, </text:span><text:span text:style-name="T9">"K711"</text:span><text:span text:style-name="T1">, </text:span><text:span text:style-name="T9">"K721"</text:span><text:span text:style-name="T1">, </text:span><text:span text:style-name="T9">"K729"</text:span><text:span text:style-name="T1">, </text:span><text:span text:style-name="T9">"K765"</text:span><text:span text:style-name="T1">, </text:span><text:span text:style-name="T9">"K766"</text:span><text:span text:style-name="T1">, </text:span><text:span text:style-name="T9">"K767"</text:span><text:span text:style-name="T1">)</text:span><text:span text:style-name="T1"/></text:p>
      <text:p text:style-name="Standard"><text:span text:style-name="T5">then</text:span><text:span text:style-name="T1"> MODERATE_OR_SEVERE_LIVER_DISEASE =</text:span><text:span text:style-name="T19">3</text:span><text:span text:style-name="T1">;</text:span><text:span text:style-name="T1"/></text:p>
      <text:p text:style-name="Standard"><text:span text:style-name="T5">else</text:span><text:span text:style-name="T1"> MODERATE_OR_SEVERE_LIVER_DISEASE =</text:span><text:span text:style-name="T19">0</text:span><text:span text:style-name="T1">; </text:span><text:span text:style-name="T13">/*3의 개수는 0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C77"</text:span><text:span text:style-name="T1">, </text:span><text:span text:style-name="T9">"C78"</text:span><text:span text:style-name="T1">, </text:span><text:span text:style-name="T9">"C79"</text:span><text:span text:style-name="T1">, </text:span><text:span text:style-name="T9">"C80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C77"</text:span><text:span text:style-name="T1">, </text:span><text:span text:style-name="T9">"C78"</text:span><text:span text:style-name="T1">, </text:span><text:span text:style-name="T9">"C79"</text:span><text:span text:style-name="T1">, </text:span><text:span text:style-name="T9">"C80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C77"</text:span><text:span text:style-name="T1">, </text:span><text:span text:style-name="T9">"C78"</text:span><text:span text:style-name="T1">, </text:span><text:span text:style-name="T9">"C79"</text:span><text:span text:style-name="T1">, </text:span><text:span text:style-name="T9">"C80"</text:span><text:span text:style-name="T1">)</text:span><text:span text:style-name="T1"/></text:p>
      <text:p text:style-name="Standard"><text:span text:style-name="T5">then</text:span><text:span text:style-name="T1"> METASTATIC_CARCINOMA =</text:span><text:span text:style-name="T19">6</text:span><text:span text:style-name="T1">;</text:span><text:span text:style-name="T1"/></text:p>
      <text:p text:style-name="Standard"><text:span text:style-name="T5">else</text:span><text:span text:style-name="T1"> METASTATIC_CARCINOMA=</text:span><text:span text:style-name="T19">0</text:span><text:span text:style-name="T1">; </text:span><text:span text:style-name="T13">/*6의 개수는 4846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B20"</text:span><text:span text:style-name="T1">, </text:span><text:span text:style-name="T9">"B21"</text:span><text:span text:style-name="T1">, </text:span><text:span text:style-name="T9">"B22"</text:span><text:span text:style-name="T1">, </text:span><text:span text:style-name="T9">"B24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B20"</text:span><text:span text:style-name="T1">, </text:span><text:span text:style-name="T9">"B21"</text:span><text:span text:style-name="T1">, </text:span><text:span text:style-name="T9">"B22"</text:span><text:span text:style-name="T1">, </text:span><text:span text:style-name="T9">"B24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B20"</text:span><text:span text:style-name="T1">, </text:span><text:span text:style-name="T9">"B21"</text:span><text:span text:style-name="T1">, </text:span><text:span text:style-name="T9">"B22"</text:span><text:span text:style-name="T1">, </text:span><text:span text:style-name="T9">"B24"</text:span><text:span text:style-name="T1">)</text:span><text:span text:style-name="T1"/></text:p>
      <text:p text:style-name="Standard"><text:span text:style-name="T5">then</text:span><text:span text:style-name="T1"> AIDS_HIV =</text:span><text:span text:style-name="T19">6</text:span><text:span text:style-name="T1">;</text:span><text:span text:style-name="T1"/></text:p>
      <text:p text:style-name="Standard"><text:span text:style-name="T5">else</text:span><text:span text:style-name="T1"> AIDS_HIV =</text:span><text:span text:style-name="T19">0</text:span><text:span text:style-name="T1">; </text:span><text:span text:style-name="T13">/*6의 개수는 0개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3</text:span><text:span text:style-name="T1">) in (</text:span><text:span text:style-name="T9">"I10"</text:span><text:span text:style-name="T1">, </text:span><text:span text:style-name="T9">"I11"</text:span><text:span text:style-name="T1">, </text:span><text:span text:style-name="T9">"I12"</text:span><text:span text:style-name="T1">, </text:span><text:span text:style-name="T9">"I13"</text:span><text:span text:style-name="T1">, </text:span><text:span text:style-name="T9">"I14"</text:span><text:span text:style-name="T1">, </text:span><text:span text:style-name="T9">"I15"</text:span><text:span text:style-name="T1">, </text:span><text:span text:style-name="T9">"I16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3</text:span><text:span text:style-name="T1">) in (</text:span><text:span text:style-name="T9">"I10"</text:span><text:span text:style-name="T1">, </text:span><text:span text:style-name="T9">"I11"</text:span><text:span text:style-name="T1">, </text:span><text:span text:style-name="T9">"I12"</text:span><text:span text:style-name="T1">, </text:span><text:span text:style-name="T9">"I13"</text:span><text:span text:style-name="T1">, </text:span><text:span text:style-name="T9">"I14"</text:span><text:span text:style-name="T1">, </text:span><text:span text:style-name="T9">"I15"</text:span><text:span text:style-name="T1">, </text:span><text:span text:style-name="T9">"I16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3</text:span><text:span text:style-name="T1">) in (</text:span><text:span text:style-name="T9">"I10"</text:span><text:span text:style-name="T1">, </text:span><text:span text:style-name="T9">"I11"</text:span><text:span text:style-name="T1">, </text:span><text:span text:style-name="T9">"I12"</text:span><text:span text:style-name="T1">, </text:span><text:span text:style-name="T9">"I13"</text:span><text:span text:style-name="T1">, </text:span><text:span text:style-name="T9">"I14"</text:span><text:span text:style-name="T1">, </text:span><text:span text:style-name="T9">"I15"</text:span><text:span text:style-name="T1">, </text:span><text:span text:style-name="T9">"I16"</text:span><text:span text:style-name="T1">)</text:span><text:span text:style-name="T1"/></text:p>
      <text:p text:style-name="Standard"><text:span text:style-name="T5">then</text:span><text:span text:style-name="T1"> add_Hypertension=</text:span><text:span text:style-name="T19">1</text:span><text:span text:style-name="T1">;</text:span><text:span text:style-name="T1"/></text:p>
      <text:p text:style-name="Standard"><text:span text:style-name="T5">else</text:span><text:span text:style-name="T1"> add_Hypertension=</text:span><text:span text:style-name="T19">0</text:span><text:span text:style-name="T1">; </text:span><text:span text:style-name="T13">/*1의 개수는 176283*/</text:span><text:span text:style-name="T1"/></text:p>
      <text:p text:style-name="P1"/>
      <text:p text:style-name="Standard"><text:span text:style-name="T5">if</text:span><text:span text:style-name="T1"> substr(sick_cd_new,</text:span><text:span text:style-name="T19">1</text:span><text:span text:style-name="T1">,</text:span><text:span text:style-name="T19">4</text:span><text:span text:style-name="T1">) in (</text:span><text:span text:style-name="T9">"E785"</text:span><text:span text:style-name="T1">)</text:span><text:span text:style-name="T1"/></text:p>
      <text:p text:style-name="Standard"><text:span text:style-name="T1">or substr(m_sick_cd,</text:span><text:span text:style-name="T19">1</text:span><text:span text:style-name="T1">,</text:span><text:span text:style-name="T19">4</text:span><text:span text:style-name="T1">) in (</text:span><text:span text:style-name="T9">"E785"</text:span><text:span text:style-name="T1">)</text:span><text:span text:style-name="T1"/></text:p>
      <text:p text:style-name="Standard"><text:span text:style-name="T1">or substr(sub_sick_cd,</text:span><text:span text:style-name="T19">1</text:span><text:span text:style-name="T1">,</text:span><text:span text:style-name="T19">4</text:span><text:span text:style-name="T1">) in (</text:span><text:span text:style-name="T9">"E785"</text:span><text:span text:style-name="T1">)</text:span><text:span text:style-name="T1"/></text:p>
      <text:p text:style-name="Standard"><text:span text:style-name="T5">then</text:span><text:span text:style-name="T1"> add_Dyslipidemia=</text:span><text:span text:style-name="T19">1</text:span><text:span text:style-name="T1">;</text:span><text:span text:style-name="T1"/></text:p>
      <text:p text:style-name="Standard"><text:span text:style-name="T5">else</text:span><text:span text:style-name="T1"> add_Dyslipidemia=</text:span><text:span text:style-name="T19">0</text:span><text:span text:style-name="T1">; </text:span><text:span text:style-name="T13">/*1의 개수는 0개*/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cci_list02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cci_list02; </text:span><text:span text:style-name="T5">table</text:span><text:span text:style-name="T1"> sick_cd_new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cci_list03 </text:span><text:span text:style-name="T5">as</text:span><text:span text:style-name="T1"/></text:p>
      <text:p text:style-name="Standard"><text:span text:style-name="T5">select</text:span><text:span text:style-name="T1"> sn_key, </text:span><text:span text:style-name="T1"/></text:p>
      <text:p text:style-name="Standard"><text:span text:style-name="T1">max(MYOCARDIAL_INFARCTION) </text:span><text:span text:style-name="T5">as</text:span><text:span text:style-name="T1"> MYOCARDIAL_INFARCTION1,</text:span><text:span text:style-name="T1"/></text:p>
      <text:p text:style-name="Standard"><text:span text:style-name="T1">max(CONGESTIVE_HEART_FAILURE) </text:span><text:span text:style-name="T5">as</text:span><text:span text:style-name="T1"> CONGESTIVE_HEART_FAILURE1,</text:span><text:span text:style-name="T1"/></text:p>
      <text:p text:style-name="Standard"><text:soft-page-break/><text:span text:style-name="T1">max(PERIPHRAL_VASCULAR_DISEASE) </text:span><text:span text:style-name="T5">as</text:span><text:span text:style-name="T1"> PERIPHRAL_VASCULAR_DISEASE1,</text:span><text:span text:style-name="T1"/></text:p>
      <text:p text:style-name="Standard"><text:span text:style-name="T1">max(CEREBROVASCULAR_DISEASE) </text:span><text:span text:style-name="T5">as</text:span><text:span text:style-name="T1"> CEREBROVASCULAR_DISEASE1,</text:span><text:span text:style-name="T1"/></text:p>
      <text:p text:style-name="Standard"><text:span text:style-name="T1">max(DEMENTIA) </text:span><text:span text:style-name="T5">as</text:span><text:span text:style-name="T1"> DEMENTIA1,</text:span><text:span text:style-name="T1"/></text:p>
      <text:p text:style-name="Standard"><text:span text:style-name="T1">max(CHRONIC_PULMONARY_DISEASE) </text:span><text:span text:style-name="T5">as</text:span><text:span text:style-name="T1"> CHRONIC_PULMONARY_DISEASE1,</text:span><text:span text:style-name="T1"/></text:p>
      <text:p text:style-name="Standard"><text:span text:style-name="T1">max(RHEUMATOLOGIC_DISEASE) </text:span><text:span text:style-name="T5">as</text:span><text:span text:style-name="T1"> RHEUMATOLOGIC_DISEASE1,</text:span><text:span text:style-name="T1"/></text:p>
      <text:p text:style-name="Standard"><text:span text:style-name="T1">max(PEPTIC_ULCER_DISEASE) </text:span><text:span text:style-name="T5">as</text:span><text:span text:style-name="T1"> PEPTIC_ULCER_DISEASE1,</text:span><text:span text:style-name="T1"/></text:p>
      <text:p text:style-name="Standard"><text:span text:style-name="T1">max(MILD_LIVER_DISEASE) </text:span><text:span text:style-name="T5">as</text:span><text:span text:style-name="T1"> MILD_LIVER_DISEASE1,</text:span><text:span text:style-name="T1"/></text:p>
      <text:p text:style-name="Standard"><text:span text:style-name="T1">max(DIABETES_WITHOUT_COMPLICATIONS) </text:span><text:span text:style-name="T5">as</text:span><text:span text:style-name="T1"> DIABETES_WITHOUT_COMPLICATIONS1,</text:span><text:span text:style-name="T1"/></text:p>
      <text:p text:style-name="Standard"><text:span text:style-name="T1">max(DIABETES_WITH_COMPLICATIONS) </text:span><text:span text:style-name="T5">as</text:span><text:span text:style-name="T1"> DIABETES_WITH_COMPLICATIONS1,</text:span><text:span text:style-name="T1"/></text:p>
      <text:p text:style-name="Standard"><text:span text:style-name="T1">max(PARAPLEGIA_OR_HEMIPLEGIA) </text:span><text:span text:style-name="T5">as</text:span><text:span text:style-name="T1"> PARAPLEGIA_OR_HEMIPLEGIA1,</text:span><text:span text:style-name="T1"/></text:p>
      <text:p text:style-name="Standard"><text:span text:style-name="T1">max(RENAL_DISEASE) </text:span><text:span text:style-name="T5">as</text:span><text:span text:style-name="T1"> RENAL_DISEASE1,</text:span><text:span text:style-name="T1"/></text:p>
      <text:p text:style-name="Standard"><text:span text:style-name="T1">max(CANCER) </text:span><text:span text:style-name="T5">as</text:span><text:span text:style-name="T1"> CANCER1,</text:span><text:span text:style-name="T1"/></text:p>
      <text:p text:style-name="Standard"><text:span text:style-name="T1">max(MODERATE_OR_SEVERE_LIVER_DISEASE) </text:span><text:span text:style-name="T5">as</text:span><text:span text:style-name="T1"> MODERATE_SEVERE_LIVER_DISEASE1,</text:span><text:span text:style-name="T1"/></text:p>
      <text:p text:style-name="Standard"><text:span text:style-name="T1">max(METASTATIC_CARCINOMA) </text:span><text:span text:style-name="T5">as</text:span><text:span text:style-name="T1"> METASTATIC_CARCINOMA1,</text:span><text:span text:style-name="T1"/></text:p>
      <text:p text:style-name="Standard"><text:span text:style-name="T1">max(AIDS_HIV) </text:span><text:span text:style-name="T5">as</text:span><text:span text:style-name="T1"> AIDS_HIV1,</text:span><text:span text:style-name="T1"/></text:p>
      <text:p text:style-name="Standard"><text:span text:style-name="T1">max(add_Hypertension) </text:span><text:span text:style-name="T5">as</text:span><text:span text:style-name="T1"> add_Hypertension1,</text:span><text:span text:style-name="T1"/></text:p>
      <text:p text:style-name="Standard"><text:span text:style-name="T1">max(add_Dyslipidemia) </text:span><text:span text:style-name="T5">as</text:span><text:span text:style-name="T1"> add_Dyslipidemia1</text:span><text:span text:style-name="T1"/></text:p>
      <text:p text:style-name="Standard"><text:span text:style-name="T5">from</text:span><text:span text:style-name="T1"> a.cci_list02</text:span><text:span text:style-name="T1"/></text:p>
      <text:p text:style-name="Standard"><text:span text:style-name="T5">group</text:span><text:span text:style-name="T1"> </text:span><text:span text:style-name="T5">by</text:span><text:span text:style-name="T1"> 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사망 데이터와 연계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raw.kc20240813002_death; </text:span><text:span text:style-name="T17">run</text:span><text:span text:style-name="T1">; </text:span><text:span text:style-name="T13">/*148090개*/</text:span><text:span text:style-name="T1"/></text:p>
      <text:p text:style-name="Standard"><text:span text:style-name="T17">data</text:span><text:span text:style-name="T1"> a.death; </text:span><text:span text:style-name="T5">set</text:span><text:span text:style-name="T1"> raw.kc20240813002_death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death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a.death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Standard"><text:span text:style-name="T13">/*death 결측값 있는지 확인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death_list </text:span><text:span text:style-name="T5">as</text:span><text:span text:style-name="T1"/></text:p>
      <text:p text:style-name="Standard"><text:span text:style-name="T5">select</text:span><text:span text:style-name="T1"> sn_key, dregdate, sain1</text:span><text:span text:style-name="T1"/></text:p>
      <text:p text:style-name="Standard"><text:span text:style-name="T5">from</text:span><text:span text:style-name="T1"> a.death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 = a.death_list; </text:span><text:span text:style-name="T5">table</text:span><text:span text:style-name="T1"> sain1;</text:span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death_list01;</text:span><text:span text:style-name="T1"/></text:p>
      <text:p text:style-name="Standard"><text:span text:style-name="T5">set</text:span><text:span text:style-name="T1"> a.death_list;</text:span><text:span text:style-name="T1"/></text:p>
      <text:p text:style-name="Standard"><text:span text:style-name="T13">/*기본값 설정*/</text:span><text:span text:style-name="T1"/></text:p>
      <text:p text:style-name="Standard"><text:span text:style-name="T1">sain1new = </text:span><text:span text:style-name="T9">"Other"</text:span><text:span text:style-name="T1">;</text:span><text:span text:style-name="T1"/></text:p>
      <text:p text:style-name="Standard"><text:span text:style-name="T13">/*Lung cancer-specific mortality*/</text:span><text:span text:style-name="T1"/></text:p>
      <text:p text:style-name="Standard"><text:span text:style-name="T5">if</text:span><text:span text:style-name="T1"> sain1 in (</text:span><text:span text:style-name="T9">"C33"</text:span><text:span text:style-name="T1">, </text:span><text:span text:style-name="T9">"C34"</text:span><text:span text:style-name="T1">) </text:span><text:span text:style-name="T5">then</text:span><text:span text:style-name="T1"> sain1new = </text:span><text:span text:style-name="T9">"1"</text:span><text:span text:style-name="T1">;</text:span><text:span text:style-name="T1"/></text:p>
      <text:p text:style-name="Standard"><text:span text:style-name="T13">/*Death due to other cancer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1</text:span><text:span text:style-name="T1">) = </text:span><text:span text:style-name="T9">"C"</text:span><text:span text:style-name="T1"> and substr(sain1,</text:span><text:span text:style-name="T19">1</text:span><text:span text:style-name="T1">,</text:span><text:span text:style-name="T19">3</text:span><text:span text:style-name="T1">) not in (</text:span><text:span text:style-name="T9">"C33"</text:span><text:span text:style-name="T1">, </text:span><text:span text:style-name="T9">"C34"</text:span><text:span text:style-name="T1">) </text:span><text:span text:style-name="T5">then</text:span><text:span text:style-name="T1"> sain1new=</text:span><text:span text:style-name="T9">"2"</text:span><text:span text:style-name="T1">;</text:span><text:span text:style-name="T1"/></text:p>
      <text:p text:style-name="Standard"><text:span text:style-name="T13">/*Cardiovascular death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1</text:span><text:span text:style-name="T1">) = </text:span><text:span text:style-name="T9">"I"</text:span><text:span text:style-name="T1"> </text:span><text:span text:style-name="T5">then</text:span><text:span text:style-name="T1"> sain1new = </text:span><text:span text:style-name="T9">"3"</text:span><text:span text:style-name="T1">;</text:span><text:span text:style-name="T1"/></text:p>
      <text:p text:style-name="Standard"><text:span text:style-name="T13">/*Suicide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2</text:span><text:span text:style-name="T1">) in (</text:span><text:span text:style-name="T9">"X6"</text:span><text:span text:style-name="T1">, </text:span><text:span text:style-name="T9">"X7"</text:span><text:span text:style-name="T1">) or substr(sain1,</text:span><text:span text:style-name="T19">1</text:span><text:span text:style-name="T1">,</text:span><text:span text:style-name="T19">3</text:span><text:span text:style-name="T1">) in (</text:span><text:span text:style-name="T9">"X80"</text:span><text:span text:style-name="T1">, </text:span><text:span text:style-name="T9">"X81"</text:span><text:span text:style-name="T1">, </text:span><text:span text:style-name="T9">"X82"</text:span><text:span text:style-name="T1">, </text:span><text:span text:style-name="T9">"X83"</text:span><text:span text:style-name="T1">, </text:span><text:span text:style-name="T9">"X84"</text:span><text:span text:style-name="T1">)</text:span><text:span text:style-name="T1"/></text:p>
      <text:p text:style-name="Standard"><text:span text:style-name="T5">then</text:span><text:span text:style-name="T1"> sain1new = </text:span><text:span text:style-name="T9">"4"</text:span><text:span text:style-name="T1">;</text:span><text:span text:style-name="T1"/></text:p>
      <text:p text:style-name="Standard"><text:span text:style-name="T13">/*Infectious disease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1</text:span><text:span text:style-name="T1">) in (</text:span><text:span text:style-name="T9">"A"</text:span><text:span text:style-name="T1">, </text:span><text:span text:style-name="T9">"B"</text:span><text:span text:style-name="T1">) or substr(sain1,</text:span><text:span text:style-name="T19">1</text:span><text:span text:style-name="T1">,</text:span><text:span text:style-name="T19">3</text:span><text:span text:style-name="T1">) in (</text:span><text:span text:style-name="T9">"G00"</text:span><text:span text:style-name="T1">, </text:span><text:span text:style-name="T9">"G01"</text:span><text:span text:style-name="T1">, </text:span><text:span text:style-name="T9">"G02"</text:span><text:span text:style-name="T1">, </text:span><text:span text:style-name="T9">"G03"</text:span><text:span text:style-name="T1">, </text:span><text:span text:style-name="T9">"G04"</text:span><text:span text:style-name="T1">,</text:span><text:span text:style-name="T1"/></text:p>
      <text:p text:style-name="Standard"><text:span text:style-name="T9">"G14"</text:span><text:span text:style-name="T1">, </text:span><text:span text:style-name="T9">"N70"</text:span><text:span text:style-name="T1">, </text:span><text:span text:style-name="T9">"N71"</text:span><text:span text:style-name="T1">, </text:span><text:span text:style-name="T9">"N72"</text:span><text:span text:style-name="T1">, </text:span><text:span text:style-name="T9">"N73"</text:span><text:span text:style-name="T1">) or substr(sain1,</text:span><text:span text:style-name="T19">1</text:span><text:span text:style-name="T1">,</text:span><text:span text:style-name="T19">4</text:span><text:span text:style-name="T1">) in (</text:span><text:span text:style-name="T9">"P373"</text:span><text:span text:style-name="T1">, </text:span><text:span text:style-name="T9">"P374"</text:span><text:span text:style-name="T1">) </text:span><text:span text:style-name="T5">then</text:span><text:span text:style-name="T1"> sain1new=</text:span><text:span text:style-name="T9">"5"</text:span><text:span text:style-name="T1">;</text:span><text:span text:style-name="T1"/></text:p>
      <text:p text:style-name="Standard"><text:span text:style-name="T13">/*Respiratory disease*/</text:span><text:span text:style-name="T1"/></text:p>
      <text:p text:style-name="Standard"><text:soft-page-break/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2</text:span><text:span text:style-name="T1">) in (</text:span><text:span text:style-name="T9">"J3"</text:span><text:span text:style-name="T1">, </text:span><text:span text:style-name="T9">"J4"</text:span><text:span text:style-name="T1">, </text:span><text:span text:style-name="T9">"J5"</text:span><text:span text:style-name="T1">, </text:span><text:span text:style-name="T9">"J6"</text:span><text:span text:style-name="T1">, </text:span><text:span text:style-name="T9">"J7"</text:span><text:span text:style-name="T1">, </text:span><text:span text:style-name="T9">"J8"</text:span><text:span text:style-name="T1">) or substr(sain1,</text:span><text:span text:style-name="T19">1</text:span><text:span text:style-name="T1">,</text:span><text:span text:style-name="T19">3</text:span><text:span text:style-name="T1">) in (</text:span><text:span text:style-name="T9">"J90"</text:span><text:span text:style-name="T1">, </text:span><text:span text:style-name="T9">"J91"</text:span><text:span text:style-name="T1">,</text:span><text:span text:style-name="T1"/></text:p>
      <text:p text:style-name="Standard"><text:span text:style-name="T9">"J92"</text:span><text:span text:style-name="T1">, </text:span><text:span text:style-name="T9">"J93"</text:span><text:span text:style-name="T1">, </text:span><text:span text:style-name="T9">"J94"</text:span><text:span text:style-name="T1">, </text:span><text:span text:style-name="T9">"J95"</text:span><text:span text:style-name="T1">, </text:span><text:span text:style-name="T9">"J96"</text:span><text:span text:style-name="T1">, </text:span><text:span text:style-name="T9">"J97"</text:span><text:span text:style-name="T1">, </text:span><text:span text:style-name="T9">"J98"</text:span><text:span text:style-name="T1">) </text:span><text:span text:style-name="T5">then</text:span><text:span text:style-name="T1"> sain1new = </text:span><text:span text:style-name="T9">"6"</text:span><text:span text:style-name="T1">;</text:span><text:span text:style-name="T1"/></text:p>
      <text:p text:style-name="Standard"><text:span text:style-name="T13">/*Respiratoryinfection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3</text:span><text:span text:style-name="T1">) in (</text:span><text:span text:style-name="T9">"H65"</text:span><text:span text:style-name="T1">, </text:span><text:span text:style-name="T9">"H66"</text:span><text:span text:style-name="T1">, </text:span><text:span text:style-name="T9">"J20"</text:span><text:span text:style-name="T1">, </text:span><text:span text:style-name="T9">"J21"</text:span><text:span text:style-name="T1">, </text:span><text:span text:style-name="T9">"J22"</text:span><text:span text:style-name="T1">, </text:span><text:span text:style-name="T9">"P23"</text:span><text:span text:style-name="T1">, </text:span><text:span text:style-name="T9">"U04"</text:span><text:span text:style-name="T1">) or substr(sain1,</text:span><text:span text:style-name="T19">1</text:span><text:span text:style-name="T1">,</text:span><text:span text:style-name="T19">2</text:span><text:span text:style-name="T1">) in</text:span><text:span text:style-name="T1"/></text:p>
      <text:p text:style-name="Standard"><text:span text:style-name="T1">(</text:span><text:span text:style-name="T9">"J0"</text:span><text:span text:style-name="T1">, </text:span><text:span text:style-name="T9">"J1"</text:span><text:span text:style-name="T1">) </text:span><text:span text:style-name="T5">then</text:span><text:span text:style-name="T1"> sain1new = </text:span><text:span text:style-name="T9">"7"</text:span><text:span text:style-name="T1">;</text:span><text:span text:style-name="T1"/></text:p>
      <text:p text:style-name="Standard"><text:span text:style-name="T13">/*COVID-19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4</text:span><text:span text:style-name="T1">) in (</text:span><text:span text:style-name="T9">"U071"</text:span><text:span text:style-name="T1">,</text:span><text:span text:style-name="T9">"U072"</text:span><text:span text:style-name="T1">, </text:span><text:span text:style-name="T9">"U099"</text:span><text:span text:style-name="T1">, </text:span><text:span text:style-name="T9">"U109"</text:span><text:span text:style-name="T1">) </text:span><text:span text:style-name="T5">then</text:span><text:span text:style-name="T1"> sain1new = </text:span><text:span text:style-name="T9">"8"</text:span><text:span text:style-name="T1">;</text:span><text:span text:style-name="T1"/></text:p>
      <text:p text:style-name="Standard"><text:span text:style-name="T13">/*Neuropsychiatric conditions*/</text:span><text:span text:style-name="T1"/></text:p>
      <text:p text:style-name="Standard"><text:span text:style-name="T5">else</text:span><text:span text:style-name="T1"> </text:span><text:span text:style-name="T5">if</text:span><text:span text:style-name="T1"> substr(sain1,</text:span><text:span text:style-name="T19">1</text:span><text:span text:style-name="T1">,</text:span><text:span text:style-name="T19">2</text:span><text:span text:style-name="T1">) in (</text:span><text:span text:style-name="T9">"F1"</text:span><text:span text:style-name="T1">, </text:span><text:span text:style-name="T9">"F2"</text:span><text:span text:style-name="T1">, </text:span><text:span text:style-name="T9">"F3"</text:span><text:span text:style-name="T1">, </text:span><text:span text:style-name="T9">"F4"</text:span><text:span text:style-name="T1">, </text:span><text:span text:style-name="T9">"F5"</text:span><text:span text:style-name="T1">, </text:span><text:span text:style-name="T9">"F6"</text:span><text:span text:style-name="T1">, </text:span><text:span text:style-name="T9">"F7"</text:span><text:span text:style-name="T1">, </text:span><text:span text:style-name="T9">"F8"</text:span><text:span text:style-name="T1">, </text:span><text:span text:style-name="T9">"F9"</text:span><text:span text:style-name="T1">, </text:span><text:span text:style-name="T9">"G2"</text:span><text:span text:style-name="T1">, </text:span><text:span text:style-name="T9">"G3"</text:span><text:span text:style-name="T1">, </text:span><text:span text:style-name="T9">"G4"</text:span><text:span text:style-name="T1">,</text:span><text:span text:style-name="T1"/></text:p>
      <text:p text:style-name="Standard"><text:span text:style-name="T9">"G5"</text:span><text:span text:style-name="T1">, </text:span><text:span text:style-name="T9">"G6"</text:span><text:span text:style-name="T1">, </text:span><text:span text:style-name="T9">"G7"</text:span><text:span text:style-name="T1">, </text:span><text:span text:style-name="T9">"G8"</text:span><text:span text:style-name="T1">) or substr(sain1,</text:span><text:span text:style-name="T19">1</text:span><text:span text:style-name="T1">,</text:span><text:span text:style-name="T19">3</text:span><text:span text:style-name="T1">) in (</text:span><text:span text:style-name="T9">"F01"</text:span><text:span text:style-name="T1">, </text:span><text:span text:style-name="T9">"F02"</text:span><text:span text:style-name="T1">, </text:span><text:span text:style-name="T9">"F03"</text:span><text:span text:style-name="T1">, </text:span><text:span text:style-name="T9">"F04"</text:span><text:span text:style-name="T1">, </text:span><text:span text:style-name="T9">"F05"</text:span><text:span text:style-name="T1">, </text:span><text:span text:style-name="T9">"F06"</text:span><text:span text:style-name="T1">, </text:span><text:span text:style-name="T9">"F07"</text:span><text:span text:style-name="T1">,</text:span><text:span text:style-name="T1"/></text:p>
      <text:p text:style-name="Standard"><text:span text:style-name="T9">"F08"</text:span><text:span text:style-name="T1">, </text:span><text:span text:style-name="T9">"F09"</text:span><text:span text:style-name="T1">, </text:span><text:span text:style-name="T9">"G06"</text:span><text:span text:style-name="T1">, </text:span><text:span text:style-name="T9">"G07"</text:span><text:span text:style-name="T1">, </text:span><text:span text:style-name="T9">"G08"</text:span><text:span text:style-name="T1">, </text:span><text:span text:style-name="T9">"G09"</text:span><text:span text:style-name="T1">, </text:span><text:span text:style-name="T9">"G10"</text:span><text:span text:style-name="T1">, </text:span><text:span text:style-name="T9">"G11"</text:span><text:span text:style-name="T1">, </text:span><text:span text:style-name="T9">"G12"</text:span><text:span text:style-name="T1">, </text:span><text:span text:style-name="T9">"G13"</text:span><text:span text:style-name="T1">, </text:span><text:span text:style-name="T9">"G15"</text:span><text:span text:style-name="T1">, </text:span><text:span text:style-name="T9">"G16"</text:span><text:span text:style-name="T1">, </text:span><text:span text:style-name="T9">"G17"</text:span><text:span text:style-name="T1">, </text:span><text:span text:style-name="T9">"G18"</text:span><text:span text:style-name="T1">,</text:span><text:span text:style-name="T1"/></text:p>
      <text:p text:style-name="Standard"><text:span text:style-name="T9">"G19"</text:span><text:span text:style-name="T1">, </text:span><text:span text:style-name="T9">"G90"</text:span><text:span text:style-name="T1">, </text:span><text:span text:style-name="T9">"G91"</text:span><text:span text:style-name="T1">, </text:span><text:span text:style-name="T9">"G92"</text:span><text:span text:style-name="T1">, </text:span><text:span text:style-name="T9">"G93"</text:span><text:span text:style-name="T1">, </text:span><text:span text:style-name="T9">"G94"</text:span><text:span text:style-name="T1">, </text:span><text:span text:style-name="T9">"G95"</text:span><text:span text:style-name="T1">, </text:span><text:span text:style-name="T9">"G96"</text:span><text:span text:style-name="T1">, </text:span><text:span text:style-name="T9">"G97"</text:span><text:span text:style-name="T1">, </text:span><text:span text:style-name="T9">"G98"</text:span><text:span text:style-name="T1">, </text:span><text:span text:style-name="T9">"X41"</text:span><text:span text:style-name="T1">, </text:span><text:span text:style-name="T9">"X42"</text:span><text:span text:style-name="T1">, </text:span><text:span text:style-name="T9">"X44"</text:span><text:span text:style-name="T1">, </text:span><text:span text:style-name="T9">"X45"</text:span><text:span text:style-name="T1">)</text:span><text:span text:style-name="T1"/></text:p>
      <text:p text:style-name="Standard"><text:span text:style-name="T1">or substr(sain1,</text:span><text:span text:style-name="T19">1</text:span><text:span text:style-name="T1">,</text:span><text:span text:style-name="T19">4</text:span><text:span text:style-name="T1">) in (</text:span><text:span text:style-name="T9">"U070"</text:span><text:span text:style-name="T1">) </text:span><text:span text:style-name="T5">then</text:span><text:span text:style-name="T1"> sain1new=</text:span><text:span text:style-name="T9">"9"</text:span><text:span text:style-name="T1">;</text:span><text:span text:style-name="T1"/></text:p>
      <text:p text:style-name="Standard"><text:span text:style-name="T17">run</text:span><text:span text:style-name="T1">; 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_list; </text:span><text:span text:style-name="T5">table</text:span><text:span text:style-name="T1"> sain1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_list; </text:span><text:span text:style-name="T5">table</text:span><text:span text:style-name="T1"> dregdate;</text:span><text:span text:style-name="T17">run</text:span><text:span text:style-name="T1">; </text:span><text:span text:style-name="T13">/*사망데이터 모두 sain1과 dregdate가 존재한다.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death_list01; 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_list01; </text:span><text:span text:style-name="T5">table</text:span><text:span text:style-name="T1"> sain1new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3">/*a.rgst_new12(30550명) 변수별 인원수 살펴보기*/</text:span><text:span text:style-name="T1"/></text:p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exmd_bz_yyyy2;</text:span><text:span text:style-name="T17">run</text:span><text:span text:style-name="T1">; </text:span><text:span text:style-name="T13">/*검진연도는 2019: 9513명, 2020: 8184명, 2021: 8437명, 2022: 4416명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smk_yn2;</text:span><text:span text:style-name="T17">run</text:span><text:span text:style-name="T1">; </text:span><text:span text:style-name="T13">/*Never-smoker: 18093명, 2: 12457명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smk_now_yn2;</text:span><text:span text:style-name="T17">run</text:span><text:span text:style-name="T1">; </text:span><text:span text:style-name="T13">/*Ex-smoker: 11156명, Current smoker: 1301명 null:18093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e_ciga_yn2;</text:span><text:span text:style-name="T17">run</text:span><text:span text:style-name="T1">; </text:span><text:span text:style-name="T13">/*2: 397, non: 30153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e_ciga_amt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e_ciga_amt2;</text:span><text:span text:style-name="T17">run</text:span><text:span text:style-name="T1">; </text:span><text:span text:style-name="T13">/*non: 30496(30153+343), light: 31, heavy: 23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hnbt_yn;</text:span><text:span text:style-name="T17">run</text:span><text:span text:style-name="T1">; </text:span><text:span text:style-name="T13">/*1:30067, 2:483*/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3; </text:span><text:span text:style-name="T5">table</text:span><text:span text:style-name="T1"> q_hnbt_now_yn;</text:span><text:span text:style-name="T17">run</text:span><text:span text:style-name="T1">; </text:span><text:span text:style-name="T13">/*1:57, 2:426, null: 30667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e_ciga_yn2 =</text:span><text:span text:style-name="T9">"2"</text:span><text:span text:style-name="T1"/></text:p>
      <text:p text:style-name="Standard"><text:span text:style-name="T5">and</text:span><text:span text:style-name="T1"> q_e_ciga_amt2 = </text:span><text:span text:style-name="T9">"Non E-cigarette user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3">/*1. Never smoker인 사람은 총 18093명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oft-page-break/><text:span text:style-name="T5">where</text:span><text:span text:style-name="T1"> q_smk_yn2 = </text:span><text:span text:style-name="T9">"Never-smoker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18093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1; </text:span><text:span text:style-name="T17">run</text:span><text:span text:style-name="T1">;</text:span><text:span text:style-name="T1"/></text:p>
      <text:p text:style-name="P1"/>
      <text:p text:style-name="Standard"><text:span text:style-name="T13">/*Never smoker인 사람 중에 전자담배 흡연력 있는 인원 수 <text:s/>파악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yn2 = </text:span><text:span text:style-name="T9">"Never-smoker"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총 14명인 것을 확인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111;</text:span><text:span text:style-name="T17">run</text:span><text:span text:style-name="T1">;</text:span><text:span text:style-name="T1"/></text:p>
      <text:p text:style-name="P1"/>
      <text:p text:style-name="Standard"><text:span text:style-name="T13">/*group1-12: Never-smoker인 인원들 중에 HTP use after diagnosis(2019년도 이후 <text:s/>검진 기준 '궐련형 전자담배 현재 피움' + '과거에는 피웠으나 현재 피우지 않음' 중 금연기간이</text:span><text:span text:style-name="T13"/></text:p>
      <text:p text:style-name="Standard"><text:span text:style-name="T13">검진연도-폐암진단연도 보다 작은 사람) 인원수 파악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yn2 = </text:span><text:span text:style-name="T9">"Never-smoker"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 총13명 */</text:span><text:span text:style-name="T1"/></text:p>
      <text:p text:style-name="P1"/>
      <text:p text:style-name="P1"/>
      <text:p text:style-name="P1"/>
      <text:p text:style-name="Standard"><text:span text:style-name="T13">/*둘 다 겹치는 인원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group111 </text:span><text:span text:style-name="T5">as</text:span><text:span text:style-name="T1"> a</text:span><text:span text:style-name="T1"/></text:p>
      <text:p text:style-name="Standard"><text:span text:style-name="T5">join</text:span><text:span text:style-name="T1"> a.group112 </text:span><text:span text:style-name="T5">as</text:span><text:span text:style-name="T1"> b</text:span><text:span text:style-name="T1"/></text:p>
      <text:p text:style-name="Standard"><text:span text:style-name="T1">on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dual user는 1명*/</text:span><text:span text:style-name="T1"/></text:p>
      <text:p text:style-name="P1"/>
      <text:p text:style-name="Standard"><text:span text:style-name="T13">/*1-3: 1-1과 1-2에 동시에 속하는 그룹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13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111 </text:span><text:span text:style-name="T5">as</text:span><text:span text:style-name="T1"> a</text:span><text:span text:style-name="T1"/></text:p>
      <text:p text:style-name="Standard"><text:span text:style-name="T5">join</text:span><text:span text:style-name="T1"> a.group112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3">/*group11: e_cigarette이면서 ht이거나 dual user인 경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1</text:span><text:span text:style-name="T1"/></text:p>
      <text:p text:style-name="Standard"><text:soft-page-break/><text:span text:style-name="T5">where</text:span><text:span text:style-name="T1">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111)</text:span><text:span text:style-name="T1"/></text:p>
      <text:p text:style-name="Standard"><text:span text:style-name="T1">or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112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26개*/</text:span><text:span text:style-name="T1"/></text:p>
      <text:p text:style-name="P1"/>
      <text:p text:style-name="Standard"><text:span text:style-name="T17">proc</text:span><text:span text:style-name="T1"> </text:span><text:span text:style-name="T17">sort</text:span><text:span text:style-name="T1"> </text:span><text:span text:style-name="T5">data</text:span><text:span text:style-name="T1">= a.group11; </text:span><text:span text:style-name="T5">by</text:span><text:span text:style-name="T1"> sn_key;</text:span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3">/*1-0: group1중에 1-1에 속하지 않는 그룹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0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1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11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10; </text:span><text:span text:style-name="T17">run</text:span><text:span text:style-name="T1">; </text:span><text:span text:style-name="T13">/*18067명*/</text:span><text:span text:style-name="T1"/></text:p>
      <text:p text:style-name="P1"/>
      <text:p text:style-name="P1"/>
      <text:p text:style-name="Standard"><text:span text:style-name="T13">/*1-11. group111인 인원들 중에 E-cigarette use after diagnosis 중복 제거 후 재설정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yn2 = </text:span><text:span text:style-name="T9">"Never-smoker"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</text:span><text:span text:style-name="T1"/></text:p>
      <text:p text:style-name="Standard"><text:span text:style-name="T5">and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11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총 13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111; </text:span><text:span text:style-name="T17">run</text:span><text:span text:style-name="T1">;</text:span><text:span text:style-name="T1"/></text:p>
      <text:p text:style-name="P1"/>
      <text:p text:style-name="Standard"><text:span text:style-name="T13">/*1-12. group12인 인원들 중에 중복 제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1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yn2 = </text:span><text:span text:style-name="T9">"Never-smoker"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</text:span><text:span text:style-name="T1"/></text:p>
      <text:p text:style-name="Standard"><text:span text:style-name="T5">and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11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12명*/</text:span><text:span text:style-name="T1"/></text:p>
      <text:p text:style-name="P1"/>
      <text:p text:style-name="P1"/>
      <text:p text:style-name="Standard"><text:span text:style-name="T13">/*3. Smoking Quitters after diagnosis:(2019이후 <text:s/>검진기준 Ex-smoker라고 대답한 사람 중, 금연기간이 검진연도-폐암 진단연도보다 작거나 같은 사람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lt;=yeardiff</text:span><text:span text:style-name="T1"/></text:p>
      <text:p text:style-name="Standard"><text:span text:style-name="T5">and</text:span><text:span text:style-name="T1"> q_smk_stp_drt is </text:span><text:span text:style-name="T5">not</text:span><text:span text:style-name="T1"> </text:span><text:span text:style-name="T5">null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총 3414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3; </text:span><text:span text:style-name="T17">run</text:span><text:span text:style-name="T1">;</text:span><text:span text:style-name="T1"/></text:p>
      <text:p text:style-name="P1"/>
      <text:p text:style-name="Standard"><text:soft-page-break/><text:span text:style-name="T13">/*3-11. Smoking <text:s/>Quitters after diagnosis인 인원들 중에 E-cigarette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lt;=yeardiff</text:span><text:span text:style-name="T1"/></text:p>
      <text:p text:style-name="Standard"><text:span text:style-name="T5">and</text:span><text:span text:style-name="T1"> q_smk_stp_drt is </text:span><text:span text:style-name="T5">not</text:span><text:span text:style-name="T1"> </text:span><text:span text:style-name="T5">null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총 20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311; </text:span><text:span text:style-name="T17">run</text:span><text:span text:style-name="T1">;</text:span><text:span text:style-name="T1"/></text:p>
      <text:p text:style-name="P1"/>
      <text:p text:style-name="Standard"><text:span text:style-name="T13">/*3-12. Smoking <text:s/>Quitters after diagnosis인 인원들 중에 HTP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lt;=yeardiff</text:span><text:span text:style-name="T1"/></text:p>
      <text:p text:style-name="Standard"><text:span text:style-name="T5">and</text:span><text:span text:style-name="T1"> q_smk_stp_drt is </text:span><text:span text:style-name="T5">not</text:span><text:span text:style-name="T1"> </text:span><text:span text:style-name="T5">null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7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312; </text:span><text:span text:style-name="T17">run</text:span><text:span text:style-name="T1">;</text:span><text:span text:style-name="T1"/></text:p>
      <text:p text:style-name="P1"/>
      <text:p text:style-name="Standard"><text:span text:style-name="T13">/*group311과 group312 겹치는 인원 수 확인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311 </text:span><text:span text:style-name="T5">as</text:span><text:span text:style-name="T1"> a</text:span><text:span text:style-name="T1"/></text:p>
      <text:p text:style-name="Standard"><text:span text:style-name="T5">join</text:span><text:span text:style-name="T1"> a.group312 </text:span><text:span text:style-name="T5">as</text:span><text:span text:style-name="T1"> b</text:span><text:span text:style-name="T1"/></text:p>
      <text:p text:style-name="Standard"><text:span text:style-name="T1">on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겹치는 인원 5명 존재*/</text:span><text:span text:style-name="T1"/></text:p>
      <text:p text:style-name="P1"/>
      <text:p text:style-name="Standard"><text:span text:style-name="T13">/*3-3: 3-1과 3-2에 동시에 속하는 그룹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13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311 </text:span><text:span text:style-name="T5">as</text:span><text:span text:style-name="T1"> a</text:span><text:span text:style-name="T1"/></text:p>
      <text:p text:style-name="Standard"><text:span text:style-name="T5">join</text:span><text:span text:style-name="T1"> a.group312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313; </text:span><text:span text:style-name="T17">run</text:span><text:span text:style-name="T1">;</text:span><text:span text:style-name="T1"/></text:p>
      <text:p text:style-name="P1"/>
      <text:p text:style-name="Standard"><text:span text:style-name="T13">/*group31: e_cigarette이면서 ht이거나 dual user인 경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311)</text:span><text:span text:style-name="T1"/></text:p>
      <text:p text:style-name="Standard"><text:span text:style-name="T1">or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312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52개*/</text:span><text:span text:style-name="T1"/></text:p>
      <text:p text:style-name="P1"/>
      <text:p text:style-name="Standard"><text:soft-page-break/><text:span text:style-name="T13">/*group3-0: 3-311과 3-312, 3-313에 속하지 않는 그룹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0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3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31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3">/*3-11. Smoking <text:s/>Quitters after diagnosis인 인원들 중에 E-cigarette use after diagnosis 중복 제거 후 재설정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lt;=yeardiff</text:span><text:span text:style-name="T1"/></text:p>
      <text:p text:style-name="Standard"><text:span text:style-name="T5">and</text:span><text:span text:style-name="T1"> q_smk_stp_drt is </text:span><text:span text:style-name="T5">not</text:span><text:span text:style-name="T1"> </text:span><text:span text:style-name="T5">null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</text:span><text:span text:style-name="T1"/></text:p>
      <text:p text:style-name="Standard"><text:span text:style-name="T5">and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31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총 15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311; </text:span><text:span text:style-name="T17">run</text:span><text:span text:style-name="T1">;</text:span><text:span text:style-name="T1"/></text:p>
      <text:p text:style-name="P1"/>
      <text:p text:style-name="Standard"><text:span text:style-name="T13">/*3-12. Smoking <text:s/>Quitters after diagnosis인 인원들 중에 HTP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3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lt;=yeardiff</text:span><text:span text:style-name="T1"/></text:p>
      <text:p text:style-name="Standard"><text:span text:style-name="T5">and</text:span><text:span text:style-name="T1"> q_smk_stp_drt is </text:span><text:span text:style-name="T5">not</text:span><text:span text:style-name="T1"> </text:span><text:span text:style-name="T5">null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</text:span><text:span text:style-name="T1"/></text:p>
      <text:p text:style-name="Standard"><text:span text:style-name="T5">and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31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2명*/</text:span><text:span text:style-name="T1"/></text:p>
      <text:p text:style-name="P1"/>
      <text:p text:style-name="P1"/>
      <text:p text:style-name="P1"/>
      <text:p text:style-name="Standard"><text:span text:style-name="T13">/*2. Ex-smokers at diagnosis((2019년 이후) 검진기준 Ex-smoker라고 대답한 사람 중, 금연기간이 검진연도-폐암진단연도 보다 큰 사람)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gt; yeardiff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총 7742명 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2; </text:span><text:span text:style-name="T17">run</text:span><text:span text:style-name="T1">; </text:span><text:span text:style-name="T1"/></text:p>
      <text:p text:style-name="P1"/>
      <text:p text:style-name="P1"/>
      <text:p text:style-name="Standard"><text:span text:style-name="T13">/*2-11. Ex-smokers at diagnosis인 인원들 중에 E-cigarette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2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oft-page-break/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gt; yeardiff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11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211; </text:span><text:span text:style-name="T17">run</text:span><text:span text:style-name="T1">; </text:span><text:span text:style-name="T1"/></text:p>
      <text:p text:style-name="P1"/>
      <text:p text:style-name="Standard"><text:span text:style-name="T13">/*2-12. Ex-smokers at diagnosis인 인원들 중에 HTP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2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Ex-smoker"</text:span><text:span text:style-name="T1"/></text:p>
      <text:p text:style-name="Standard"><text:span text:style-name="T5">and</text:span><text:span text:style-name="T1"> input(q_smk_stp_drt,</text:span><text:span text:style-name="T21">best12.</text:span><text:span text:style-name="T1">) &gt; yeardiff</text:span><text:span text:style-name="T1"/></text:p>
      <text:p text:style-name="Standard"><text:span text:style-name="T5">and</text:span><text:span text:style-name="T1"> q_smk_stp_drt is </text:span><text:span text:style-name="T5">not</text:span><text:span text:style-name="T1"> </text:span><text:span text:style-name="T5">null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 12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212; </text:span><text:span text:style-name="T17">run</text:span><text:span text:style-name="T1">; 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group211 </text:span><text:span text:style-name="T5">as</text:span><text:span text:style-name="T1"> a</text:span><text:span text:style-name="T1"/></text:p>
      <text:p text:style-name="Standard"><text:span text:style-name="T5">join</text:span><text:span text:style-name="T1"> a.group212 </text:span><text:span text:style-name="T5">as</text:span><text:span text:style-name="T1"> b</text:span><text:span text:style-name="T1"/></text:p>
      <text:p text:style-name="Standard"><text:span text:style-name="T1">on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겹치는 인원 0명 존재*/</text:span><text:span text:style-name="T1"/></text:p>
      <text:p text:style-name="P1"/>
      <text:p text:style-name="Standard"><text:span text:style-name="T13">/*group2 중에 액상형 or 궐련형 전자담배 이용자 이거나 dual user인 인원*/</text:span><text:span text:style-name="T1"/></text:p>
      <text:p text:style-name="P1"/>
      <text:p text:style-name="Standard"><text:span text:style-name="T17">data</text:span><text:span text:style-name="T1"> a.group21; </text:span><text:span text:style-name="T5">set</text:span><text:span text:style-name="T1"> a.group211 a.group212;</text:span><text:span text:style-name="T17">run</text:span><text:span text:style-name="T1">;</text:span><text:span text:style-name="T1"/></text:p>
      <text:p text:style-name="P1"/>
      <text:p text:style-name="Standard"><text:span text:style-name="T13">/*2-11과 2-12에 속하지 않는 그룹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20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2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21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20; </text:span><text:span text:style-name="T17">run</text:span><text:span text:style-name="T1">; </text:span><text:span text:style-name="T13">/*겹치는 인원이 0명 존재해서 6794명*/</text:span><text:span text:style-name="T1"/></text:p>
      <text:p text:style-name="P1"/>
      <text:p text:style-name="P1"/>
      <text:p text:style-name="P1"/>
      <text:p text:style-name="P1"/>
      <text:p text:style-name="Standard"><text:span text:style-name="T13">/*4. Current smokers:(2019~2021)검진 기준 current smoker인 사람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Current smoker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1301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; </text:span><text:span text:style-name="T17">run</text:span><text:span text:style-name="T1">; </text:span><text:span text:style-name="T1"/></text:p>
      <text:p text:style-name="P1"/>
      <text:p text:style-name="Standard"><text:soft-page-break/><text:span text:style-name="T13">/*4-1. Current smokers인 인원들 중에 E-cigarette use after diagnosis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Current smoker"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9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11; </text:span><text:span text:style-name="T17">run</text:span><text:span text:style-name="T1">; </text:span><text:span text:style-name="T1"/></text:p>
      <text:p text:style-name="P1"/>
      <text:p text:style-name="P1"/>
      <text:p text:style-name="Standard"><text:span text:style-name="T13">/*4-12. Current smokers인 인원들 중에 HTP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Current smoker"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3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12; </text:span><text:span text:style-name="T17">run</text:span><text:span text:style-name="T1">; 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411 </text:span><text:span text:style-name="T5">as</text:span><text:span text:style-name="T1"> a</text:span><text:span text:style-name="T1"/></text:p>
      <text:p text:style-name="Standard"><text:span text:style-name="T5">join</text:span><text:span text:style-name="T1"> a.group412 </text:span><text:span text:style-name="T5">as</text:span><text:span text:style-name="T1"> b</text:span><text:span text:style-name="T1"/></text:p>
      <text:p text:style-name="Standard"><text:span text:style-name="T1">on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겹치는 인원 3명 존재*/</text:span><text:span text:style-name="T1"/></text:p>
      <text:p text:style-name="P1"/>
      <text:p text:style-name="P1"/>
      <text:p text:style-name="Standard"><text:span text:style-name="T13">/*4-13: 4-11과 4-12가 겹치는 인원(dual user)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13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2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1)</text:span><text:span text:style-name="T1"/></text:p>
      <text:p text:style-name="Standard"><text:span text:style-name="T5">and</text:span><text:span text:style-name="T1">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2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text:s/></text:span><text:span text:style-name="T13">/*3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13; </text:span><text:span text:style-name="T17">run</text:span><text:span text:style-name="T1">; </text:span><text:span text:style-name="T1"/></text:p>
      <text:p text:style-name="P1"/>
      <text:p text:style-name="Standard"><text:span text:style-name="T13">/*group41:group4중에 액상형+궐련형 전자담배이거나 dual user인 경우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1)</text:span><text:span text:style-name="T1"/></text:p>
      <text:p text:style-name="Standard"><text:span text:style-name="T1">or sn_key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2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39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13; </text:span><text:span text:style-name="T17">run</text:span><text:span text:style-name="T1">; </text:span><text:span text:style-name="T1"/></text:p>
      <text:p text:style-name="P1"/>
      <text:p text:style-name="Standard"><text:span text:style-name="T13">/*4-1과 4-2에 속하지 않는 그룹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oft-page-break/><text:span text:style-name="T5">create</text:span><text:span text:style-name="T1"> </text:span><text:span text:style-name="T5">table</text:span><text:span text:style-name="T1"> a.group40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group4</text:span><text:span text:style-name="T1"/></text:p>
      <text:p text:style-name="Standard"><text:span text:style-name="T5">where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0; </text:span><text:span text:style-name="T17">run</text:span><text:span text:style-name="T1">; </text:span><text:span text:style-name="T13">/*총 1262명*/</text:span><text:span text:style-name="T1"/></text:p>
      <text:p text:style-name="P1"/>
      <text:p text:style-name="Standard"><text:span text:style-name="T13">/*4-11. Current smokers인 인원들 중에 E-cigarette use after diagnosis(수정) 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11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Current smoker"</text:span><text:span text:style-name="T1"/></text:p>
      <text:p text:style-name="Standard"><text:span text:style-name="T5">and</text:span><text:span text:style-name="T1"> q_e_ciga_amt2 </text:span><text:span text:style-name="T5">in</text:span><text:span text:style-name="T1"> (</text:span><text:span text:style-name="T9">"Light E-cigarette user"</text:span><text:span text:style-name="T1">, </text:span><text:span text:style-name="T9">"Heavy E-cigarette user"</text:span><text:span text:style-name="T1">)</text:span><text:span text:style-name="T1"/></text:p>
      <text:p text:style-name="Standard"><text:span text:style-name="T5">and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3">/*6명*/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group411; </text:span><text:span text:style-name="T17">run</text:span><text:span text:style-name="T1">; </text:span><text:span text:style-name="T1"/></text:p>
      <text:p text:style-name="P1"/>
      <text:p text:style-name="P1"/>
      <text:p text:style-name="Standard"><text:span text:style-name="T13">/*4-12. Current smokers인 인원들 중에 HTP use after diagnosis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412 </text:span><text:span text:style-name="T5">as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rgst_new13</text:span><text:span text:style-name="T1"/></text:p>
      <text:p text:style-name="Standard"><text:span text:style-name="T5">where</text:span><text:span text:style-name="T1"> q_smk_now_yn2 = </text:span><text:span text:style-name="T9">"Current smoker"</text:span><text:span text:style-name="T1"/></text:p>
      <text:p text:style-name="Standard"><text:span text:style-name="T5">and</text:span><text:span text:style-name="T1"> q_hnbt_now_yn </text:span><text:span text:style-name="T5">in</text:span><text:span text:style-name="T1"> (</text:span><text:span text:style-name="T9">"1"</text:span><text:span text:style-name="T1">,</text:span><text:span text:style-name="T9">"2"</text:span><text:span text:style-name="T1">)</text:span><text:span text:style-name="T1"/></text:p>
      <text:p text:style-name="Standard"><text:span text:style-name="T5">and</text:span><text:span text:style-name="T1"> input(q_hnbt_stp_drt,</text:span><text:span text:style-name="T21">best12.</text:span><text:span text:style-name="T1">) &lt; yeardiff</text:span><text:span text:style-name="T1"/></text:p>
      <text:p text:style-name="Standard"><text:span text:style-name="T5">and</text:span><text:span text:style-name="T1"> sn_key </text:span><text:span text:style-name="T5">not</text:span><text:span text:style-name="T1"> </text:span><text:span text:style-name="T5">in</text:span><text:span text:style-name="T1"> (</text:span><text:span text:style-name="T5">select</text:span><text:span text:style-name="T1"> sn_key </text:span><text:span text:style-name="T5">from</text:span><text:span text:style-name="T1"> a.group413)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30명*/</text:span><text:span text:style-name="T1"/></text:p>
      <text:p text:style-name="P1"/>
      <text:p text:style-name="P1"/>
      <text:p text:style-name="Standard"><text:span text:style-name="T13">/*grouptype 변수 생성*/</text:span><text:span text:style-name="T1"/></text:p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rgst_new14 </text:span><text:span text:style-name="T5">as</text:span><text:span text:style-name="T1"/></text:p>
      <text:p text:style-name="Standard"><text:span text:style-name="T5">select</text:span><text:span text:style-name="T1"> </text:span><text:span text:style-name="T21">a.</text:span><text:span text:style-name="T1">*, case </text:span><text:span text:style-name="T5">when</text:span><text:span text:style-name="T1"> b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10"</text:span><text:span text:style-name="T1"/></text:p>
      <text:p text:style-name="Standard"><text:span text:style-name="T5">when</text:span><text:span text:style-name="T1"> c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11"</text:span><text:span text:style-name="T1"/></text:p>
      <text:p text:style-name="Standard"><text:span text:style-name="T5">when</text:span><text:span text:style-name="T1"> d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20"</text:span><text:span text:style-name="T1"/></text:p>
      <text:p text:style-name="Standard"><text:span text:style-name="T5">when</text:span><text:span text:style-name="T1"> e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21"</text:span><text:span text:style-name="T1"/></text:p>
      <text:p text:style-name="Standard"><text:span text:style-name="T5">when</text:span><text:span text:style-name="T1"> f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30"</text:span><text:span text:style-name="T1"/></text:p>
      <text:p text:style-name="Standard"><text:span text:style-name="T5">when</text:span><text:span text:style-name="T1"> g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31"</text:span><text:span text:style-name="T1"/></text:p>
      <text:p text:style-name="Standard"><text:span text:style-name="T5">when</text:span><text:span text:style-name="T1"> h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40"</text:span><text:span text:style-name="T1"/></text:p>
      <text:p text:style-name="Standard"><text:span text:style-name="T5">when</text:span><text:span text:style-name="T1"> i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41"</text:span><text:span text:style-name="T1"/></text:p>
      <text:p text:style-name="Standard"><text:span text:style-name="T1">end </text:span><text:span text:style-name="T5">as</text:span><text:span text:style-name="T1"> grouptype</text:span><text:span text:style-name="T1"/></text:p>
      <text:p text:style-name="Standard"><text:span text:style-name="T5">from</text:span><text:span text:style-name="T1"> a.rgst_new13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group10 </text:span><text:span text:style-name="T5">as</text:span><text:span text:style-name="T1"> b </text:span><text:span text:style-name="T5">on</text:span><text:span text:style-name="T1"> a.sn_key = b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11 </text:span><text:span text:style-name="T5">as</text:span><text:span text:style-name="T1"> c </text:span><text:span text:style-name="T5">on</text:span><text:span text:style-name="T1"> a.sn_key = c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20 </text:span><text:span text:style-name="T5">as</text:span><text:span text:style-name="T1"> d </text:span><text:span text:style-name="T5">on</text:span><text:span text:style-name="T1"> a.sn_key = d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21 </text:span><text:span text:style-name="T5">as</text:span><text:span text:style-name="T1"> e </text:span><text:span text:style-name="T5">on</text:span><text:span text:style-name="T1"> a.sn_key = e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30 </text:span><text:span text:style-name="T5">as</text:span><text:span text:style-name="T1"> f </text:span><text:span text:style-name="T5">on</text:span><text:span text:style-name="T1"> a.sn_key = f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31 </text:span><text:span text:style-name="T5">as</text:span><text:span text:style-name="T1"> g </text:span><text:span text:style-name="T5">on</text:span><text:span text:style-name="T1"> a.sn_key = g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40 </text:span><text:span text:style-name="T5">as</text:span><text:span text:style-name="T1"> h </text:span><text:span text:style-name="T5">on</text:span><text:span text:style-name="T1"> a.sn_key = h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41 </text:span><text:span text:style-name="T5">as</text:span><text:span text:style-name="T1"> i </text:span><text:span text:style-name="T5">on</text:span><text:span text:style-name="T1"> a.sn_key = i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rgst_new14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4; </text:span><text:span text:style-name="T5">table</text:span><text:span text:style-name="T1"> grouptype;</text:span><text:span text:style-name="T17">run</text:span><text:span text:style-name="T1">;</text:span><text:span text:style-name="T1"/></text:p>
      <text:p text:style-name="P1"><text:soft-page-break/></text:p>
      <text:p text:style-name="P1"/>
      <text:p text:style-name="Standard"><text:span text:style-name="T13">/*group3 테이블 grouptype 변수 생성*/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group2new </text:span><text:span text:style-name="T5">as</text:span><text:span text:style-name="T1"/></text:p>
      <text:p text:style-name="Standard"><text:span text:style-name="T5">select</text:span><text:span text:style-name="T1"> </text:span><text:span text:style-name="T21">a.</text:span><text:span text:style-name="T1">*, case </text:span><text:span text:style-name="T5">when</text:span><text:span text:style-name="T1"> j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20"</text:span><text:span text:style-name="T1"/></text:p>
      <text:p text:style-name="Standard"><text:span text:style-name="T5">when</text:span><text:span text:style-name="T1"> k.sn_key is </text:span><text:span text:style-name="T5">not</text:span><text:span text:style-name="T1"> </text:span><text:span text:style-name="T5">null</text:span><text:span text:style-name="T1"> </text:span><text:span text:style-name="T5">then</text:span><text:span text:style-name="T1"> </text:span><text:span text:style-name="T9">"21"</text:span><text:span text:style-name="T1"/></text:p>
      <text:p text:style-name="Standard"><text:span text:style-name="T1">end </text:span><text:span text:style-name="T5">as</text:span><text:span text:style-name="T1"> grouptype</text:span><text:span text:style-name="T1"/></text:p>
      <text:p text:style-name="Standard"><text:span text:style-name="T5">from</text:span><text:span text:style-name="T1"> a.group2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group20 </text:span><text:span text:style-name="T5">as</text:span><text:span text:style-name="T1"> j </text:span><text:span text:style-name="T5">on</text:span><text:span text:style-name="T1"> a.sn_key = j.sn_key</text:span><text:span text:style-name="T1"/></text:p>
      <text:p text:style-name="Standard"><text:span text:style-name="T5">left</text:span><text:span text:style-name="T1"> </text:span><text:span text:style-name="T5">join</text:span><text:span text:style-name="T1"> a.group21 </text:span><text:span text:style-name="T5">as</text:span><text:span text:style-name="T1"> k </text:span><text:span text:style-name="T5">on</text:span><text:span text:style-name="T1"> a.sn_key = k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group2new; </text:span><text:span text:style-name="T5">table</text:span><text:span text:style-name="T1"> grouptype;</text:span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create</text:span><text:span text:style-name="T1"> </text:span><text:span text:style-name="T5">table</text:span><text:span text:style-name="T1"> a.death2 </text:span><text:span text:style-name="T5">as</text:span><text:span text:style-name="T1"/></text:p>
      <text:p text:style-name="Standard"><text:span text:style-name="T5">select</text:span><text:span text:style-name="T1"> a.sn_key, a.fdx2,a.exmd_bz_yyyy2, b.dregdate, b.sain1, b.sain1new </text:span><text:span text:style-name="T1"/></text:p>
      <text:p text:style-name="Standard"><text:span text:style-name="T5">from</text:span><text:span text:style-name="T1"> a.rgst_new14 </text:span><text:span text:style-name="T5">as</text:span><text:span text:style-name="T1"> a</text:span><text:span text:style-name="T1"/></text:p>
      <text:p text:style-name="Standard"><text:span text:style-name="T5">left</text:span><text:span text:style-name="T1"> </text:span><text:span text:style-name="T5">join</text:span><text:span text:style-name="T1"> a.death_list01 </text:span><text:span text:style-name="T5">as</text:span><text:span text:style-name="T1"> b</text:span><text:span text:style-name="T1"/></text:p>
      <text:p text:style-name="Standard"><text:span text:style-name="T5">on</text:span><text:span text:style-name="T1"> a.sn_key = b.sn_key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*</text:span><text:span text:style-name="T1"/></text:p>
      <text:p text:style-name="Standard"><text:span text:style-name="T5">from</text:span><text:span text:style-name="T1"> a.death2</text:span><text:span text:style-name="T1"/></text:p>
      <text:p text:style-name="Standard"><text:span text:style-name="T5">where</text:span><text:span text:style-name="T1"> dregdate = </text:span><text:span text:style-name="T9">"20211231"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 </text:span><text:span text:style-name="T13">/*20211231날 사망자 1명 존재 */</text:span><text:span text:style-name="T1"/></text:p>
      <text:p text:style-name="P1"/>
      <text:p text:style-name="Standard"><text:span text:style-name="T17">data</text:span><text:span text:style-name="T1"> a.death3;</text:span><text:span text:style-name="T1"/></text:p>
      <text:p text:style-name="Standard"><text:span text:style-name="T5">set</text:span><text:span text:style-name="T1"> a.death2;</text:span><text:span text:style-name="T1"/></text:p>
      <text:p text:style-name="Standard"><text:span text:style-name="T1">fdx_date = input(cat(put(fdx2,</text:span><text:span text:style-name="T19">6.</text:span><text:span text:style-name="T1">),</text:span><text:span text:style-name="T9">"15"</text:span><text:span text:style-name="T1">),</text:span><text:span text:style-name="T21">yymmdd8.</text:span><text:span text:style-name="T1">);</text:span><text:span text:style-name="T1"/></text:p>
      <text:p text:style-name="Standard"><text:span text:style-name="T1">dreg_date = input(put(dregdate,</text:span><text:span text:style-name="T19">8.</text:span><text:span text:style-name="T1">),</text:span><text:span text:style-name="T21">yymmdd8.</text:span><text:span text:style-name="T1">);</text:span><text:span text:style-name="T1"/></text:p>
      <text:p text:style-name="Standard"><text:span text:style-name="T5">if</text:span><text:span text:style-name="T1"> dreg_date = </text:span><text:span text:style-name="T19">.</text:span><text:span text:style-name="T1"> </text:span><text:span text:style-name="T5">then</text:span><text:span text:style-name="T1"/></text:p>
      <text:p text:style-name="Standard"><text:span text:style-name="T1">dregdatenew = input(put(</text:span><text:span text:style-name="T9">"20211231"</text:span><text:span text:style-name="T1">,</text:span><text:span text:style-name="T19">8.</text:span><text:span text:style-name="T1">),</text:span><text:span text:style-name="T21">yymmdd8.</text:span><text:span text:style-name="T1">);</text:span><text:span text:style-name="T1"/></text:p>
      <text:p text:style-name="Standard"><text:span text:style-name="T5">else</text:span><text:span text:style-name="T1"> dregdatenew = dreg_date;</text:span><text:span text:style-name="T1"/></text:p>
      <text:p text:style-name="Standard"><text:span text:style-name="T1">month_diff = intck(</text:span><text:span text:style-name="T9">'month'</text:span><text:span text:style-name="T1">, fdx_date,dregdatenew)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data</text:span><text:span text:style-name="T1"> a.death4;</text:span><text:span text:style-name="T1"/></text:p>
      <text:p text:style-name="Standard"><text:span text:style-name="T5">set</text:span><text:span text:style-name="T1"> a.death3;</text:span><text:span text:style-name="T1"/></text:p>
      <text:p text:style-name="Standard"><text:span text:style-name="T5">if</text:span><text:span text:style-name="T1"> fdx_date &gt; dregdatenew </text:span><text:span text:style-name="T5">then</text:span><text:span text:style-name="T1"/></text:p>
      <text:p text:style-name="Standard"><text:span text:style-name="T1">fdxnew = cat(fdx2,</text:span><text:span text:style-name="T9">'01'</text:span><text:span text:style-name="T1">);</text:span><text:span text:style-name="T1"/></text:p>
      <text:p text:style-name="Standard"><text:span text:style-name="T5">else</text:span><text:span text:style-name="T1"> fdxnew = cat(fdx2,</text:span><text:span text:style-name="T9">'15'</text:span><text:span text:style-name="T1">)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data</text:span><text:span text:style-name="T1"> a.death5;</text:span><text:span text:style-name="T1"/></text:p>
      <text:p text:style-name="Standard"><text:span text:style-name="T5">set</text:span><text:span text:style-name="T1"> a.death4;</text:span><text:span text:style-name="T1"/></text:p>
      <text:p text:style-name="Standard"><text:span text:style-name="T1">fdx_datenew = input(put(fdxnew,</text:span><text:span text:style-name="T19">8.</text:span><text:span text:style-name="T1">),</text:span><text:span text:style-name="T21">yymmdd8.</text:span><text:span text:style-name="T1">);</text:span><text:span text:style-name="T1"/></text:p>
      <text:p text:style-name="Standard"><text:span text:style-name="T1">day_diff = dregdatenew - fdx_datenew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fdx2,dregdatenew ,exmd_bz_yyyy2, death_year_diff</text:span><text:span text:style-name="T1"/></text:p>
      <text:p text:style-name="Standard"><text:span text:style-name="T5">from</text:span><text:span text:style-name="T1"> a.death5</text:span><text:span text:style-name="T1"/></text:p>
      <text:p text:style-name="Standard"><text:span text:style-name="T5">where</text:span><text:span text:style-name="T1"> death_year_diff = -</text:span><text:span text:style-name="T19">1</text:span><text:span text:style-name="T1">;</text:span><text:span text:style-name="T1"/></text:p>
      <text:p text:style-name="Standard"><text:soft-page-break/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death5</text:span><text:span text:style-name="T1"/></text:p>
      <text:p text:style-name="Standard"><text:span text:style-name="T5">where</text:span><text:span text:style-name="T1"> exmd_bz_yyyy2 = </text:span><text:span text:style-name="T19">2022</text:span><text:span text:style-name="T1">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5; </text:span><text:span text:style-name="T5">table</text:span><text:span text:style-name="T1"> day_diff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5; </text:span><text:span text:style-name="T5">table</text:span><text:span text:style-name="T1"> death_year_diff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5; </text:span><text:span text:style-name="T5">table</text:span><text:span text:style-name="T1"> dregdatenew;</text:span><text:span text:style-name="T17">run</text:span><text:span text:style-name="T1">;</text:span><text:span text:style-name="T1"/></text:p>
      <text:p text:style-name="Standard"><text:span text:style-name="T17">data</text:span><text:span text:style-name="T1"> a.death6_1;</text:span><text:span text:style-name="T1"/></text:p>
      <text:p text:style-name="Standard"><text:span text:style-name="T5">set</text:span><text:span text:style-name="T1"> a.death5;</text:span><text:span text:style-name="T1"/></text:p>
      <text:p text:style-name="Standard"><text:span text:style-name="T1">person_years = round(day_diff/</text:span><text:span text:style-name="T19">365</text:span><text:span text:style-name="T1">,</text:span><text:span text:style-name="T19">0.1</text:span><text:span text:style-name="T1">)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death6_1</text:span><text:span text:style-name="T1"/></text:p>
      <text:p text:style-name="Standard"><text:span text:style-name="T5">where</text:span><text:span text:style-name="T1"> month_diff = months_followup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6_1; </text:span><text:span text:style-name="T5">table</text:span><text:span text:style-name="T1"> dregdate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death6_1; </text:span><text:span text:style-name="T5">table</text:span><text:span text:style-name="T1"> person_years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death6_1;</text:span><text:span text:style-name="T17">run</text:span><text:span text:style-name="T1">;</text:span><text:span text:style-name="T1"/></text:p>
      <text:p text:style-name="P1"/>
      <text:p text:style-name="Standard"><text:span text:style-name="T13">/*그냥 체크해보는거*/</text:span><text:span text:style-name="T1"/></text:p>
      <text:p text:style-name="Standard"><text:span text:style-name="T17">proc</text:span><text:span text:style-name="T1"> </text:span><text:span text:style-name="T17">contents</text:span><text:span text:style-name="T1"> </text:span><text:span text:style-name="T5">data</text:span><text:span text:style-name="T1">=a.cci_list03;</text:span><text:span text:style-name="T17">run</text:span><text:span text:style-name="T1">; </text:span><text:span text:style-name="T13">/*30488명*/</text:span><text:span text:style-name="T1"/></text:p>
      <text:p text:style-name="P1"/>
      <text:p text:style-name="P1"/>
      <text:p text:style-name="P1"/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4; </text:span><text:span text:style-name="T5">table</text:span><text:span text:style-name="T1"> q_pa_vd_frq;</text:span><text:span text:style-name="T17">run</text:span><text:span text:style-name="T1">;</text:span><text:span text:style-name="T1"/></text:p>
      <text:p text:style-name="Standard"><text:span text:style-name="T17">proc</text:span><text:span text:style-name="T1"> </text:span><text:span text:style-name="T17">freq</text:span><text:span text:style-name="T1"> </text:span><text:span text:style-name="T5">data</text:span><text:span text:style-name="T1">=a.rgst_new14; </text:span><text:span text:style-name="T5">table</text:span><text:span text:style-name="T1"> q_pa_md_frq;</text:span><text:span text:style-name="T17">run</text:span><text:span text:style-name="T1">;</text:span><text:span text:style-name="T1"/></text:p>
      <text:p text:style-name="P1"/>
      <text:p text:style-name="Standard"><text:span text:style-name="T17">proc</text:span><text:span text:style-name="T1"> </text:span><text:span text:style-name="T17">sql</text:span><text:span text:style-name="T1">;</text:span><text:span text:style-name="T1"/></text:p>
      <text:p text:style-name="Standard"><text:span text:style-name="T5">select</text:span><text:span text:style-name="T1"> count(*)</text:span><text:span text:style-name="T1"/></text:p>
      <text:p text:style-name="Standard"><text:span text:style-name="T5">from</text:span><text:span text:style-name="T1"> a.rgst_new14</text:span><text:span text:style-name="T1"/></text:p>
      <text:p text:style-name="Standard"><text:span text:style-name="T5">where</text:span><text:span text:style-name="T1"> q_pa_vd_frq is null</text:span><text:span text:style-name="T1"/></text:p>
      <text:p text:style-name="Standard"><text:span text:style-name="T5">and</text:span><text:span text:style-name="T1"> q_pa_md_frq is null;</text:span><text:span text:style-name="T1"/></text:p>
      <text:p text:style-name="Standard"><text:span text:style-name="T17">quit</text:span><text:span text:style-name="T1">;</text:span><text:span text:style-name="T1"/></text:p>
      <text:p text:style-name="Standard"><text:span text:style-name="T17">run</text:span><text:span text:style-name="T1">;</text:span><text:span text:style-name="T1"/></text:p>
      <text:p text:style-name="P1"/>
      <text:p text:style-name="P3"><text:span text:style-name="T23">s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12pt" fo:language="en" fo:country="US" style:letter-kerning="true" style:font-name-asian="맑은 고딕" style:font-size-asian="10.5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1:13.959000000</meta:creation-date>
    <dc:date>2025-08-14T15:23:15.664000000</dc:date>
    <meta:editing-duration>P2DT21H44M8S</meta:editing-duration>
    <meta:editing-cycles>63</meta:editing-cycles>
    <meta:generator>LibreOffice/7.5.2.2$Windows_X86_64 LibreOffice_project/53bb9681a964705cf672590721dbc85eb4d0c3a2</meta:generator>
    <meta:document-statistic meta:table-count="0" meta:image-count="0" meta:object-count="0" meta:page-count="54" meta:paragraph-count="2554" meta:word-count="13866" meta:character-count="78698" meta:non-whitespace-character-count="69872"/>
  </office:meta>
</office:document-meta>
</file>